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2.76mm"/>
    </style:style>
    <style:style style:name="co6" style:family="table-column">
      <style:table-column-properties fo:break-before="auto" style:column-width="32.21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nwn_angles_W2V_300d" table:style-name="ta1">
        <table:shapes>
          <draw:frame draw:z-index="0" draw:style-name="gr1" draw:text-style-name="P1" svg:width="159.99mm" svg:height="89.99mm" svg:x="190.23mm" svg:y="0.74mm">
            <loext:p draw:notify-on-update-of-ranges="onwn_angles_W2V_300d.A1:onwn_angles_W2V_300d.A1 onwn_angles_W2V_300d.A2:onwn_angles_W2V_300d.A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4.53mm" svg:y="2.33mm">
            <loext:p draw:notify-on-update-of-ranges="onwn_angles_W2V_300d.B1:onwn_angles_W2V_300d.B1 onwn_angles_W2V_300d.B2:onwn_angles_W2V_300d.B97 onwn_angles_W2V_300d.C1:onwn_angles_W2V_300d.C1 onwn_angles_W2V_300d.C2:onwn_angles_W2V_300d.C97 onwn_angles_W2V_300d.D1:onwn_angles_W2V_300d.D1 onwn_angles_W2V_300d.D2:onwn_angles_W2V_300d.D97 onwn_angles_W2V_300d.E1:onwn_angles_W2V_300d.E1 onwn_angles_W2V_300d.E2:onwn_angles_W2V_300d.E9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9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column table:style-name="co5" table:number-columns-repeated="17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number-columns-repeated="1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table:number-columns-repeated="6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546" calcext:value-type="float">
            <text:p>1.4546</text:p>
          </table:table-cell>
          <table:table-cell office:value-type="float" office:value="1.488" calcext:value-type="float">
            <text:p>1.488</text:p>
          </table:table-cell>
          <table:table-cell office:value-type="float" office:value="1.6935" calcext:value-type="float">
            <text:p>1.6935</text:p>
          </table:table-cell>
          <table:table-cell office:value-type="float" office:value="0.5934" calcext:value-type="float">
            <text:p>0.5934</text:p>
          </table:table-cell>
          <table:table-cell office:value-type="float" office:value="1.55517339706421" calcext:value-type="float">
            <text:p>1.55517339706421</text:p>
          </table:table-cell>
          <table:table-cell office:value-type="float" office:value="1.57332909107208" calcext:value-type="float">
            <text:p>1.57332909107208</text:p>
          </table:table-cell>
          <table:table-cell office:value-type="float" office:value="1.55481147766113" calcext:value-type="float">
            <text:p>1.55481147766113</text:p>
          </table:table-cell>
          <table:table-cell office:value-type="float" office:value="1.63598680496216" calcext:value-type="float">
            <text:p>1.63598680496216</text:p>
          </table:table-cell>
          <table:table-cell office:value-type="float" office:value="1.49782729148865" calcext:value-type="float">
            <text:p>1.49782729148865</text:p>
          </table:table-cell>
          <table:table-cell office:value-type="float" office:value="1.4113507270813" calcext:value-type="float">
            <text:p>1.4113507270813</text:p>
          </table:table-cell>
          <table:table-cell office:value-type="float" office:value="1.57751333713532" calcext:value-type="float">
            <text:p>1.57751333713532</text:p>
          </table:table-cell>
          <table:table-cell office:value-type="float" office:value="1.42535638809204" calcext:value-type="float">
            <text:p>1.42535638809204</text:p>
          </table:table-cell>
          <table:table-cell office:value-type="float" office:value="1.42553174495697" calcext:value-type="float">
            <text:p>1.42553174495697</text:p>
          </table:table-cell>
          <table:table-cell office:value-type="float" office:value="1.6369115114212" calcext:value-type="float">
            <text:p>1.6369115114212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36691093444824" calcext:value-type="float">
            <text:p>1.36691093444824</text:p>
          </table:table-cell>
          <table:table-cell office:value-type="float" office:value="1.54502236843109" calcext:value-type="float">
            <text:p>1.54502236843109</text:p>
          </table:table-cell>
          <table:table-cell office:value-type="float" office:value="1.50728321075439" calcext:value-type="float">
            <text:p>1.50728321075439</text:p>
          </table:table-cell>
          <table:table-cell office:value-type="float" office:value="1.49250411987305" calcext:value-type="float">
            <text:p>1.49250411987305</text:p>
          </table:table-cell>
          <table:table-cell office:value-type="float" office:value="1.07608032226563" calcext:value-type="float">
            <text:p>1.07608032226563</text:p>
          </table:table-cell>
          <table:table-cell office:value-type="float" office:value="1.4098596572876" calcext:value-type="float">
            <text:p>1.4098596572876</text:p>
          </table:table-cell>
          <table:table-cell office:value-type="float" office:value="1.0596479177475" calcext:value-type="float">
            <text:p>1.0596479177475</text:p>
          </table:table-cell>
          <table:table-cell office:value-type="float" office:value="1.45743560791016" calcext:value-type="float">
            <text:p>1.45743560791016</text:p>
          </table:table-cell>
          <table:table-cell office:value-type="float" office:value="1.532475233078" calcext:value-type="float">
            <text:p>1.532475233078</text:p>
          </table:table-cell>
          <table:table-cell office:value-type="float" office:value="1.5678950548172" calcext:value-type="float">
            <text:p>1.5678950548172</text:p>
          </table:table-cell>
          <table:table-cell office:value-type="float" office:value="1.54894065856934" calcext:value-type="float">
            <text:p>1.54894065856934</text:p>
          </table:table-cell>
          <table:table-cell office:value-type="float" office:value="1.54194271564484" calcext:value-type="float">
            <text:p>1.54194271564484</text:p>
          </table:table-cell>
          <table:table-cell office:value-type="float" office:value="1.57307779788971" calcext:value-type="float">
            <text:p>1.57307779788971</text:p>
          </table:table-cell>
          <table:table-cell office:value-type="float" office:value="1.43884611129761" calcext:value-type="float">
            <text:p>1.43884611129761</text:p>
          </table:table-cell>
          <table:table-cell office:value-type="float" office:value="1.59698712825775" calcext:value-type="float">
            <text:p>1.59698712825775</text:p>
          </table:table-cell>
          <table:table-cell office:value-type="float" office:value="1.47878515720367" calcext:value-type="float">
            <text:p>1.47878515720367</text:p>
          </table:table-cell>
          <table:table-cell office:value-type="float" office:value="1.47797358036041" calcext:value-type="float">
            <text:p>1.47797358036041</text:p>
          </table:table-cell>
          <table:table-cell office:value-type="float" office:value="1.54155337810516" calcext:value-type="float">
            <text:p>1.54155337810516</text:p>
          </table:table-cell>
          <table:table-cell office:value-type="float" office:value="1.5852677822113" calcext:value-type="float">
            <text:p>1.5852677822113</text:p>
          </table:table-cell>
          <table:table-cell office:value-type="float" office:value="1.55975341796875" calcext:value-type="float">
            <text:p>1.55975341796875</text:p>
          </table:table-cell>
          <table:table-cell office:value-type="float" office:value="1.59151589870453" calcext:value-type="float">
            <text:p>1.59151589870453</text:p>
          </table:table-cell>
          <table:table-cell office:value-type="float" office:value="1.43007707595825" calcext:value-type="float">
            <text:p>1.43007707595825</text:p>
          </table:table-cell>
          <table:table-cell office:value-type="float" office:value="1.41430902481079" calcext:value-type="float">
            <text:p>1.41430902481079</text:p>
          </table:table-cell>
          <table:table-cell office:value-type="float" office:value="1.47658836841583" calcext:value-type="float">
            <text:p>1.47658836841583</text:p>
          </table:table-cell>
          <table:table-cell office:value-type="float" office:value="1.61145412921906" calcext:value-type="float">
            <text:p>1.61145412921906</text:p>
          </table:table-cell>
          <table:table-cell office:value-type="float" office:value="1.51260209083557" calcext:value-type="float">
            <text:p>1.51260209083557</text:p>
          </table:table-cell>
          <table:table-cell office:value-type="float" office:value="1.69351482391357" calcext:value-type="float">
            <text:p>1.69351482391357</text:p>
          </table:table-cell>
          <table:table-cell office:value-type="float" office:value="1.30802488327026" calcext:value-type="float">
            <text:p>1.30802488327026</text:p>
          </table:table-cell>
          <table:table-cell office:value-type="float" office:value="1.47964644432068" calcext:value-type="float">
            <text:p>1.47964644432068</text:p>
          </table:table-cell>
          <table:table-cell office:value-type="float" office:value="1.41265988349915" calcext:value-type="float">
            <text:p>1.41265988349915</text:p>
          </table:table-cell>
          <table:table-cell office:value-type="float" office:value="1.40421521663666" calcext:value-type="float">
            <text:p>1.40421521663666</text:p>
          </table:table-cell>
          <table:table-cell office:value-type="float" office:value="1.55592012405396" calcext:value-type="float">
            <text:p>1.55592012405396</text:p>
          </table:table-cell>
          <table:table-cell office:value-type="float" office:value="1.19210040569305" calcext:value-type="float">
            <text:p>1.19210040569305</text:p>
          </table:table-cell>
          <table:table-cell office:value-type="float" office:value="1.47242069244385" calcext:value-type="float">
            <text:p>1.47242069244385</text:p>
          </table:table-cell>
          <table:table-cell office:value-type="float" office:value="1.55096900463104" calcext:value-type="float">
            <text:p>1.55096900463104</text:p>
          </table:table-cell>
          <table:table-cell office:value-type="float" office:value="1.37720453739166" calcext:value-type="float">
            <text:p>1.37720453739166</text:p>
          </table:table-cell>
          <table:table-cell office:value-type="float" office:value="1.52300882339478" calcext:value-type="float">
            <text:p>1.52300882339478</text:p>
          </table:table-cell>
          <table:table-cell office:value-type="float" office:value="1.56736814975739" calcext:value-type="float">
            <text:p>1.56736814975739</text:p>
          </table:table-cell>
          <table:table-cell office:value-type="float" office:value="1.49842762947083" calcext:value-type="float">
            <text:p>1.49842762947083</text:p>
          </table:table-cell>
          <table:table-cell office:value-type="float" office:value="1.58212530612946" calcext:value-type="float">
            <text:p>1.58212530612946</text:p>
          </table:table-cell>
          <table:table-cell office:value-type="float" office:value="1.39537608623505" calcext:value-type="float">
            <text:p>1.39537608623505</text:p>
          </table:table-cell>
          <table:table-cell office:value-type="float" office:value="0.593438625335693" calcext:value-type="float">
            <text:p>0.593438625335693</text:p>
          </table:table-cell>
          <table:table-cell office:value-type="float" office:value="1.30523562431335" calcext:value-type="float">
            <text:p>1.30523562431335</text:p>
          </table:table-cell>
          <table:table-cell office:value-type="float" office:value="1.49008822441101" calcext:value-type="float">
            <text:p>1.49008822441101</text:p>
          </table:table-cell>
          <table:table-cell office:value-type="float" office:value="1.25166916847229" calcext:value-type="float">
            <text:p>1.25166916847229</text:p>
          </table:table-cell>
          <table:table-cell office:value-type="float" office:value="1.41890740394592" calcext:value-type="float">
            <text:p>1.41890740394592</text:p>
          </table:table-cell>
          <table:table-cell office:value-type="float" office:value="1.53444576263428" calcext:value-type="float">
            <text:p>1.53444576263428</text:p>
          </table:table-cell>
          <table:table-cell office:value-type="float" office:value="1.45324885845184" calcext:value-type="float">
            <text:p>1.45324885845184</text:p>
          </table:table-cell>
          <table:table-cell office:value-type="float" office:value="1.48592162132263" calcext:value-type="float">
            <text:p>1.48592162132263</text:p>
          </table:table-cell>
          <table:table-cell office:value-type="float" office:value="1.32750570774078" calcext:value-type="float">
            <text:p>1.32750570774078</text:p>
          </table:table-cell>
          <table:table-cell office:value-type="float" office:value="1.42854475975037" calcext:value-type="float">
            <text:p>1.42854475975037</text:p>
          </table:table-cell>
          <table:table-cell office:value-type="float" office:value="1.29635035991669" calcext:value-type="float">
            <text:p>1.29635035991669</text:p>
          </table:table-cell>
          <table:table-cell office:value-type="float" office:value="1.61873471736908" calcext:value-type="float">
            <text:p>1.61873471736908</text:p>
          </table:table-cell>
          <table:table-cell office:value-type="float" office:value="1.22348487377167" calcext:value-type="float">
            <text:p>1.22348487377167</text:p>
          </table:table-cell>
          <table:table-cell office:value-type="float" office:value="1.49031126499176" calcext:value-type="float">
            <text:p>1.490311264991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049" calcext:value-type="float">
            <text:p>1.5049</text:p>
          </table:table-cell>
          <table:table-cell office:value-type="float" office:value="1.5156" calcext:value-type="float">
            <text:p>1.5156</text:p>
          </table:table-cell>
          <table:table-cell office:value-type="float" office:value="1.7507" calcext:value-type="float">
            <text:p>1.7507</text:p>
          </table:table-cell>
          <table:table-cell office:value-type="float" office:value="1.1704" calcext:value-type="float">
            <text:p>1.1704</text:p>
          </table:table-cell>
          <table:table-cell office:value-type="float" office:value="1.6693834066391" calcext:value-type="float">
            <text:p>1.6693834066391</text:p>
          </table:table-cell>
          <table:table-cell office:value-type="float" office:value="1.65239202976227" calcext:value-type="float">
            <text:p>1.65239202976227</text:p>
          </table:table-cell>
          <table:table-cell office:value-type="float" office:value="1.65260791778564" calcext:value-type="float">
            <text:p>1.65260791778564</text:p>
          </table:table-cell>
          <table:table-cell office:value-type="float" office:value="1.61996042728424" calcext:value-type="float">
            <text:p>1.61996042728424</text:p>
          </table:table-cell>
          <table:table-cell office:value-type="float" office:value="1.50708281993866" calcext:value-type="float">
            <text:p>1.50708281993866</text:p>
          </table:table-cell>
          <table:table-cell office:value-type="float" office:value="1.66647398471832" calcext:value-type="float">
            <text:p>1.66647398471832</text:p>
          </table:table-cell>
          <table:table-cell office:value-type="float" office:value="1.60390985012054" calcext:value-type="float">
            <text:p>1.60390985012054</text:p>
          </table:table-cell>
          <table:table-cell office:value-type="float" office:value="1.61252379417419" calcext:value-type="float">
            <text:p>1.61252379417419</text:p>
          </table:table-cell>
          <table:table-cell office:value-type="float" office:value="1.6154021024704" calcext:value-type="float">
            <text:p>1.6154021024704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54106974601746" calcext:value-type="float">
            <text:p>1.54106974601746</text:p>
          </table:table-cell>
          <table:table-cell office:value-type="float" office:value="1.50568759441376" calcext:value-type="float">
            <text:p>1.50568759441376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34157931804657" calcext:value-type="float">
            <text:p>1.34157931804657</text:p>
          </table:table-cell>
          <table:table-cell office:value-type="float" office:value="1.53582835197449" calcext:value-type="float">
            <text:p>1.53582835197449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33759152889252" calcext:value-type="float">
            <text:p>1.33759152889252</text:p>
          </table:table-cell>
          <table:table-cell office:value-type="float" office:value="1.56771349906921" calcext:value-type="float">
            <text:p>1.56771349906921</text:p>
          </table:table-cell>
          <table:table-cell office:value-type="float" office:value="1.47928333282471" calcext:value-type="float">
            <text:p>1.47928333282471</text:p>
          </table:table-cell>
          <table:table-cell office:value-type="float" office:value="1.55226695537567" calcext:value-type="float">
            <text:p>1.55226695537567</text:p>
          </table:table-cell>
          <table:table-cell office:value-type="float" office:value="1.24336814880371" calcext:value-type="float">
            <text:p>1.24336814880371</text:p>
          </table:table-cell>
          <table:table-cell office:value-type="float" office:value="1.62053263187408" calcext:value-type="float">
            <text:p>1.62053263187408</text:p>
          </table:table-cell>
          <table:table-cell office:value-type="float" office:value="1.75069105625153" calcext:value-type="float">
            <text:p>1.75069105625153</text:p>
          </table:table-cell>
          <table:table-cell office:value-type="float" office:value="1.60450077056885" calcext:value-type="float">
            <text:p>1.60450077056885</text:p>
          </table:table-cell>
          <table:table-cell office:value-type="float" office:value="1.43906652927399" calcext:value-type="float">
            <text:p>1.43906652927399</text:p>
          </table:table-cell>
          <table:table-cell office:value-type="float" office:value="1.54247033596039" calcext:value-type="float">
            <text:p>1.54247033596039</text:p>
          </table:table-cell>
          <table:table-cell office:value-type="float" office:value="1.60430288314819" calcext:value-type="float">
            <text:p>1.60430288314819</text:p>
          </table:table-cell>
          <table:table-cell office:value-type="float" office:value="1.72738659381866" calcext:value-type="float">
            <text:p>1.72738659381866</text:p>
          </table:table-cell>
          <table:table-cell office:value-type="float" office:value="1.4209018945694" calcext:value-type="float">
            <text:p>1.4209018945694</text:p>
          </table:table-cell>
          <table:table-cell office:value-type="float" office:value="1.43335974216461" calcext:value-type="float">
            <text:p>1.43335974216461</text:p>
          </table:table-cell>
          <table:table-cell office:value-type="float" office:value="1.46757888793945" calcext:value-type="float">
            <text:p>1.46757888793945</text:p>
          </table:table-cell>
          <table:table-cell office:value-type="float" office:value="1.46675050258636" calcext:value-type="float">
            <text:p>1.46675050258636</text:p>
          </table:table-cell>
          <table:table-cell office:value-type="float" office:value="1.34208190441132" calcext:value-type="float">
            <text:p>1.34208190441132</text:p>
          </table:table-cell>
          <table:table-cell office:value-type="float" office:value="1.29353308677673" calcext:value-type="float">
            <text:p>1.29353308677673</text:p>
          </table:table-cell>
          <table:table-cell office:value-type="float" office:value="1.38219738006592" calcext:value-type="float">
            <text:p>1.38219738006592</text:p>
          </table:table-cell>
          <table:table-cell office:value-type="float" office:value="1.51557588577271" calcext:value-type="float">
            <text:p>1.51557588577271</text:p>
          </table:table-cell>
          <table:table-cell office:value-type="float" office:value="1.37649476528168" calcext:value-type="float">
            <text:p>1.37649476528168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44256520271301" calcext:value-type="float">
            <text:p>1.44256520271301</text:p>
          </table:table-cell>
          <table:table-cell office:value-type="float" office:value="1.56741559505463" calcext:value-type="float">
            <text:p>1.56741559505463</text:p>
          </table:table-cell>
          <table:table-cell office:value-type="float" office:value="1.64049971103668" calcext:value-type="float">
            <text:p>1.64049971103668</text:p>
          </table:table-cell>
          <table:table-cell office:value-type="float" office:value="1.55524003505707" calcext:value-type="float">
            <text:p>1.55524003505707</text:p>
          </table:table-cell>
          <table:table-cell office:value-type="float" office:value="1.50501799583435" calcext:value-type="float">
            <text:p>1.50501799583435</text:p>
          </table:table-cell>
          <table:table-cell office:value-type="float" office:value="1.52999591827393" calcext:value-type="float">
            <text:p>1.52999591827393</text:p>
          </table:table-cell>
          <table:table-cell office:value-type="float" office:value="1.17036366462708" calcext:value-type="float">
            <text:p>1.17036366462708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506" calcext:value-type="float">
            <text:p>1.4506</text:p>
          </table:table-cell>
          <table:table-cell office:value-type="float" office:value="1.4537" calcext:value-type="float">
            <text:p>1.4537</text:p>
          </table:table-cell>
          <table:table-cell office:value-type="float" office:value="1.6947" calcext:value-type="float">
            <text:p>1.6947</text:p>
          </table:table-cell>
          <table:table-cell office:value-type="float" office:value="1.0733" calcext:value-type="float">
            <text:p>1.0733</text:p>
          </table:table-cell>
          <table:table-cell office:value-type="float" office:value="1.48021864891052" calcext:value-type="float">
            <text:p>1.48021864891052</text:p>
          </table:table-cell>
          <table:table-cell office:value-type="float" office:value="1.31479692459106" calcext:value-type="float">
            <text:p>1.31479692459106</text:p>
          </table:table-cell>
          <table:table-cell office:value-type="float" office:value="1.49243140220642" calcext:value-type="float">
            <text:p>1.49243140220642</text:p>
          </table:table-cell>
          <table:table-cell office:value-type="float" office:value="1.33101558685303" calcext:value-type="float">
            <text:p>1.33101558685303</text:p>
          </table:table-cell>
          <table:table-cell office:value-type="float" office:value="1.49008512496948" calcext:value-type="float">
            <text:p>1.49008512496948</text:p>
          </table:table-cell>
          <table:table-cell office:value-type="float" office:value="1.41016268730164" calcext:value-type="float">
            <text:p>1.41016268730164</text:p>
          </table:table-cell>
          <table:table-cell office:value-type="float" office:value="1.35437369346619" calcext:value-type="float">
            <text:p>1.35437369346619</text:p>
          </table:table-cell>
          <table:table-cell office:value-type="float" office:value="1.07330119609833" calcext:value-type="float">
            <text:p>1.07330119609833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54106974601746" calcext:value-type="float">
            <text:p>1.54106974601746</text:p>
          </table:table-cell>
          <table:table-cell office:value-type="float" office:value="1.37719488143921" calcext:value-type="float">
            <text:p>1.37719488143921</text:p>
          </table:table-cell>
          <table:table-cell office:value-type="float" office:value="1.66148817539215" calcext:value-type="float">
            <text:p>1.66148817539215</text:p>
          </table:table-cell>
          <table:table-cell office:value-type="float" office:value="1.61773252487183" calcext:value-type="float">
            <text:p>1.61773252487183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4247033596039" calcext:value-type="float">
            <text:p>1.54247033596039</text:p>
          </table:table-cell>
          <table:table-cell office:value-type="float" office:value="1.50096082687378" calcext:value-type="float">
            <text:p>1.50096082687378</text:p>
          </table:table-cell>
          <table:table-cell office:value-type="float" office:value="1.69438648223877" calcext:value-type="float">
            <text:p>1.69438648223877</text:p>
          </table:table-cell>
          <table:table-cell office:value-type="float" office:value="1.41571223735809" calcext:value-type="float">
            <text:p>1.41571223735809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48738443851471" calcext:value-type="float">
            <text:p>1.48738443851471</text:p>
          </table:table-cell>
          <table:table-cell office:value-type="float" office:value="1.56107604503632" calcext:value-type="float">
            <text:p>1.56107604503632</text:p>
          </table:table-cell>
          <table:table-cell office:value-type="float" office:value="1.49693751335144" calcext:value-type="float">
            <text:p>1.49693751335144</text:p>
          </table:table-cell>
          <table:table-cell office:value-type="float" office:value="1.28908658027649" calcext:value-type="float">
            <text:p>1.28908658027649</text:p>
          </table:table-cell>
          <table:table-cell office:value-type="float" office:value="1.4209018945694" calcext:value-type="float">
            <text:p>1.4209018945694</text:p>
          </table:table-cell>
          <table:table-cell office:value-type="float" office:value="1.3160697221756" calcext:value-type="float">
            <text:p>1.3160697221756</text:p>
          </table:table-cell>
          <table:table-cell office:value-type="float" office:value="1.54947555065155" calcext:value-type="float">
            <text:p>1.54947555065155</text:p>
          </table:table-cell>
          <table:table-cell office:value-type="float" office:value="1.43132936954498" calcext:value-type="float">
            <text:p>1.43132936954498</text:p>
          </table:table-cell>
          <table:table-cell office:value-type="float" office:value="1.28882646560669" calcext:value-type="float">
            <text:p>1.28882646560669</text:p>
          </table:table-cell>
          <table:table-cell office:value-type="float" office:value="1.69472694396973" calcext:value-type="float">
            <text:p>1.69472694396973</text:p>
          </table:table-cell>
          <table:table-cell office:value-type="float" office:value="1.67502737045288" calcext:value-type="float">
            <text:p>1.67502737045288</text:p>
          </table:table-cell>
          <table:table-cell office:value-type="float" office:value="1.61263346672058" calcext:value-type="float">
            <text:p>1.61263346672058</text:p>
          </table:table-cell>
          <table:table-cell office:value-type="float" office:value="1.37862491607666" calcext:value-type="float">
            <text:p>1.37862491607666</text:p>
          </table:table-cell>
          <table:table-cell office:value-type="float" office:value="1.51551187038422" calcext:value-type="float">
            <text:p>1.51551187038422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8" calcext:value-type="float">
            <text:p>1.508</text:p>
          </table:table-cell>
          <table:table-cell office:value-type="float" office:value="1.5496" calcext:value-type="float">
            <text:p>1.5496</text:p>
          </table:table-cell>
          <table:table-cell office:value-type="float" office:value="1.8076" calcext:value-type="float">
            <text:p>1.8076</text:p>
          </table:table-cell>
          <table:table-cell office:value-type="float" office:value="0.8315" calcext:value-type="float">
            <text:p>0.8315</text:p>
          </table:table-cell>
          <table:table-cell office:value-type="float" office:value="1.24132204055786" calcext:value-type="float">
            <text:p>1.24132204055786</text:p>
          </table:table-cell>
          <table:table-cell office:value-type="float" office:value="1.57332909107208" calcext:value-type="float">
            <text:p>1.57332909107208</text:p>
          </table:table-cell>
          <table:table-cell office:value-type="float" office:value="1.41444337368011" calcext:value-type="float">
            <text:p>1.41444337368011</text:p>
          </table:table-cell>
          <table:table-cell office:value-type="float" office:value="1.54728269577026" calcext:value-type="float">
            <text:p>1.54728269577026</text:p>
          </table:table-cell>
          <table:table-cell office:value-type="float" office:value="1.52767956256866" calcext:value-type="float">
            <text:p>1.52767956256866</text:p>
          </table:table-cell>
          <table:table-cell office:value-type="float" office:value="1.55196130275726" calcext:value-type="float">
            <text:p>1.55196130275726</text:p>
          </table:table-cell>
          <table:table-cell office:value-type="float" office:value="1.50012111663818" calcext:value-type="float">
            <text:p>1.50012111663818</text:p>
          </table:table-cell>
          <table:table-cell office:value-type="float" office:value="1.63057744503021" calcext:value-type="float">
            <text:p>1.63057744503021</text:p>
          </table:table-cell>
          <table:table-cell office:value-type="float" office:value="1.38147962093353" calcext:value-type="float">
            <text:p>1.38147962093353</text:p>
          </table:table-cell>
          <table:table-cell office:value-type="float" office:value="1.51524448394775" calcext:value-type="float">
            <text:p>1.51524448394775</text:p>
          </table:table-cell>
          <table:table-cell office:value-type="float" office:value="1.44243788719177" calcext:value-type="float">
            <text:p>1.44243788719177</text:p>
          </table:table-cell>
          <table:table-cell office:value-type="float" office:value="1.33460712432861" calcext:value-type="float">
            <text:p>1.33460712432861</text:p>
          </table:table-cell>
          <table:table-cell office:value-type="float" office:value="1.66477155685425" calcext:value-type="float">
            <text:p>1.66477155685425</text:p>
          </table:table-cell>
          <table:table-cell office:value-type="float" office:value="1.59843695163727" calcext:value-type="float">
            <text:p>1.59843695163727</text:p>
          </table:table-cell>
          <table:table-cell office:value-type="float" office:value="1.61017823219299" calcext:value-type="float">
            <text:p>1.61017823219299</text:p>
          </table:table-cell>
          <table:table-cell office:value-type="float" office:value="1.63245022296906" calcext:value-type="float">
            <text:p>1.63245022296906</text:p>
          </table:table-cell>
          <table:table-cell office:value-type="float" office:value="1.60304629802704" calcext:value-type="float">
            <text:p>1.60304629802704</text:p>
          </table:table-cell>
          <table:table-cell office:value-type="float" office:value="1.38373017311096" calcext:value-type="float">
            <text:p>1.38373017311096</text:p>
          </table:table-cell>
          <table:table-cell office:value-type="float" office:value="1.31447613239288" calcext:value-type="float">
            <text:p>1.31447613239288</text:p>
          </table:table-cell>
          <table:table-cell office:value-type="float" office:value="1.62919640541077" calcext:value-type="float">
            <text:p>1.62919640541077</text:p>
          </table:table-cell>
          <table:table-cell office:value-type="float" office:value="1.34584605693817" calcext:value-type="float">
            <text:p>1.34584605693817</text:p>
          </table:table-cell>
          <table:table-cell office:value-type="float" office:value="1.80761301517487" calcext:value-type="float">
            <text:p>1.80761301517487</text:p>
          </table:table-cell>
          <table:table-cell office:value-type="float" office:value="1.60309147834778" calcext:value-type="float">
            <text:p>1.60309147834778</text:p>
          </table:table-cell>
          <table:table-cell office:value-type="float" office:value="0.831518948078156" calcext:value-type="float">
            <text:p>0.831518948078156</text:p>
          </table:table-cell>
          <table:table-cell office:value-type="float" office:value="1.73949992656708" calcext:value-type="float">
            <text:p>1.73949992656708</text:p>
          </table:table-cell>
          <table:table-cell office:value-type="float" office:value="1.47133553028107" calcext:value-type="float">
            <text:p>1.47133553028107</text:p>
          </table:table-cell>
          <table:table-cell office:value-type="float" office:value="1.59563302993774" calcext:value-type="float">
            <text:p>1.59563302993774</text:p>
          </table:table-cell>
          <table:table-cell office:value-type="float" office:value="1.73394227027893" calcext:value-type="float">
            <text:p>1.73394227027893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526" calcext:value-type="float">
            <text:p>1.4526</text:p>
          </table:table-cell>
          <table:table-cell office:value-type="float" office:value="1.4487" calcext:value-type="float">
            <text:p>1.4487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0572392940521" calcext:value-type="float">
            <text:p>1.40572392940521</text:p>
          </table:table-cell>
          <table:table-cell office:value-type="float" office:value="1.55663585662842" calcext:value-type="float">
            <text:p>1.55663585662842</text:p>
          </table:table-cell>
          <table:table-cell office:value-type="float" office:value="1.45578908920288" calcext:value-type="float">
            <text:p>1.45578908920288</text:p>
          </table:table-cell>
          <table:table-cell office:value-type="float" office:value="1.36365962028503" calcext:value-type="float">
            <text:p>1.36365962028503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3759620189667" calcext:value-type="float">
            <text:p>1.43759620189667</text:p>
          </table:table-cell>
          <table:table-cell office:value-type="float" office:value="1.62757658958435" calcext:value-type="float">
            <text:p>1.62757658958435</text:p>
          </table:table-cell>
          <table:table-cell office:value-type="float" office:value="1.35554981231689" calcext:value-type="float">
            <text:p>1.35554981231689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40594100952148" calcext:value-type="float">
            <text:p>1.40594100952148</text:p>
          </table:table-cell>
          <table:table-cell office:value-type="float" office:value="1.37942039966583" calcext:value-type="float">
            <text:p>1.37942039966583</text:p>
          </table:table-cell>
          <table:table-cell office:value-type="float" office:value="1.63888871669769" calcext:value-type="float">
            <text:p>1.63888871669769</text:p>
          </table:table-cell>
          <table:table-cell office:value-type="float" office:value="1.4580819606781" calcext:value-type="float">
            <text:p>1.4580819606781</text:p>
          </table:table-cell>
          <table:table-cell office:value-type="float" office:value="1.68336725234985" calcext:value-type="float">
            <text:p>1.68336725234985</text:p>
          </table:table-cell>
          <table:table-cell office:value-type="float" office:value="1.43253183364868" calcext:value-type="float">
            <text:p>1.43253183364868</text:p>
          </table:table-cell>
          <table:table-cell office:value-type="float" office:value="1.54982483386993" calcext:value-type="float">
            <text:p>1.54982483386993</text:p>
          </table:table-cell>
          <table:table-cell office:value-type="float" office:value="1.55183017253876" calcext:value-type="float">
            <text:p>1.55183017253876</text:p>
          </table:table-cell>
          <table:table-cell office:value-type="float" office:value="1.40838325023651" calcext:value-type="float">
            <text:p>1.40838325023651</text:p>
          </table:table-cell>
          <table:table-cell office:value-type="float" office:value="1.56120502948761" calcext:value-type="float">
            <text:p>1.56120502948761</text:p>
          </table:table-cell>
          <table:table-cell office:value-type="float" office:value="1.40067791938782" calcext:value-type="float">
            <text:p>1.40067791938782</text:p>
          </table:table-cell>
          <table:table-cell office:value-type="float" office:value="1.55229878425598" calcext:value-type="float">
            <text:p>1.55229878425598</text:p>
          </table:table-cell>
          <table:table-cell office:value-type="float" office:value="1.44155418872833" calcext:value-type="float">
            <text:p>1.44155418872833</text:p>
          </table:table-cell>
          <table:table-cell office:value-type="float" office:value="1.27430427074432" calcext:value-type="float">
            <text:p>1.27430427074432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703897953033" calcext:value-type="float">
            <text:p>1.47703897953033</text:p>
          </table:table-cell>
          <table:table-cell table:number-columns-repeated="3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019" calcext:value-type="float">
            <text:p>1.5019</text:p>
          </table:table-cell>
          <table:table-cell office:value-type="float" office:value="1.5097" calcext:value-type="float">
            <text:p>1.5097</text:p>
          </table:table-cell>
          <table:table-cell office:value-type="float" office:value="1.5901" calcext:value-type="float">
            <text:p>1.5901</text:p>
          </table:table-cell>
          <table:table-cell office:value-type="float" office:value="1.3656" calcext:value-type="float">
            <text:p>1.3656</text:p>
          </table:table-cell>
          <table:table-cell office:value-type="float" office:value="1.59006690979004" calcext:value-type="float">
            <text:p>1.59006690979004</text:p>
          </table:table-cell>
          <table:table-cell office:value-type="float" office:value="1.45132625102997" calcext:value-type="float">
            <text:p>1.45132625102997</text:p>
          </table:table-cell>
          <table:table-cell office:value-type="float" office:value="1.5852677822113" calcext:value-type="float">
            <text:p>1.5852677822113</text:p>
          </table:table-cell>
          <table:table-cell office:value-type="float" office:value="1.5618087053299" calcext:value-type="float">
            <text:p>1.5618087053299</text:p>
          </table:table-cell>
          <table:table-cell office:value-type="float" office:value="1.45754373073578" calcext:value-type="float">
            <text:p>1.45754373073578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4647" calcext:value-type="float">
            <text:p>1.4647</text:p>
          </table:table-cell>
          <table:table-cell office:value-type="float" office:value="1.4857" calcext:value-type="float">
            <text:p>1.4857</text:p>
          </table:table-cell>
          <table:table-cell office:value-type="float" office:value="1.7998" calcext:value-type="float">
            <text:p>1.7998</text:p>
          </table:table-cell>
          <table:table-cell office:value-type="float" office:value="1.0239" calcext:value-type="float">
            <text:p>1.0239</text:p>
          </table:table-cell>
          <table:table-cell office:value-type="float" office:value="1.60986793041229" calcext:value-type="float">
            <text:p>1.60986793041229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257568359375" calcext:value-type="float">
            <text:p>1.5257568359375</text:p>
          </table:table-cell>
          <table:table-cell office:value-type="float" office:value="1.64054870605469" calcext:value-type="float">
            <text:p>1.64054870605469</text:p>
          </table:table-cell>
          <table:table-cell office:value-type="float" office:value="1.48662400245667" calcext:value-type="float">
            <text:p>1.48662400245667</text:p>
          </table:table-cell>
          <table:table-cell office:value-type="float" office:value="1.40169501304626" calcext:value-type="float">
            <text:p>1.40169501304626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3877160549164" calcext:value-type="float">
            <text:p>1.43877160549164</text:p>
          </table:table-cell>
          <table:table-cell office:value-type="float" office:value="1.58272898197174" calcext:value-type="float">
            <text:p>1.58272898197174</text:p>
          </table:table-cell>
          <table:table-cell office:value-type="float" office:value="1.54313600063324" calcext:value-type="float">
            <text:p>1.54313600063324</text:p>
          </table:table-cell>
          <table:table-cell office:value-type="float" office:value="1.68530929088593" calcext:value-type="float">
            <text:p>1.68530929088593</text:p>
          </table:table-cell>
          <table:table-cell office:value-type="float" office:value="1.54851913452148" calcext:value-type="float">
            <text:p>1.54851913452148</text:p>
          </table:table-cell>
          <table:table-cell office:value-type="float" office:value="1.79981648921967" calcext:value-type="float">
            <text:p>1.79981648921967</text:p>
          </table:table-cell>
          <table:table-cell office:value-type="float" office:value="1.59389758110046" calcext:value-type="float">
            <text:p>1.59389758110046</text:p>
          </table:table-cell>
          <table:table-cell office:value-type="float" office:value="1.58820772171021" calcext:value-type="float">
            <text:p>1.58820772171021</text:p>
          </table:table-cell>
          <table:table-cell office:value-type="float" office:value="1.49939453601837" calcext:value-type="float">
            <text:p>1.49939453601837</text:p>
          </table:table-cell>
          <table:table-cell office:value-type="float" office:value="1.52325904369354" calcext:value-type="float">
            <text:p>1.52325904369354</text:p>
          </table:table-cell>
          <table:table-cell office:value-type="float" office:value="1.51077783107758" calcext:value-type="float">
            <text:p>1.51077783107758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02389967441559" calcext:value-type="float">
            <text:p>1.02389967441559</text:p>
          </table:table-cell>
          <table:table-cell office:value-type="float" office:value="1.3682941198349" calcext:value-type="float">
            <text:p>1.3682941198349</text:p>
          </table:table-cell>
          <table:table-cell office:value-type="float" office:value="1.55068242549896" calcext:value-type="float">
            <text:p>1.55068242549896</text:p>
          </table:table-cell>
          <table:table-cell office:value-type="float" office:value="1.48311996459961" calcext:value-type="float">
            <text:p>1.48311996459961</text:p>
          </table:table-cell>
          <table:table-cell office:value-type="float" office:value="1.4344003200531" calcext:value-type="float">
            <text:p>1.4344003200531</text:p>
          </table:table-cell>
          <table:table-cell office:value-type="float" office:value="1.35204601287842" calcext:value-type="float">
            <text:p>1.35204601287842</text:p>
          </table:table-cell>
          <table:table-cell office:value-type="float" office:value="1.53750789165497" calcext:value-type="float">
            <text:p>1.53750789165497</text:p>
          </table:table-cell>
          <table:table-cell office:value-type="float" office:value="1.484738945961" calcext:value-type="float">
            <text:p>1.484738945961</text:p>
          </table:table-cell>
          <table:table-cell office:value-type="float" office:value="1.42299830913544" calcext:value-type="float">
            <text:p>1.42299830913544</text:p>
          </table:table-cell>
          <table:table-cell office:value-type="float" office:value="1.35808193683624" calcext:value-type="float">
            <text:p>1.35808193683624</text:p>
          </table:table-cell>
          <table:table-cell office:value-type="float" office:value="1.50500583648682" calcext:value-type="float">
            <text:p>1.50500583648682</text:p>
          </table:table-cell>
          <table:table-cell office:value-type="float" office:value="1.34871304035187" calcext:value-type="float">
            <text:p>1.34871304035187</text:p>
          </table:table-cell>
          <table:table-cell office:value-type="float" office:value="1.64146959781647" calcext:value-type="float">
            <text:p>1.64146959781647</text:p>
          </table:table-cell>
          <table:table-cell office:value-type="float" office:value="1.36443603038788" calcext:value-type="float">
            <text:p>1.36443603038788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618" calcext:value-type="float">
            <text:p>1.4618</text:p>
          </table:table-cell>
          <table:table-cell office:value-type="float" office:value="1.4744" calcext:value-type="float">
            <text:p>1.4744</text:p>
          </table:table-cell>
          <table:table-cell office:value-type="float" office:value="1.6785" calcext:value-type="float">
            <text:p>1.6785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1788268089294" calcext:value-type="float">
            <text:p>1.41788268089294</text:p>
          </table:table-cell>
          <table:table-cell office:value-type="float" office:value="1.47958993911743" calcext:value-type="float">
            <text:p>1.47958993911743</text:p>
          </table:table-cell>
          <table:table-cell office:value-type="float" office:value="1.41762101650238" calcext:value-type="float">
            <text:p>1.41762101650238</text:p>
          </table:table-cell>
          <table:table-cell office:value-type="float" office:value="1.41781914234161" calcext:value-type="float">
            <text:p>1.4178191423416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0238132476807" calcext:value-type="float">
            <text:p>1.50238132476807</text:p>
          </table:table-cell>
          <table:table-cell office:value-type="float" office:value="1.45492935180664" calcext:value-type="float">
            <text:p>1.45492935180664</text:p>
          </table:table-cell>
          <table:table-cell office:value-type="float" office:value="1.62997174263001" calcext:value-type="float">
            <text:p>1.62997174263001</text:p>
          </table:table-cell>
          <table:table-cell office:value-type="float" office:value="1.51565134525299" calcext:value-type="float">
            <text:p>1.51565134525299</text:p>
          </table:table-cell>
          <table:table-cell office:value-type="float" office:value="1.47919464111328" calcext:value-type="float">
            <text:p>1.47919464111328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7816863059998" calcext:value-type="float">
            <text:p>1.57816863059998</text:p>
          </table:table-cell>
          <table:table-cell office:value-type="float" office:value="1.67849051952362" calcext:value-type="float">
            <text:p>1.67849051952362</text:p>
          </table:table-cell>
          <table:table-cell office:value-type="float" office:value="1.47578847408295" calcext:value-type="float">
            <text:p>1.47578847408295</text:p>
          </table:table-cell>
          <table:table-cell office:value-type="float" office:value="1.47291076183319" calcext:value-type="float">
            <text:p>1.47291076183319</text:p>
          </table:table-cell>
          <table:table-cell office:value-type="float" office:value="1.33990633487701" calcext:value-type="float">
            <text:p>1.33990633487701</text:p>
          </table:table-cell>
          <table:table-cell office:value-type="float" office:value="1.56139612197876" calcext:value-type="float">
            <text:p>1.56139612197876</text:p>
          </table:table-cell>
          <table:table-cell office:value-type="float" office:value="1.60308456420898" calcext:value-type="float">
            <text:p>1.60308456420898</text:p>
          </table:table-cell>
          <table:table-cell office:value-type="float" office:value="1.62208688259125" calcext:value-type="float">
            <text:p>1.62208688259125</text:p>
          </table:table-cell>
          <table:table-cell office:value-type="float" office:value="1.39688861370087" calcext:value-type="float">
            <text:p>1.39688861370087</text:p>
          </table:table-cell>
          <table:table-cell office:value-type="float" office:value="1.52515745162964" calcext:value-type="float">
            <text:p>1.52515745162964</text:p>
          </table:table-cell>
          <table:table-cell office:value-type="float" office:value="1.2192645072937" calcext:value-type="float">
            <text:p>1.2192645072937</text:p>
          </table:table-cell>
          <table:table-cell office:value-type="float" office:value="1.38312721252441" calcext:value-type="float">
            <text:p>1.38312721252441</text:p>
          </table:table-cell>
          <table:table-cell office:value-type="float" office:value="1.56508457660675" calcext:value-type="float">
            <text:p>1.56508457660675</text:p>
          </table:table-cell>
          <table:table-cell office:value-type="float" office:value="1.38528430461884" calcext:value-type="float">
            <text:p>1.38528430461884</text:p>
          </table:table-cell>
          <table:table-cell office:value-type="float" office:value="1.47309577465057" calcext:value-type="float">
            <text:p>1.47309577465057</text:p>
          </table:table-cell>
          <table:table-cell office:value-type="float" office:value="1.53227925300598" calcext:value-type="float">
            <text:p>1.53227925300598</text:p>
          </table:table-cell>
          <table:table-cell table:number-columns-repeated="3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081" calcext:value-type="float">
            <text:p>1.4081</text:p>
          </table:table-cell>
          <table:table-cell office:value-type="float" office:value="1.4412" calcext:value-type="float">
            <text:p>1.4412</text:p>
          </table:table-cell>
          <table:table-cell office:value-type="float" office:value="1.5502" calcext:value-type="float">
            <text:p>1.5502</text:p>
          </table:table-cell>
          <table:table-cell office:value-type="float" office:value="0.8371" calcext:value-type="float">
            <text:p>0.8371</text:p>
          </table:table-cell>
          <table:table-cell office:value-type="float" office:value="1.51291191577911" calcext:value-type="float">
            <text:p>1.5129119157791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7242188453674" calcext:value-type="float">
            <text:p>1.47242188453674</text:p>
          </table:table-cell>
          <table:table-cell office:value-type="float" office:value="1.53721141815186" calcext:value-type="float">
            <text:p>1.53721141815186</text:p>
          </table:table-cell>
          <table:table-cell office:value-type="float" office:value="1.39730644226074" calcext:value-type="float">
            <text:p>1.39730644226074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3702292442322" calcext:value-type="float">
            <text:p>1.43702292442322</text:p>
          </table:table-cell>
          <table:table-cell office:value-type="float" office:value="1.49966859817505" calcext:value-type="float">
            <text:p>1.49966859817505</text:p>
          </table:table-cell>
          <table:table-cell office:value-type="float" office:value="1.41657340526581" calcext:value-type="float">
            <text:p>1.41657340526581</text:p>
          </table:table-cell>
          <table:table-cell office:value-type="float" office:value="1.51948773860931" calcext:value-type="float">
            <text:p>1.51948773860931</text:p>
          </table:table-cell>
          <table:table-cell office:value-type="float" office:value="1.27928757667542" calcext:value-type="float">
            <text:p>1.27928757667542</text:p>
          </table:table-cell>
          <table:table-cell office:value-type="float" office:value="1.49877953529358" calcext:value-type="float">
            <text:p>1.49877953529358</text:p>
          </table:table-cell>
          <table:table-cell office:value-type="float" office:value="1.33068609237671" calcext:value-type="float">
            <text:p>1.33068609237671</text:p>
          </table:table-cell>
          <table:table-cell office:value-type="float" office:value="1.4740993976593" calcext:value-type="float">
            <text:p>1.4740993976593</text:p>
          </table:table-cell>
          <table:table-cell office:value-type="float" office:value="1.47359609603882" calcext:value-type="float">
            <text:p>1.47359609603882</text:p>
          </table:table-cell>
          <table:table-cell office:value-type="float" office:value="1.40159201622009" calcext:value-type="float">
            <text:p>1.40159201622009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5021488666534" calcext:value-type="float">
            <text:p>1.55021488666534</text:p>
          </table:table-cell>
          <table:table-cell office:value-type="float" office:value="0.83708792924881" calcext:value-type="float">
            <text:p>0.83708792924881</text:p>
          </table:table-cell>
          <table:table-cell office:value-type="float" office:value="1.38282907009125" calcext:value-type="float">
            <text:p>1.38282907009125</text:p>
          </table:table-cell>
          <table:table-cell office:value-type="float" office:value="1.47793507575989" calcext:value-type="float">
            <text:p>1.47793507575989</text:p>
          </table:table-cell>
          <table:table-cell office:value-type="float" office:value="1.28516435623169" calcext:value-type="float">
            <text:p>1.28516435623169</text:p>
          </table:table-cell>
          <table:table-cell office:value-type="float" office:value="1.34982752799988" calcext:value-type="float">
            <text:p>1.34982752799988</text:p>
          </table:table-cell>
          <table:table-cell office:value-type="float" office:value="1.49574387073517" calcext:value-type="float">
            <text:p>1.49574387073517</text:p>
          </table:table-cell>
          <table:table-cell office:value-type="float" office:value="1.30268597602844" calcext:value-type="float">
            <text:p>1.30268597602844</text:p>
          </table:table-cell>
          <table:table-cell office:value-type="float" office:value="1.3149596452713" calcext:value-type="float">
            <text:p>1.3149596452713</text:p>
          </table:table-cell>
          <table:table-cell office:value-type="float" office:value="1.39099597930908" calcext:value-type="float">
            <text:p>1.39099597930908</text:p>
          </table:table-cell>
          <table:table-cell office:value-type="float" office:value="1.49877119064331" calcext:value-type="float">
            <text:p>1.49877119064331</text:p>
          </table:table-cell>
          <table:table-cell table:number-columns-repeated="3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02" calcext:value-type="float">
            <text:p>1.502</text:p>
          </table:table-cell>
          <table:table-cell office:value-type="float" office:value="1.5294" calcext:value-type="float">
            <text:p>1.5294</text:p>
          </table:table-cell>
          <table:table-cell office:value-type="float" office:value="1.6835" calcext:value-type="float">
            <text:p>1.6835</text:p>
          </table:table-cell>
          <table:table-cell office:value-type="float" office:value="1.2624" calcext:value-type="float">
            <text:p>1.2624</text:p>
          </table:table-cell>
          <table:table-cell office:value-type="float" office:value="1.55347013473511" calcext:value-type="float">
            <text:p>1.55347013473511</text:p>
          </table:table-cell>
          <table:table-cell office:value-type="float" office:value="1.56156897544861" calcext:value-type="float">
            <text:p>1.56156897544861</text:p>
          </table:table-cell>
          <table:table-cell office:value-type="float" office:value="1.38373017311096" calcext:value-type="float">
            <text:p>1.38373017311096</text:p>
          </table:table-cell>
          <table:table-cell office:value-type="float" office:value="1.55336678028107" calcext:value-type="float">
            <text:p>1.55336678028107</text:p>
          </table:table-cell>
          <table:table-cell office:value-type="float" office:value="1.66843414306641" calcext:value-type="float">
            <text:p>1.66843414306641</text:p>
          </table:table-cell>
          <table:table-cell office:value-type="float" office:value="1.5852677822113" calcext:value-type="float">
            <text:p>1.5852677822113</text:p>
          </table:table-cell>
          <table:table-cell office:value-type="float" office:value="1.48968946933746" calcext:value-type="float">
            <text:p>1.48968946933746</text:p>
          </table:table-cell>
          <table:table-cell office:value-type="float" office:value="1.52935111522675" calcext:value-type="float">
            <text:p>1.52935111522675</text:p>
          </table:table-cell>
          <table:table-cell office:value-type="float" office:value="1.40547633171082" calcext:value-type="float">
            <text:p>1.40547633171082</text:p>
          </table:table-cell>
          <table:table-cell office:value-type="float" office:value="1.37443935871124" calcext:value-type="float">
            <text:p>1.37443935871124</text:p>
          </table:table-cell>
          <table:table-cell office:value-type="float" office:value="1.46215379238129" calcext:value-type="float">
            <text:p>1.46215379238129</text:p>
          </table:table-cell>
          <table:table-cell office:value-type="float" office:value="1.68345987796783" calcext:value-type="float">
            <text:p>1.68345987796783</text:p>
          </table:table-cell>
          <table:table-cell office:value-type="float" office:value="1.63734126091003" calcext:value-type="float">
            <text:p>1.63734126091003</text:p>
          </table:table-cell>
          <table:table-cell office:value-type="float" office:value="1.5945417881012" calcext:value-type="float">
            <text:p>1.5945417881012</text:p>
          </table:table-cell>
          <table:table-cell office:value-type="float" office:value="1.44282054901123" calcext:value-type="float">
            <text:p>1.44282054901123</text:p>
          </table:table-cell>
          <table:table-cell office:value-type="float" office:value="1.50516498088837" calcext:value-type="float">
            <text:p>1.50516498088837</text:p>
          </table:table-cell>
          <table:table-cell office:value-type="float" office:value="1.64465034008026" calcext:value-type="float">
            <text:p>1.64465034008026</text:p>
          </table:table-cell>
          <table:table-cell office:value-type="float" office:value="1.56298303604126" calcext:value-type="float">
            <text:p>1.56298303604126</text:p>
          </table:table-cell>
          <table:table-cell office:value-type="float" office:value="1.34811401367188" calcext:value-type="float">
            <text:p>1.34811401367188</text:p>
          </table:table-cell>
          <table:table-cell office:value-type="float" office:value="1.29353308677673" calcext:value-type="float">
            <text:p>1.29353308677673</text:p>
          </table:table-cell>
          <table:table-cell office:value-type="float" office:value="1.2623804807663" calcext:value-type="float">
            <text:p>1.2623804807663</text:p>
          </table:table-cell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924" calcext:value-type="float">
            <text:p>1.4924</text:p>
          </table:table-cell>
          <table:table-cell office:value-type="float" office:value="1.5089" calcext:value-type="float">
            <text:p>1.5089</text:p>
          </table:table-cell>
          <table:table-cell office:value-type="float" office:value="1.7735" calcext:value-type="float">
            <text:p>1.7735</text:p>
          </table:table-cell>
          <table:table-cell office:value-type="float" office:value="1.2633" calcext:value-type="float">
            <text:p>1.2633</text:p>
          </table:table-cell>
          <table:table-cell office:value-type="float" office:value="1.54377949237824" calcext:value-type="float">
            <text:p>1.54377949237824</text:p>
          </table:table-cell>
          <table:table-cell office:value-type="float" office:value="1.7735424041748" calcext:value-type="float">
            <text:p>1.7735424041748</text:p>
          </table:table-cell>
          <table:table-cell office:value-type="float" office:value="1.49756073951721" calcext:value-type="float">
            <text:p>1.49756073951721</text:p>
          </table:table-cell>
          <table:table-cell office:value-type="float" office:value="1.39727354049683" calcext:value-type="float">
            <text:p>1.39727354049683</text:p>
          </table:table-cell>
          <table:table-cell office:value-type="float" office:value="1.71862876415253" calcext:value-type="float">
            <text:p>1.71862876415253</text:p>
          </table:table-cell>
          <table:table-cell office:value-type="float" office:value="1.2667144536972" calcext:value-type="float">
            <text:p>1.2667144536972</text:p>
          </table:table-cell>
          <table:table-cell office:value-type="float" office:value="1.39914107322693" calcext:value-type="float">
            <text:p>1.39914107322693</text:p>
          </table:table-cell>
          <table:table-cell office:value-type="float" office:value="1.41962933540344" calcext:value-type="float">
            <text:p>1.41962933540344</text:p>
          </table:table-cell>
          <table:table-cell office:value-type="float" office:value="1.54281032085419" calcext:value-type="float">
            <text:p>1.54281032085419</text:p>
          </table:table-cell>
          <table:table-cell office:value-type="float" office:value="1.6168829202652" calcext:value-type="float">
            <text:p>1.6168829202652</text:p>
          </table:table-cell>
          <table:table-cell office:value-type="float" office:value="1.56448781490326" calcext:value-type="float">
            <text:p>1.56448781490326</text:p>
          </table:table-cell>
          <table:table-cell office:value-type="float" office:value="1.64168322086334" calcext:value-type="float">
            <text:p>1.64168322086334</text:p>
          </table:table-cell>
          <table:table-cell office:value-type="float" office:value="1.44183850288391" calcext:value-type="float">
            <text:p>1.44183850288391</text:p>
          </table:table-cell>
          <table:table-cell office:value-type="float" office:value="1.53115022182465" calcext:value-type="float">
            <text:p>1.53115022182465</text:p>
          </table:table-cell>
          <table:table-cell office:value-type="float" office:value="1.6230548620224" calcext:value-type="float">
            <text:p>1.6230548620224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861074924469" calcext:value-type="float">
            <text:p>1.5861074924469</text:p>
          </table:table-cell>
          <table:table-cell office:value-type="float" office:value="1.64818799495697" calcext:value-type="float">
            <text:p>1.64818799495697</text:p>
          </table:table-cell>
          <table:table-cell office:value-type="float" office:value="1.37273418903351" calcext:value-type="float">
            <text:p>1.37273418903351</text:p>
          </table:table-cell>
          <table:table-cell office:value-type="float" office:value="1.53337955474854" calcext:value-type="float">
            <text:p>1.53337955474854</text:p>
          </table:table-cell>
          <table:table-cell office:value-type="float" office:value="1.34833467006683" calcext:value-type="float">
            <text:p>1.34833467006683</text:p>
          </table:table-cell>
          <table:table-cell office:value-type="float" office:value="1.4204968214035" calcext:value-type="float">
            <text:p>1.4204968214035</text:p>
          </table:table-cell>
          <table:table-cell office:value-type="float" office:value="1.65597891807556" calcext:value-type="float">
            <text:p>1.65597891807556</text:p>
          </table:table-cell>
          <table:table-cell office:value-type="float" office:value="1.28896617889404" calcext:value-type="float">
            <text:p>1.28896617889404</text:p>
          </table:table-cell>
          <table:table-cell office:value-type="float" office:value="1.59613656997681" calcext:value-type="float">
            <text:p>1.59613656997681</text:p>
          </table:table-cell>
          <table:table-cell office:value-type="float" office:value="1.43906652927399" calcext:value-type="float">
            <text:p>1.43906652927399</text:p>
          </table:table-cell>
          <table:table-cell office:value-type="float" office:value="1.52141427993774" calcext:value-type="float">
            <text:p>1.52141427993774</text:p>
          </table:table-cell>
          <table:table-cell office:value-type="float" office:value="1.57629239559174" calcext:value-type="float">
            <text:p>1.57629239559174</text:p>
          </table:table-cell>
          <table:table-cell office:value-type="float" office:value="1.28908658027649" calcext:value-type="float">
            <text:p>1.28908658027649</text:p>
          </table:table-cell>
          <table:table-cell office:value-type="float" office:value="1.52893233299255" calcext:value-type="float">
            <text:p>1.52893233299255</text:p>
          </table:table-cell>
          <table:table-cell office:value-type="float" office:value="1.573202252388" calcext:value-type="float">
            <text:p>1.573202252388</text:p>
          </table:table-cell>
          <table:table-cell office:value-type="float" office:value="1.41056406497955" calcext:value-type="float">
            <text:p>1.41056406497955</text:p>
          </table:table-cell>
          <table:table-cell office:value-type="float" office:value="1.37812662124634" calcext:value-type="float">
            <text:p>1.37812662124634</text:p>
          </table:table-cell>
          <table:table-cell office:value-type="float" office:value="1.59463930130005" calcext:value-type="float">
            <text:p>1.59463930130005</text:p>
          </table:table-cell>
          <table:table-cell office:value-type="float" office:value="1.48027944564819" calcext:value-type="float">
            <text:p>1.48027944564819</text:p>
          </table:table-cell>
          <table:table-cell office:value-type="float" office:value="1.38291919231415" calcext:value-type="float">
            <text:p>1.38291919231415</text:p>
          </table:table-cell>
          <table:table-cell office:value-type="float" office:value="1.500816822052" calcext:value-type="float">
            <text:p>1.500816822052</text:p>
          </table:table-cell>
          <table:table-cell office:value-type="float" office:value="1.26334428787231" calcext:value-type="float">
            <text:p>1.26334428787231</text:p>
          </table:table-cell>
          <table:table-cell office:value-type="float" office:value="1.49276852607727" calcext:value-type="float">
            <text:p>1.49276852607727</text:p>
          </table:table-cell>
          <table:table-cell office:value-type="float" office:value="1.51445400714874" calcext:value-type="float">
            <text:p>1.51445400714874</text:p>
          </table:table-cell>
          <table:table-cell office:value-type="float" office:value="1.35651767253876" calcext:value-type="float">
            <text:p>1.35651767253876</text:p>
          </table:table-cell>
          <table:table-cell office:value-type="float" office:value="1.38635015487671" calcext:value-type="float">
            <text:p>1.38635015487671</text:p>
          </table:table-cell>
          <table:table-cell office:value-type="float" office:value="1.58455908298492" calcext:value-type="float">
            <text:p>1.58455908298492</text:p>
          </table:table-cell>
          <table:table-cell office:value-type="float" office:value="1.54885578155518" calcext:value-type="float">
            <text:p>1.54885578155518</text:p>
          </table:table-cell>
          <table:table-cell office:value-type="float" office:value="1.50889194011688" calcext:value-type="float">
            <text:p>1.50889194011688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818" calcext:value-type="float">
            <text:p>1.4818</text:p>
          </table:table-cell>
          <table:table-cell office:value-type="float" office:value="1.5064" calcext:value-type="float">
            <text:p>1.5064</text:p>
          </table:table-cell>
          <table:table-cell office:value-type="float" office:value="1.6131" calcext:value-type="float">
            <text:p>1.6131</text:p>
          </table:table-cell>
          <table:table-cell office:value-type="float" office:value="0.9844" calcext:value-type="float">
            <text:p>0.9844</text:p>
          </table:table-cell>
          <table:table-cell office:value-type="float" office:value="1.50824117660522" calcext:value-type="float">
            <text:p>1.50824117660522</text:p>
          </table:table-cell>
          <table:table-cell office:value-type="float" office:value="1.53328001499176" calcext:value-type="float">
            <text:p>1.53328001499176</text:p>
          </table:table-cell>
          <table:table-cell office:value-type="float" office:value="1.5244882106781" calcext:value-type="float">
            <text:p>1.5244882106781</text:p>
          </table:table-cell>
          <table:table-cell office:value-type="float" office:value="1.40471541881561" calcext:value-type="float">
            <text:p>1.40471541881561</text:p>
          </table:table-cell>
          <table:table-cell office:value-type="float" office:value="1.44467711448669" calcext:value-type="float">
            <text:p>1.44467711448669</text:p>
          </table:table-cell>
          <table:table-cell office:value-type="float" office:value="1.56135427951813" calcext:value-type="float">
            <text:p>1.56135427951813</text:p>
          </table:table-cell>
          <table:table-cell office:value-type="float" office:value="1.45159304141998" calcext:value-type="float">
            <text:p>1.45159304141998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57408225536346" calcext:value-type="float">
            <text:p>1.57408225536346</text:p>
          </table:table-cell>
          <table:table-cell office:value-type="float" office:value="1.38681960105896" calcext:value-type="float">
            <text:p>1.38681960105896</text:p>
          </table:table-cell>
          <table:table-cell office:value-type="float" office:value="1.47934234142303" calcext:value-type="float">
            <text:p>1.47934234142303</text:p>
          </table:table-cell>
          <table:table-cell office:value-type="float" office:value="1.51973450183868" calcext:value-type="float">
            <text:p>1.51973450183868</text:p>
          </table:table-cell>
          <table:table-cell office:value-type="float" office:value="1.55224585533142" calcext:value-type="float">
            <text:p>1.55224585533142</text:p>
          </table:table-cell>
          <table:table-cell office:value-type="float" office:value="1.35793876647949" calcext:value-type="float">
            <text:p>1.35793876647949</text:p>
          </table:table-cell>
          <table:table-cell office:value-type="float" office:value="1.57892906665802" calcext:value-type="float">
            <text:p>1.57892906665802</text:p>
          </table:table-cell>
          <table:table-cell office:value-type="float" office:value="1.45634186267853" calcext:value-type="float">
            <text:p>1.45634186267853</text:p>
          </table:table-cell>
          <table:table-cell office:value-type="float" office:value="1.51786172389984" calcext:value-type="float">
            <text:p>1.51786172389984</text:p>
          </table:table-cell>
          <table:table-cell office:value-type="float" office:value="1.49640643596649" calcext:value-type="float">
            <text:p>1.49640643596649</text:p>
          </table:table-cell>
          <table:table-cell office:value-type="float" office:value="1.45301949977875" calcext:value-type="float">
            <text:p>1.45301949977875</text:p>
          </table:table-cell>
          <table:table-cell office:value-type="float" office:value="1.61271893978119" calcext:value-type="float">
            <text:p>1.61271893978119</text:p>
          </table:table-cell>
          <table:table-cell office:value-type="float" office:value="0.984397411346436" calcext:value-type="float">
            <text:p>0.984397411346436</text:p>
          </table:table-cell>
          <table:table-cell office:value-type="float" office:value="1.56049060821533" calcext:value-type="float">
            <text:p>1.56049060821533</text:p>
          </table:table-cell>
          <table:table-cell office:value-type="float" office:value="1.51368141174316" calcext:value-type="float">
            <text:p>1.51368141174316</text:p>
          </table:table-cell>
          <table:table-cell office:value-type="float" office:value="1.50460827350616" calcext:value-type="float">
            <text:p>1.50460827350616</text:p>
          </table:table-cell>
          <table:table-cell office:value-type="float" office:value="1.46296966075897" calcext:value-type="float">
            <text:p>1.46296966075897</text:p>
          </table:table-cell>
          <table:table-cell office:value-type="float" office:value="1.4461156129837" calcext:value-type="float">
            <text:p>1.4461156129837</text:p>
          </table:table-cell>
          <table:table-cell office:value-type="float" office:value="1.45635783672333" calcext:value-type="float">
            <text:p>1.45635783672333</text:p>
          </table:table-cell>
          <table:table-cell office:value-type="float" office:value="1.59275090694428" calcext:value-type="float">
            <text:p>1.59275090694428</text:p>
          </table:table-cell>
          <table:table-cell office:value-type="float" office:value="1.61310207843781" calcext:value-type="float">
            <text:p>1.61310207843781</text:p>
          </table:table-cell>
          <table:table-cell office:value-type="float" office:value="1.52242124080658" calcext:value-type="float">
            <text:p>1.52242124080658</text:p>
          </table:table-cell>
          <table:table-cell office:value-type="float" office:value="1.56930196285248" calcext:value-type="float">
            <text:p>1.56930196285248</text:p>
          </table:table-cell>
          <table:table-cell office:value-type="float" office:value="1.40301644802094" calcext:value-type="float">
            <text:p>1.40301644802094</text:p>
          </table:table-cell>
          <table:table-cell office:value-type="float" office:value="1.4190856218338" calcext:value-type="float">
            <text:p>1.4190856218338</text:p>
          </table:table-cell>
          <table:table-cell office:value-type="float" office:value="1.59704554080963" calcext:value-type="float">
            <text:p>1.59704554080963</text:p>
          </table:table-cell>
          <table:table-cell office:value-type="float" office:value="1.30497074127197" calcext:value-type="float">
            <text:p>1.30497074127197</text:p>
          </table:table-cell>
          <table:table-cell office:value-type="float" office:value="1.59802103042603" calcext:value-type="float">
            <text:p>1.59802103042603</text:p>
          </table:table-cell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666" calcext:value-type="float">
            <text:p>1.4666</text:p>
          </table:table-cell>
          <table:table-cell office:value-type="float" office:value="1.4609" calcext:value-type="float">
            <text:p>1.4609</text:p>
          </table:table-cell>
          <table:table-cell office:value-type="float" office:value="1.6484" calcext:value-type="float">
            <text:p>1.6484</text:p>
          </table:table-cell>
          <table:table-cell office:value-type="float" office:value="1.2973" calcext:value-type="float">
            <text:p>1.2973</text:p>
          </table:table-cell>
          <table:table-cell office:value-type="float" office:value="1.56600677967072" calcext:value-type="float">
            <text:p>1.56600677967072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3529880046844" calcext:value-type="float">
            <text:p>1.43529880046844</text:p>
          </table:table-cell>
          <table:table-cell office:value-type="float" office:value="1.53906106948853" calcext:value-type="float">
            <text:p>1.53906106948853</text:p>
          </table:table-cell>
          <table:table-cell office:value-type="float" office:value="1.40962398052216" calcext:value-type="float">
            <text:p>1.40962398052216</text:p>
          </table:table-cell>
          <table:table-cell office:value-type="float" office:value="1.53596651554108" calcext:value-type="float">
            <text:p>1.53596651554108</text:p>
          </table:table-cell>
          <table:table-cell office:value-type="float" office:value="1.45754027366638" calcext:value-type="float">
            <text:p>1.45754027366638</text:p>
          </table:table-cell>
          <table:table-cell office:value-type="float" office:value="1.33659183979034" calcext:value-type="float">
            <text:p>1.33659183979034</text:p>
          </table:table-cell>
          <table:table-cell office:value-type="float" office:value="1.64837098121643" calcext:value-type="float">
            <text:p>1.64837098121643</text:p>
          </table:table-cell>
          <table:table-cell office:value-type="float" office:value="1.37002658843994" calcext:value-type="float">
            <text:p>1.37002658843994</text:p>
          </table:table-cell>
          <table:table-cell office:value-type="float" office:value="1.50763010978699" calcext:value-type="float">
            <text:p>1.50763010978699</text:p>
          </table:table-cell>
          <table:table-cell office:value-type="float" office:value="1.33779489994049" calcext:value-type="float">
            <text:p>1.33779489994049</text:p>
          </table:table-cell>
          <table:table-cell office:value-type="float" office:value="1.38416957855225" calcext:value-type="float">
            <text:p>1.38416957855225</text:p>
          </table:table-cell>
          <table:table-cell office:value-type="float" office:value="1.57574915885925" calcext:value-type="float">
            <text:p>1.57574915885925</text:p>
          </table:table-cell>
          <table:table-cell office:value-type="float" office:value="1.46578133106232" calcext:value-type="float">
            <text:p>1.46578133106232</text:p>
          </table:table-cell>
          <table:table-cell office:value-type="float" office:value="1.61670506000519" calcext:value-type="float">
            <text:p>1.61670506000519</text:p>
          </table:table-cell>
          <table:table-cell office:value-type="float" office:value="1.2972766160965" calcext:value-type="float">
            <text:p>1.2972766160965</text:p>
          </table:table-cell>
          <table:table-cell office:value-type="float" office:value="1.53047239780426" calcext:value-type="float">
            <text:p>1.53047239780426</text:p>
          </table:table-cell>
          <table:table-cell office:value-type="float" office:value="1.63843989372253" calcext:value-type="float">
            <text:p>1.63843989372253</text:p>
          </table:table-cell>
          <table:table-cell office:value-type="float" office:value="1.344242811203" calcext:value-type="float">
            <text:p>1.344242811203</text:p>
          </table:table-cell>
          <table:table-cell office:value-type="float" office:value="1.34052491188049" calcext:value-type="float">
            <text:p>1.34052491188049</text:p>
          </table:table-cell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99" calcext:value-type="float">
            <text:p>1.4999</text:p>
          </table:table-cell>
          <table:table-cell office:value-type="float" office:value="1.4773" calcext:value-type="float">
            <text:p>1.4773</text:p>
          </table:table-cell>
          <table:table-cell office:value-type="float" office:value="1.8489" calcext:value-type="float">
            <text:p>1.8489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36780726909637" calcext:value-type="float">
            <text:p>1.36780726909637</text:p>
          </table:table-cell>
          <table:table-cell office:value-type="float" office:value="1.45015001296997" calcext:value-type="float">
            <text:p>1.45015001296997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70968234539032" calcext:value-type="float">
            <text:p>1.70968234539032</text:p>
          </table:table-cell>
          <table:table-cell office:value-type="float" office:value="1.43754875659943" calcext:value-type="float">
            <text:p>1.43754875659943</text:p>
          </table:table-cell>
          <table:table-cell office:value-type="float" office:value="1.50448060035706" calcext:value-type="float">
            <text:p>1.50448060035706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61302161216736" calcext:value-type="float">
            <text:p>1.61302161216736</text:p>
          </table:table-cell>
          <table:table-cell office:value-type="float" office:value="1.39670753479004" calcext:value-type="float">
            <text:p>1.39670753479004</text:p>
          </table:table-cell>
          <table:table-cell office:value-type="float" office:value="1.75275647640228" calcext:value-type="float">
            <text:p>1.75275647640228</text:p>
          </table:table-cell>
          <table:table-cell office:value-type="float" office:value="1.39381790161133" calcext:value-type="float">
            <text:p>1.39381790161133</text:p>
          </table:table-cell>
          <table:table-cell office:value-type="float" office:value="1.39512360095978" calcext:value-type="float">
            <text:p>1.39512360095978</text:p>
          </table:table-cell>
          <table:table-cell office:value-type="float" office:value="1.26334428787231" calcext:value-type="float">
            <text:p>1.26334428787231</text:p>
          </table:table-cell>
          <table:table-cell office:value-type="float" office:value="1.84887433052063" calcext:value-type="float">
            <text:p>1.84887433052063</text:p>
          </table:table-cell>
          <table:table-cell office:value-type="float" office:value="1.76389706134796" calcext:value-type="float">
            <text:p>1.76389706134796</text:p>
          </table:table-cell>
          <table:table-cell office:value-type="float" office:value="1.28592658042908" calcext:value-type="float">
            <text:p>1.28592658042908</text:p>
          </table:table-cell>
          <table:table-cell office:value-type="float" office:value="1.51977622509003" calcext:value-type="float">
            <text:p>1.51977622509003</text:p>
          </table:table-cell>
          <table:table-cell office:value-type="float" office:value="1.60259807109833" calcext:value-type="float">
            <text:p>1.60259807109833</text:p>
          </table:table-cell>
          <table:table-cell office:value-type="float" office:value="1.71266937255859" calcext:value-type="float">
            <text:p>1.71266937255859</text:p>
          </table:table-cell>
          <table:table-cell office:value-type="float" office:value="1.3436142206192" calcext:value-type="float">
            <text:p>1.3436142206192</text:p>
          </table:table-cell>
          <table:table-cell office:value-type="float" office:value="1.50686395168304" calcext:value-type="float">
            <text:p>1.50686395168304</text:p>
          </table:table-cell>
          <table:table-cell office:value-type="float" office:value="1.43720972537994" calcext:value-type="float">
            <text:p>1.43720972537994</text:p>
          </table:table-cell>
          <table:table-cell office:value-type="float" office:value="1.59254169464111" calcext:value-type="float">
            <text:p>1.59254169464111</text:p>
          </table:table-cell>
          <table:table-cell office:value-type="float" office:value="1.56253278255463" calcext:value-type="float">
            <text:p>1.56253278255463</text:p>
          </table:table-cell>
          <table:table-cell office:value-type="float" office:value="1.65609574317932" calcext:value-type="float">
            <text:p>1.65609574317932</text:p>
          </table:table-cell>
          <table:table-cell office:value-type="float" office:value="1.3861358165741" calcext:value-type="float">
            <text:p>1.3861358165741</text:p>
          </table:table-cell>
          <table:table-cell office:value-type="float" office:value="1.52959442138672" calcext:value-type="float">
            <text:p>1.52959442138672</text:p>
          </table:table-cell>
          <table:table-cell office:value-type="float" office:value="1.37862491607666" calcext:value-type="float">
            <text:p>1.37862491607666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624" calcext:value-type="float">
            <text:p>1.4624</text:p>
          </table:table-cell>
          <table:table-cell office:value-type="float" office:value="1.4806" calcext:value-type="float">
            <text:p>1.4806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0925" calcext:value-type="float">
            <text:p>1.0925</text:p>
          </table:table-cell>
          <table:table-cell office:value-type="float" office:value="1.48415625095367" calcext:value-type="float">
            <text:p>1.48415625095367</text:p>
          </table:table-cell>
          <table:table-cell office:value-type="float" office:value="1.56578433513641" calcext:value-type="float">
            <text:p>1.56578433513641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65656077861786" calcext:value-type="float">
            <text:p>1.6565607786178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7886445522308" calcext:value-type="float">
            <text:p>1.57886445522308</text:p>
          </table:table-cell>
          <table:table-cell office:value-type="float" office:value="1.28028893470764" calcext:value-type="float">
            <text:p>1.28028893470764</text:p>
          </table:table-cell>
          <table:table-cell office:value-type="float" office:value="1.40254902839661" calcext:value-type="float">
            <text:p>1.40254902839661</text:p>
          </table:table-cell>
          <table:table-cell office:value-type="float" office:value="1.6009224653244" calcext:value-type="float">
            <text:p>1.6009224653244</text:p>
          </table:table-cell>
          <table:table-cell office:value-type="float" office:value="1.33326494693756" calcext:value-type="float">
            <text:p>1.33326494693756</text:p>
          </table:table-cell>
          <table:table-cell office:value-type="float" office:value="1.1457234621048" calcext:value-type="float">
            <text:p>1.1457234621048</text:p>
          </table:table-cell>
          <table:table-cell office:value-type="float" office:value="1.58215665817261" calcext:value-type="float">
            <text:p>1.58215665817261</text:p>
          </table:table-cell>
          <table:table-cell office:value-type="float" office:value="1.52112221717834" calcext:value-type="float">
            <text:p>1.52112221717834</text:p>
          </table:table-cell>
          <table:table-cell office:value-type="float" office:value="1.09251916408539" calcext:value-type="float">
            <text:p>1.09251916408539</text:p>
          </table:table-cell>
          <table:table-cell office:value-type="float" office:value="1.52251553535461" calcext:value-type="float">
            <text:p>1.52251553535461</text:p>
          </table:table-cell>
          <table:table-cell office:value-type="float" office:value="1.56038582324982" calcext:value-type="float">
            <text:p>1.56038582324982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57799708843231" calcext:value-type="float">
            <text:p>1.57799708843231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60794997215271" calcext:value-type="float">
            <text:p>1.60794997215271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57941126823425" calcext:value-type="float">
            <text:p>1.57941126823425</text:p>
          </table:table-cell>
          <table:table-cell office:value-type="float" office:value="1.69635677337646" calcext:value-type="float">
            <text:p>1.69635677337646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909" calcext:value-type="float">
            <text:p>1.4909</text:p>
          </table:table-cell>
          <table:table-cell office:value-type="float" office:value="1.5011" calcext:value-type="float">
            <text:p>1.5011</text:p>
          </table:table-cell>
          <table:table-cell office:value-type="float" office:value="1.7635" calcext:value-type="float">
            <text:p>1.7635</text:p>
          </table:table-cell>
          <table:table-cell office:value-type="float" office:value="1.0704" calcext:value-type="float">
            <text:p>1.0704</text:p>
          </table:table-cell>
          <table:table-cell office:value-type="float" office:value="1.60183477401733" calcext:value-type="float">
            <text:p>1.60183477401733</text:p>
          </table:table-cell>
          <table:table-cell office:value-type="float" office:value="1.54885077476501" calcext:value-type="float">
            <text:p>1.54885077476501</text:p>
          </table:table-cell>
          <table:table-cell office:value-type="float" office:value="1.41949391365051" calcext:value-type="float">
            <text:p>1.41949391365051</text:p>
          </table:table-cell>
          <table:table-cell office:value-type="float" office:value="1.58483183383942" calcext:value-type="float">
            <text:p>1.58483183383942</text:p>
          </table:table-cell>
          <table:table-cell office:value-type="float" office:value="1.07043361663818" calcext:value-type="float">
            <text:p>1.07043361663818</text:p>
          </table:table-cell>
          <table:table-cell office:value-type="float" office:value="1.42394053936005" calcext:value-type="float">
            <text:p>1.42394053936005</text:p>
          </table:table-cell>
          <table:table-cell office:value-type="float" office:value="1.73317790031433" calcext:value-type="float">
            <text:p>1.73317790031433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76350498199463" calcext:value-type="float">
            <text:p>1.76350498199463</text:p>
          </table:table-cell>
          <table:table-cell office:value-type="float" office:value="1.59468054771423" calcext:value-type="float">
            <text:p>1.59468054771423</text:p>
          </table:table-cell>
          <table:table-cell office:value-type="float" office:value="1.61303687095642" calcext:value-type="float">
            <text:p>1.61303687095642</text:p>
          </table:table-cell>
          <table:table-cell office:value-type="float" office:value="1.45070421695709" calcext:value-type="float">
            <text:p>1.45070421695709</text:p>
          </table:table-cell>
          <table:table-cell office:value-type="float" office:value="1.50110852718353" calcext:value-type="float">
            <text:p>1.50110852718353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56623160839081" calcext:value-type="float">
            <text:p>1.56623160839081</text:p>
          </table:table-cell>
          <table:table-cell office:value-type="float" office:value="1.36564755439758" calcext:value-type="float">
            <text:p>1.36564755439758</text:p>
          </table:table-cell>
          <table:table-cell office:value-type="float" office:value="1.65322327613831" calcext:value-type="float">
            <text:p>1.65322327613831</text:p>
          </table:table-cell>
          <table:table-cell office:value-type="float" office:value="1.57886910438538" calcext:value-type="float">
            <text:p>1.57886910438538</text:p>
          </table:table-cell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797" calcext:value-type="float">
            <text:p>1.4797</text:p>
          </table:table-cell>
          <table:table-cell office:value-type="float" office:value="1.4961" calcext:value-type="float">
            <text:p>1.4961</text:p>
          </table:table-cell>
          <table:table-cell office:value-type="float" office:value="1.854" calcext:value-type="float">
            <text:p>1.854</text:p>
          </table:table-cell>
          <table:table-cell office:value-type="float" office:value="0.9459" calcext:value-type="float">
            <text:p>0.9459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59773945808411" calcext:value-type="float">
            <text:p>1.59773945808411</text:p>
          </table:table-cell>
          <table:table-cell office:value-type="float" office:value="1.36780726909637" calcext:value-type="float">
            <text:p>1.36780726909637</text:p>
          </table:table-cell>
          <table:table-cell office:value-type="float" office:value="0.945922017097473" calcext:value-type="float">
            <text:p>0.945922017097473</text:p>
          </table:table-cell>
          <table:table-cell office:value-type="float" office:value="1.51673448085785" calcext:value-type="float">
            <text:p>1.51673448085785</text:p>
          </table:table-cell>
          <table:table-cell office:value-type="float" office:value="1.56392502784729" calcext:value-type="float">
            <text:p>1.56392502784729</text:p>
          </table:table-cell>
          <table:table-cell office:value-type="float" office:value="1.63022553920746" calcext:value-type="float">
            <text:p>1.63022553920746</text:p>
          </table:table-cell>
          <table:table-cell office:value-type="float" office:value="1.50395619869232" calcext:value-type="float">
            <text:p>1.50395619869232</text:p>
          </table:table-cell>
          <table:table-cell office:value-type="float" office:value="1.44183850288391" calcext:value-type="float">
            <text:p>1.44183850288391</text:p>
          </table:table-cell>
          <table:table-cell office:value-type="float" office:value="1.49674940109253" calcext:value-type="float">
            <text:p>1.49674940109253</text:p>
          </table:table-cell>
          <table:table-cell office:value-type="float" office:value="1.53007328510284" calcext:value-type="float">
            <text:p>1.53007328510284</text:p>
          </table:table-cell>
          <table:table-cell office:value-type="float" office:value="1.59098744392395" calcext:value-type="float">
            <text:p>1.59098744392395</text:p>
          </table:table-cell>
          <table:table-cell office:value-type="float" office:value="1.85398530960083" calcext:value-type="float">
            <text:p>1.85398530960083</text:p>
          </table:table-cell>
          <table:table-cell office:value-type="float" office:value="1.40952885150909" calcext:value-type="float">
            <text:p>1.40952885150909</text:p>
          </table:table-cell>
          <table:table-cell office:value-type="float" office:value="1.6279034614563" calcext:value-type="float">
            <text:p>1.6279034614563</text:p>
          </table:table-cell>
          <table:table-cell office:value-type="float" office:value="1.44133639335632" calcext:value-type="float">
            <text:p>1.44133639335632</text:p>
          </table:table-cell>
          <table:table-cell office:value-type="float" office:value="1.25281298160553" calcext:value-type="float">
            <text:p>1.25281298160553</text:p>
          </table:table-cell>
          <table:table-cell office:value-type="float" office:value="1.35114932060242" calcext:value-type="float">
            <text:p>1.35114932060242</text:p>
          </table:table-cell>
          <table:table-cell office:value-type="float" office:value="1.31950533390045" calcext:value-type="float">
            <text:p>1.31950533390045</text:p>
          </table:table-cell>
          <table:table-cell office:value-type="float" office:value="1.49432945251465" calcext:value-type="float">
            <text:p>1.49432945251465</text:p>
          </table:table-cell>
          <table:table-cell office:value-type="float" office:value="1.51747012138367" calcext:value-type="float">
            <text:p>1.51747012138367</text:p>
          </table:table-cell>
          <table:table-cell office:value-type="float" office:value="1.54193162918091" calcext:value-type="float">
            <text:p>1.54193162918091</text:p>
          </table:table-cell>
          <table:table-cell office:value-type="float" office:value="1.45203685760498" calcext:value-type="float">
            <text:p>1.45203685760498</text:p>
          </table:table-cell>
          <table:table-cell office:value-type="float" office:value="1.55891466140747" calcext:value-type="float">
            <text:p>1.55891466140747</text:p>
          </table:table-cell>
          <table:table-cell office:value-type="float" office:value="1.67488193511963" calcext:value-type="float">
            <text:p>1.67488193511963</text:p>
          </table:table-cell>
          <table:table-cell office:value-type="float" office:value="1.41364085674286" calcext:value-type="float">
            <text:p>1.41364085674286</text:p>
          </table:table-cell>
          <table:table-cell office:value-type="float" office:value="1.43176901340485" calcext:value-type="float">
            <text:p>1.43176901340485</text:p>
          </table:table-cell>
          <table:table-cell office:value-type="float" office:value="1.40832901000977" calcext:value-type="float">
            <text:p>1.40832901000977</text:p>
          </table:table-cell>
          <table:table-cell table:number-columns-repeated="3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36" calcext:value-type="float">
            <text:p>1.436</text:p>
          </table:table-cell>
          <table:table-cell office:value-type="float" office:value="1.4465" calcext:value-type="float">
            <text:p>1.4465</text:p>
          </table:table-cell>
          <table:table-cell office:value-type="float" office:value="1.6536" calcext:value-type="float">
            <text:p>1.6536</text:p>
          </table:table-cell>
          <table:table-cell office:value-type="float" office:value="1.2103" calcext:value-type="float">
            <text:p>1.2103</text:p>
          </table:table-cell>
          <table:table-cell office:value-type="float" office:value="1.55137944221497" calcext:value-type="float">
            <text:p>1.55137944221497</text:p>
          </table:table-cell>
          <table:table-cell office:value-type="float" office:value="1.43364083766937" calcext:value-type="float">
            <text:p>1.43364083766937</text:p>
          </table:table-cell>
          <table:table-cell office:value-type="float" office:value="1.65361845493317" calcext:value-type="float">
            <text:p>1.65361845493317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38153111934662" calcext:value-type="float">
            <text:p>1.38153111934662</text:p>
          </table:table-cell>
          <table:table-cell office:value-type="float" office:value="1.45927000045776" calcext:value-type="float">
            <text:p>1.45927000045776</text:p>
          </table:table-cell>
          <table:table-cell office:value-type="float" office:value="1.21033406257629" calcext:value-type="float">
            <text:p>1.21033406257629</text:p>
          </table:table-cell>
          <table:table-cell office:value-type="float" office:value="1.51267099380493" calcext:value-type="float">
            <text:p>1.51267099380493</text:p>
          </table:table-cell>
          <table:table-cell office:value-type="float" office:value="1.28372693061829" calcext:value-type="float">
            <text:p>1.28372693061829</text:p>
          </table:table-cell>
          <table:table-cell office:value-type="float" office:value="1.4908390045166" calcext:value-type="float">
            <text:p>1.4908390045166</text:p>
          </table:table-cell>
          <table:table-cell table:number-columns-repeated="5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528" calcext:value-type="float">
            <text:p>1.4528</text:p>
          </table:table-cell>
          <table:table-cell office:value-type="float" office:value="1.4629" calcext:value-type="float">
            <text:p>1.4629</text:p>
          </table:table-cell>
          <table:table-cell office:value-type="float" office:value="1.5878" calcext:value-type="float">
            <text:p>1.5878</text:p>
          </table:table-cell>
          <table:table-cell office:value-type="float" office:value="1.2825" calcext:value-type="float">
            <text:p>1.2825</text:p>
          </table:table-cell>
          <table:table-cell office:value-type="float" office:value="1.45578908920288" calcext:value-type="float">
            <text:p>1.45578908920288</text:p>
          </table:table-cell>
          <table:table-cell office:value-type="float" office:value="1.28247690200806" calcext:value-type="float">
            <text:p>1.28247690200806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9603128433228" calcext:value-type="float">
            <text:p>1.49603128433228</text:p>
          </table:table-cell>
          <table:table-cell office:value-type="float" office:value="1.50907683372498" calcext:value-type="float">
            <text:p>1.50907683372498</text:p>
          </table:table-cell>
          <table:table-cell office:value-type="float" office:value="1.46999871730804" calcext:value-type="float">
            <text:p>1.46999871730804</text:p>
          </table:table-cell>
          <table:table-cell office:value-type="float" office:value="1.40668940544128" calcext:value-type="float">
            <text:p>1.40668940544128</text:p>
          </table:table-cell>
          <table:table-cell office:value-type="float" office:value="1.4209018945694" calcext:value-type="float">
            <text:p>1.4209018945694</text:p>
          </table:table-cell>
          <table:table-cell office:value-type="float" office:value="1.51599991321564" calcext:value-type="float">
            <text:p>1.51599991321564</text:p>
          </table:table-cell>
          <table:table-cell office:value-type="float" office:value="1.58776700496674" calcext:value-type="float">
            <text:p>1.58776700496674</text:p>
          </table:table-cell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832" calcext:value-type="float">
            <text:p>1.3832</text:p>
          </table:table-cell>
          <table:table-cell office:value-type="float" office:value="1.4057" calcext:value-type="float">
            <text:p>1.4057</text:p>
          </table:table-cell>
          <table:table-cell office:value-type="float" office:value="1.5135" calcext:value-type="float">
            <text:p>1.5135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0572392940521" calcext:value-type="float">
            <text:p>1.40572392940521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4813299179077" calcext:value-type="float">
            <text:p>1.44813299179077</text:p>
          </table:table-cell>
          <table:table-cell office:value-type="float" office:value="1.4505809545517" calcext:value-type="float">
            <text:p>1.4505809545517</text:p>
          </table:table-cell>
          <table:table-cell office:value-type="float" office:value="1.51345038414001" calcext:value-type="float">
            <text:p>1.5134503841400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0257527828217" calcext:value-type="float">
            <text:p>1.50257527828217</text:p>
          </table:table-cell>
          <table:table-cell office:value-type="float" office:value="1.26542854309082" calcext:value-type="float">
            <text:p>1.26542854309082</text:p>
          </table:table-cell>
          <table:table-cell office:value-type="float" office:value="1.35790383815765" calcext:value-type="float">
            <text:p>1.35790383815765</text:p>
          </table:table-cell>
          <table:table-cell office:value-type="float" office:value="1.3897442817688" calcext:value-type="float">
            <text:p>1.3897442817688</text:p>
          </table:table-cell>
          <table:table-cell office:value-type="float" office:value="1.37942039966583" calcext:value-type="float">
            <text:p>1.37942039966583</text:p>
          </table:table-cell>
          <table:table-cell office:value-type="float" office:value="1.50995659828186" calcext:value-type="float">
            <text:p>1.50995659828186</text:p>
          </table:table-cell>
          <table:table-cell office:value-type="float" office:value="1.49656820297241" calcext:value-type="float">
            <text:p>1.49656820297241</text:p>
          </table:table-cell>
          <table:table-cell office:value-type="float" office:value="1.46952414512634" calcext:value-type="float">
            <text:p>1.46952414512634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22662806510925" calcext:value-type="float">
            <text:p>1.22662806510925</text:p>
          </table:table-cell>
          <table:table-cell office:value-type="float" office:value="1.38365697860718" calcext:value-type="float">
            <text:p>1.38365697860718</text:p>
          </table:table-cell>
          <table:table-cell office:value-type="float" office:value="1.33593821525574" calcext:value-type="float">
            <text:p>1.33593821525574</text:p>
          </table:table-cell>
          <table:table-cell office:value-type="float" office:value="1.24869477748871" calcext:value-type="float">
            <text:p>1.24869477748871</text:p>
          </table:table-cell>
          <table:table-cell office:value-type="float" office:value="1.41603899002075" calcext:value-type="float">
            <text:p>1.41603899002075</text:p>
          </table:table-cell>
          <table:table-cell office:value-type="float" office:value="1.44327795505524" calcext:value-type="float">
            <text:p>1.44327795505524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84" calcext:value-type="float">
            <text:p>1.484</text:p>
          </table:table-cell>
          <table:table-cell office:value-type="float" office:value="1.4431" calcext:value-type="float">
            <text:p>1.4431</text:p>
          </table:table-cell>
          <table:table-cell office:value-type="float" office:value="1.7098" calcext:value-type="float">
            <text:p>1.7098</text:p>
          </table:table-cell>
          <table:table-cell office:value-type="float" office:value="1.3678" calcext:value-type="float">
            <text:p>1.3678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4307339191437" calcext:value-type="float">
            <text:p>1.44307339191437</text:p>
          </table:table-cell>
          <table:table-cell office:value-type="float" office:value="1.36780726909637" calcext:value-type="float">
            <text:p>1.36780726909637</text:p>
          </table:table-cell>
          <table:table-cell office:value-type="float" office:value="1.43281841278076" calcext:value-type="float">
            <text:p>1.43281841278076</text:p>
          </table:table-cell>
          <table:table-cell office:value-type="float" office:value="1.5747309923172" calcext:value-type="float">
            <text:p>1.5747309923172</text:p>
          </table:table-cell>
          <table:table-cell office:value-type="float" office:value="1.4355593919754" calcext:value-type="float">
            <text:p>1.4355593919754</text:p>
          </table:table-cell>
          <table:table-cell office:value-type="float" office:value="1.44183850288391" calcext:value-type="float">
            <text:p>1.44183850288391</text:p>
          </table:table-cell>
          <table:table-cell office:value-type="float" office:value="1.54535949230194" calcext:value-type="float">
            <text:p>1.54535949230194</text:p>
          </table:table-cell>
          <table:table-cell office:value-type="float" office:value="1.7098433971405" calcext:value-type="float">
            <text:p>1.7098433971405</text:p>
          </table:table-cell>
          <table:table-cell office:value-type="float" office:value="1.42055320739746" calcext:value-type="float">
            <text:p>1.42055320739746</text:p>
          </table:table-cell>
          <table:table-cell office:value-type="float" office:value="1.36899304389954" calcext:value-type="float">
            <text:p>1.36899304389954</text:p>
          </table:table-cell>
          <table:table-cell office:value-type="float" office:value="1.45682263374329" calcext:value-type="float">
            <text:p>1.45682263374329</text:p>
          </table:table-cell>
          <table:table-cell office:value-type="float" office:value="1.41613304615021" calcext:value-type="float">
            <text:p>1.41613304615021</text:p>
          </table:table-cell>
          <table:table-cell office:value-type="float" office:value="1.63301467895508" calcext:value-type="float">
            <text:p>1.63301467895508</text:p>
          </table:table-cell>
          <table:table-cell office:value-type="float" office:value="1.51787257194519" calcext:value-type="float">
            <text:p>1.51787257194519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432" calcext:value-type="float">
            <text:p>1.4432</text:p>
          </table:table-cell>
          <table:table-cell office:value-type="float" office:value="1.3971" calcext:value-type="float">
            <text:p>1.3971</text:p>
          </table:table-cell>
          <table:table-cell office:value-type="float" office:value="1.8731" calcext:value-type="float">
            <text:p>1.8731</text:p>
          </table:table-cell>
          <table:table-cell office:value-type="float" office:value="1.1774" calcext:value-type="float">
            <text:p>1.1774</text:p>
          </table:table-cell>
          <table:table-cell office:value-type="float" office:value="1.87314939498901" calcext:value-type="float">
            <text:p>1.87314939498901</text:p>
          </table:table-cell>
          <table:table-cell office:value-type="float" office:value="1.37226092815399" calcext:value-type="float">
            <text:p>1.37226092815399</text:p>
          </table:table-cell>
          <table:table-cell office:value-type="float" office:value="1.31129086017609" calcext:value-type="float">
            <text:p>1.31129086017609</text:p>
          </table:table-cell>
          <table:table-cell office:value-type="float" office:value="1.70995771884918" calcext:value-type="float">
            <text:p>1.70995771884918</text:p>
          </table:table-cell>
          <table:table-cell office:value-type="float" office:value="1.47000408172607" calcext:value-type="float">
            <text:p>1.47000408172607</text:p>
          </table:table-cell>
          <table:table-cell office:value-type="float" office:value="1.52265191078186" calcext:value-type="float">
            <text:p>1.52265191078186</text:p>
          </table:table-cell>
          <table:table-cell office:value-type="float" office:value="1.50422191619873" calcext:value-type="float">
            <text:p>1.50422191619873</text:p>
          </table:table-cell>
          <table:table-cell office:value-type="float" office:value="1.26334428787231" calcext:value-type="float">
            <text:p>1.26334428787231</text:p>
          </table:table-cell>
          <table:table-cell office:value-type="float" office:value="1.29353308677673" calcext:value-type="float">
            <text:p>1.29353308677673</text:p>
          </table:table-cell>
          <table:table-cell office:value-type="float" office:value="1.1773761510849" calcext:value-type="float">
            <text:p>1.1773761510849</text:p>
          </table:table-cell>
          <table:table-cell office:value-type="float" office:value="1.38465583324432" calcext:value-type="float">
            <text:p>1.38465583324432</text:p>
          </table:table-cell>
          <table:table-cell office:value-type="float" office:value="1.50825047492981" calcext:value-type="float">
            <text:p>1.50825047492981</text:p>
          </table:table-cell>
          <table:table-cell office:value-type="float" office:value="1.39713704586029" calcext:value-type="float">
            <text:p>1.39713704586029</text:p>
          </table:table-cell>
          <table:table-cell office:value-type="float" office:value="1.49473059177399" calcext:value-type="float">
            <text:p>1.49473059177399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389" calcext:value-type="float">
            <text:p>1.4389</text:p>
          </table:table-cell>
          <table:table-cell office:value-type="float" office:value="1.4546" calcext:value-type="float">
            <text:p>1.4546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0924" calcext:value-type="float">
            <text:p>1.0924</text:p>
          </table:table-cell>
          <table:table-cell office:value-type="float" office:value="1.52540445327759" calcext:value-type="float">
            <text:p>1.52540445327759</text:p>
          </table:table-cell>
          <table:table-cell office:value-type="float" office:value="1.45228207111359" calcext:value-type="float">
            <text:p>1.45228207111359</text:p>
          </table:table-cell>
          <table:table-cell office:value-type="float" office:value="1.376704454422" calcext:value-type="float">
            <text:p>1.376704454422</text:p>
          </table:table-cell>
          <table:table-cell office:value-type="float" office:value="1.45462477207184" calcext:value-type="float">
            <text:p>1.45462477207184</text:p>
          </table:table-cell>
          <table:table-cell office:value-type="float" office:value="1.60714662075043" calcext:value-type="float">
            <text:p>1.60714662075043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9128663539886" calcext:value-type="float">
            <text:p>1.49128663539886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09241592884064" calcext:value-type="float">
            <text:p>1.09241592884064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42924046516418" calcext:value-type="float">
            <text:p>1.42924046516418</text:p>
          </table:table-cell>
          <table:table-cell office:value-type="float" office:value="1.45087945461273" calcext:value-type="float">
            <text:p>1.45087945461273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924" calcext:value-type="float">
            <text:p>1.3924</text:p>
          </table:table-cell>
          <table:table-cell office:value-type="float" office:value="1.3786" calcext:value-type="float">
            <text:p>1.3786</text:p>
          </table:table-cell>
          <table:table-cell office:value-type="float" office:value="1.4222" calcext:value-type="float">
            <text:p>1.4222</text:p>
          </table:table-cell>
          <table:table-cell office:value-type="float" office:value="1.3765" calcext:value-type="float">
            <text:p>1.3765</text:p>
          </table:table-cell>
          <table:table-cell office:value-type="float" office:value="1.37652146816254" calcext:value-type="float">
            <text:p>1.37652146816254</text:p>
          </table:table-cell>
          <table:table-cell office:value-type="float" office:value="1.42222261428833" calcext:value-type="float">
            <text:p>1.42222261428833</text:p>
          </table:table-cell>
          <table:table-cell office:value-type="float" office:value="1.37858092784882" calcext:value-type="float">
            <text:p>1.37858092784882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456" calcext:value-type="float">
            <text:p>1.4456</text:p>
          </table:table-cell>
          <table:table-cell office:value-type="float" office:value="1.4608" calcext:value-type="float">
            <text:p>1.4608</text:p>
          </table:table-cell>
          <table:table-cell office:value-type="float" office:value="1.792" calcext:value-type="float">
            <text:p>1.792</text:p>
          </table:table-cell>
          <table:table-cell office:value-type="float" office:value="1.0059" calcext:value-type="float">
            <text:p>1.0059</text:p>
          </table:table-cell>
          <table:table-cell office:value-type="float" office:value="1.57332909107208" calcext:value-type="float">
            <text:p>1.57332909107208</text:p>
          </table:table-cell>
          <table:table-cell office:value-type="float" office:value="1.42519974708557" calcext:value-type="float">
            <text:p>1.42519974708557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39748871326447" calcext:value-type="float">
            <text:p>1.39748871326447</text:p>
          </table:table-cell>
          <table:table-cell office:value-type="float" office:value="1.48641276359558" calcext:value-type="float">
            <text:p>1.48641276359558</text:p>
          </table:table-cell>
          <table:table-cell office:value-type="float" office:value="1.60406398773193" calcext:value-type="float">
            <text:p>1.60406398773193</text:p>
          </table:table-cell>
          <table:table-cell office:value-type="float" office:value="1.4607105255127" calcext:value-type="float">
            <text:p>1.4607105255127</text:p>
          </table:table-cell>
          <table:table-cell office:value-type="float" office:value="1.58711791038513" calcext:value-type="float">
            <text:p>1.58711791038513</text:p>
          </table:table-cell>
          <table:table-cell office:value-type="float" office:value="1.46755027770996" calcext:value-type="float">
            <text:p>1.46755027770996</text:p>
          </table:table-cell>
          <table:table-cell office:value-type="float" office:value="1.50840389728546" calcext:value-type="float">
            <text:p>1.50840389728546</text:p>
          </table:table-cell>
          <table:table-cell office:value-type="float" office:value="1.5827761888504" calcext:value-type="float">
            <text:p>1.5827761888504</text:p>
          </table:table-cell>
          <table:table-cell office:value-type="float" office:value="1.62009370326996" calcext:value-type="float">
            <text:p>1.62009370326996</text:p>
          </table:table-cell>
          <table:table-cell office:value-type="float" office:value="1.530228972435" calcext:value-type="float">
            <text:p>1.530228972435</text:p>
          </table:table-cell>
          <table:table-cell office:value-type="float" office:value="1.57296526432037" calcext:value-type="float">
            <text:p>1.57296526432037</text:p>
          </table:table-cell>
          <table:table-cell office:value-type="float" office:value="1.03340482711792" calcext:value-type="float">
            <text:p>1.03340482711792</text:p>
          </table:table-cell>
          <table:table-cell office:value-type="float" office:value="1.35724890232086" calcext:value-type="float">
            <text:p>1.35724890232086</text:p>
          </table:table-cell>
          <table:table-cell office:value-type="float" office:value="1.44759225845337" calcext:value-type="float">
            <text:p>1.44759225845337</text:p>
          </table:table-cell>
          <table:table-cell office:value-type="float" office:value="1.00593221187592" calcext:value-type="float">
            <text:p>1.00593221187592</text:p>
          </table:table-cell>
          <table:table-cell office:value-type="float" office:value="1.4288432598114" calcext:value-type="float">
            <text:p>1.4288432598114</text:p>
          </table:table-cell>
          <table:table-cell office:value-type="float" office:value="1.79197096824646" calcext:value-type="float">
            <text:p>1.79197096824646</text:p>
          </table:table-cell>
          <table:table-cell office:value-type="float" office:value="1.46129357814789" calcext:value-type="float">
            <text:p>1.46129357814789</text:p>
          </table:table-cell>
          <table:table-cell office:value-type="float" office:value="1.41991543769836" calcext:value-type="float">
            <text:p>1.41991543769836</text:p>
          </table:table-cell>
          <table:table-cell office:value-type="float" office:value="1.43742883205414" calcext:value-type="float">
            <text:p>1.43742883205414</text:p>
          </table:table-cell>
          <table:table-cell office:value-type="float" office:value="1.50177145004272" calcext:value-type="float">
            <text:p>1.50177145004272</text:p>
          </table:table-cell>
          <table:table-cell office:value-type="float" office:value="1.15107142925262" calcext:value-type="float">
            <text:p>1.15107142925262</text:p>
          </table:table-cell>
          <table:table-cell office:value-type="float" office:value="1.39586770534515" calcext:value-type="float">
            <text:p>1.39586770534515</text:p>
          </table:table-cell>
          <table:table-cell office:value-type="float" office:value="1.4481281042099" calcext:value-type="float">
            <text:p>1.4481281042099</text:p>
          </table:table-cell>
          <table:table-cell office:value-type="float" office:value="1.31809091567993" calcext:value-type="float">
            <text:p>1.31809091567993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581" calcext:value-type="float">
            <text:p>1.4581</text:p>
          </table:table-cell>
          <table:table-cell office:value-type="float" office:value="1.4993" calcext:value-type="float">
            <text:p>1.4993</text:p>
          </table:table-cell>
          <table:table-cell office:value-type="float" office:value="1.7899" calcext:value-type="float">
            <text:p>1.7899</text:p>
          </table:table-cell>
          <table:table-cell office:value-type="float" office:value="1.1735" calcext:value-type="float">
            <text:p>1.1735</text:p>
          </table:table-cell>
          <table:table-cell office:value-type="float" office:value="1.55458998680115" calcext:value-type="float">
            <text:p>1.55458998680115</text:p>
          </table:table-cell>
          <table:table-cell office:value-type="float" office:value="1.51861810684204" calcext:value-type="float">
            <text:p>1.51861810684204</text:p>
          </table:table-cell>
          <table:table-cell office:value-type="float" office:value="1.56848847866058" calcext:value-type="float">
            <text:p>1.56848847866058</text:p>
          </table:table-cell>
          <table:table-cell office:value-type="float" office:value="1.78989541530609" calcext:value-type="float">
            <text:p>1.78989541530609</text:p>
          </table:table-cell>
          <table:table-cell office:value-type="float" office:value="1.49931454658508" calcext:value-type="float">
            <text:p>1.49931454658508</text:p>
          </table:table-cell>
          <table:table-cell office:value-type="float" office:value="1.45490264892578" calcext:value-type="float">
            <text:p>1.45490264892578</text:p>
          </table:table-cell>
          <table:table-cell office:value-type="float" office:value="1.42909753322601" calcext:value-type="float">
            <text:p>1.42909753322601</text:p>
          </table:table-cell>
          <table:table-cell office:value-type="float" office:value="1.56566882133484" calcext:value-type="float">
            <text:p>1.56566882133484</text:p>
          </table:table-cell>
          <table:table-cell office:value-type="float" office:value="1.41073298454285" calcext:value-type="float">
            <text:p>1.41073298454285</text:p>
          </table:table-cell>
          <table:table-cell office:value-type="float" office:value="1.2948112487793" calcext:value-type="float">
            <text:p>1.2948112487793</text:p>
          </table:table-cell>
          <table:table-cell office:value-type="float" office:value="1.24658989906311" calcext:value-type="float">
            <text:p>1.24658989906311</text:p>
          </table:table-cell>
          <table:table-cell office:value-type="float" office:value="1.17347347736359" calcext:value-type="float">
            <text:p>1.17347347736359</text:p>
          </table:table-cell>
          <table:table-cell office:value-type="float" office:value="1.52014565467834" calcext:value-type="float">
            <text:p>1.52014565467834</text:p>
          </table:table-cell>
          <table:table-cell office:value-type="float" office:value="1.34104478359222" calcext:value-type="float">
            <text:p>1.34104478359222</text:p>
          </table:table-cell>
          <table:table-cell office:value-type="float" office:value="1.50392067432404" calcext:value-type="float">
            <text:p>1.50392067432404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5014" calcext:value-type="float">
            <text:p>1.5014</text:p>
          </table:table-cell>
          <table:table-cell office:value-type="float" office:value="1.6274" calcext:value-type="float">
            <text:p>1.6274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2520632743835" calcext:value-type="float">
            <text:p>1.52520632743835</text:p>
          </table:table-cell>
          <table:table-cell office:value-type="float" office:value="1.56511247158051" calcext:value-type="float">
            <text:p>1.56511247158051</text:p>
          </table:table-cell>
          <table:table-cell office:value-type="float" office:value="1.49324870109558" calcext:value-type="float">
            <text:p>1.4932487010955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51925492286682" calcext:value-type="float">
            <text:p>1.51925492286682</text:p>
          </table:table-cell>
          <table:table-cell office:value-type="float" office:value="1.62742269039154" calcext:value-type="float">
            <text:p>1.62742269039154</text:p>
          </table:table-cell>
          <table:table-cell office:value-type="float" office:value="1.52679038047791" calcext:value-type="float">
            <text:p>1.5267903804779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4920244216919" calcext:value-type="float">
            <text:p>1.54920244216919</text:p>
          </table:table-cell>
          <table:table-cell office:value-type="float" office:value="1.57415246963501" calcext:value-type="float">
            <text:p>1.57415246963501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0137877464294" calcext:value-type="float">
            <text:p>1.50137877464294</text:p>
          </table:table-cell>
          <table:table-cell office:value-type="float" office:value="1.53727853298187" calcext:value-type="float">
            <text:p>1.53727853298187</text:p>
          </table:table-cell>
          <table:table-cell office:value-type="float" office:value="1.45226883888245" calcext:value-type="float">
            <text:p>1.45226883888245</text:p>
          </table:table-cell>
          <table:table-cell office:value-type="float" office:value="1.52939975261688" calcext:value-type="float">
            <text:p>1.52939975261688</text:p>
          </table:table-cell>
          <table:table-cell office:value-type="float" office:value="1.59730660915375" calcext:value-type="float">
            <text:p>1.59730660915375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175" calcext:value-type="float">
            <text:p>1.4175</text:p>
          </table:table-cell>
          <table:table-cell office:value-type="float" office:value="1.4367" calcext:value-type="float">
            <text:p>1.4367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0727" calcext:value-type="float">
            <text:p>1.0727</text:p>
          </table:table-cell>
          <table:table-cell office:value-type="float" office:value="1.56690359115601" calcext:value-type="float">
            <text:p>1.56690359115601</text:p>
          </table:table-cell>
          <table:table-cell office:value-type="float" office:value="1.49953889846802" calcext:value-type="float">
            <text:p>1.49953889846802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07272017002106" calcext:value-type="float">
            <text:p>1.07272017002106</text:p>
          </table:table-cell>
          <table:table-cell office:value-type="float" office:value="1.43669676780701" calcext:value-type="float">
            <text:p>1.43669676780701</text:p>
          </table:table-cell>
          <table:table-cell office:value-type="float" office:value="1.4424045085907" calcext:value-type="float">
            <text:p>1.4424045085907</text:p>
          </table:table-cell>
          <table:table-cell office:value-type="float" office:value="1.43603909015656" calcext:value-type="float">
            <text:p>1.43603909015656</text:p>
          </table:table-cell>
          <table:table-cell office:value-type="float" office:value="1.31523776054382" calcext:value-type="float">
            <text:p>1.31523776054382</text:p>
          </table:table-cell>
          <table:table-cell office:value-type="float" office:value="1.55482959747314" calcext:value-type="float">
            <text:p>1.55482959747314</text:p>
          </table:table-cell>
          <table:table-cell office:value-type="float" office:value="1.43136990070343" calcext:value-type="float">
            <text:p>1.43136990070343</text:p>
          </table:table-cell>
          <table:table-cell office:value-type="float" office:value="1.48351097106934" calcext:value-type="float">
            <text:p>1.48351097106934</text:p>
          </table:table-cell>
          <table:table-cell office:value-type="float" office:value="1.36844944953918" calcext:value-type="float">
            <text:p>1.36844944953918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5014" calcext:value-type="float">
            <text:p>1.5014</text:p>
          </table:table-cell>
          <table:table-cell office:value-type="float" office:value="1.6274" calcext:value-type="float">
            <text:p>1.6274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2520632743835" calcext:value-type="float">
            <text:p>1.52520632743835</text:p>
          </table:table-cell>
          <table:table-cell office:value-type="float" office:value="1.56511247158051" calcext:value-type="float">
            <text:p>1.56511247158051</text:p>
          </table:table-cell>
          <table:table-cell office:value-type="float" office:value="1.49324870109558" calcext:value-type="float">
            <text:p>1.4932487010955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51925492286682" calcext:value-type="float">
            <text:p>1.51925492286682</text:p>
          </table:table-cell>
          <table:table-cell office:value-type="float" office:value="1.62742269039154" calcext:value-type="float">
            <text:p>1.62742269039154</text:p>
          </table:table-cell>
          <table:table-cell office:value-type="float" office:value="1.52679038047791" calcext:value-type="float">
            <text:p>1.5267903804779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4920244216919" calcext:value-type="float">
            <text:p>1.54920244216919</text:p>
          </table:table-cell>
          <table:table-cell office:value-type="float" office:value="1.57415246963501" calcext:value-type="float">
            <text:p>1.57415246963501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0137877464294" calcext:value-type="float">
            <text:p>1.50137877464294</text:p>
          </table:table-cell>
          <table:table-cell office:value-type="float" office:value="1.53727853298187" calcext:value-type="float">
            <text:p>1.53727853298187</text:p>
          </table:table-cell>
          <table:table-cell office:value-type="float" office:value="1.45226883888245" calcext:value-type="float">
            <text:p>1.45226883888245</text:p>
          </table:table-cell>
          <table:table-cell office:value-type="float" office:value="1.52939975261688" calcext:value-type="float">
            <text:p>1.52939975261688</text:p>
          </table:table-cell>
          <table:table-cell office:value-type="float" office:value="1.59730660915375" calcext:value-type="float">
            <text:p>1.59730660915375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87" calcext:value-type="float">
            <text:p>1.5187</text:p>
          </table:table-cell>
          <table:table-cell office:value-type="float" office:value="1.5571" calcext:value-type="float">
            <text:p>1.5571</text:p>
          </table:table-cell>
          <table:table-cell office:value-type="float" office:value="1.8223" calcext:value-type="float">
            <text:p>1.8223</text:p>
          </table:table-cell>
          <table:table-cell office:value-type="float" office:value="1.0921" calcext:value-type="float">
            <text:p>1.0921</text:p>
          </table:table-cell>
          <table:table-cell office:value-type="float" office:value="1.69639956951141" calcext:value-type="float">
            <text:p>1.69639956951141</text:p>
          </table:table-cell>
          <table:table-cell office:value-type="float" office:value="1.56058025360107" calcext:value-type="float">
            <text:p>1.56058025360107</text:p>
          </table:table-cell>
          <table:table-cell office:value-type="float" office:value="1.56974959373474" calcext:value-type="float">
            <text:p>1.56974959373474</text:p>
          </table:table-cell>
          <table:table-cell office:value-type="float" office:value="1.66973829269409" calcext:value-type="float">
            <text:p>1.66973829269409</text:p>
          </table:table-cell>
          <table:table-cell office:value-type="float" office:value="1.38464117050171" calcext:value-type="float">
            <text:p>1.38464117050171</text:p>
          </table:table-cell>
          <table:table-cell office:value-type="float" office:value="1.09207499027252" calcext:value-type="float">
            <text:p>1.09207499027252</text:p>
          </table:table-cell>
          <table:table-cell office:value-type="float" office:value="1.30357873439789" calcext:value-type="float">
            <text:p>1.30357873439789</text:p>
          </table:table-cell>
          <table:table-cell office:value-type="float" office:value="1.57933175563812" calcext:value-type="float">
            <text:p>1.57933175563812</text:p>
          </table:table-cell>
          <table:table-cell office:value-type="float" office:value="1.57923579216003" calcext:value-type="float">
            <text:p>1.57923579216003</text:p>
          </table:table-cell>
          <table:table-cell office:value-type="float" office:value="1.38373017311096" calcext:value-type="float">
            <text:p>1.38373017311096</text:p>
          </table:table-cell>
          <table:table-cell office:value-type="float" office:value="1.66976761817932" calcext:value-type="float">
            <text:p>1.66976761817932</text:p>
          </table:table-cell>
          <table:table-cell office:value-type="float" office:value="1.66739010810852" calcext:value-type="float">
            <text:p>1.66739010810852</text:p>
          </table:table-cell>
          <table:table-cell office:value-type="float" office:value="1.5852677822113" calcext:value-type="float">
            <text:p>1.5852677822113</text:p>
          </table:table-cell>
          <table:table-cell office:value-type="float" office:value="1.50093948841095" calcext:value-type="float">
            <text:p>1.50093948841095</text:p>
          </table:table-cell>
          <table:table-cell office:value-type="float" office:value="1.375941157341" calcext:value-type="float">
            <text:p>1.375941157341</text:p>
          </table:table-cell>
          <table:table-cell office:value-type="float" office:value="1.42718756198883" calcext:value-type="float">
            <text:p>1.42718756198883</text:p>
          </table:table-cell>
          <table:table-cell office:value-type="float" office:value="1.82230687141418" calcext:value-type="float">
            <text:p>1.82230687141418</text:p>
          </table:table-cell>
          <table:table-cell office:value-type="float" office:value="1.33932304382324" calcext:value-type="float">
            <text:p>1.33932304382324</text:p>
          </table:table-cell>
          <table:table-cell office:value-type="float" office:value="1.60202956199646" calcext:value-type="float">
            <text:p>1.60202956199646</text:p>
          </table:table-cell>
          <table:table-cell office:value-type="float" office:value="1.51382565498352" calcext:value-type="float">
            <text:p>1.51382565498352</text:p>
          </table:table-cell>
          <table:table-cell office:value-type="float" office:value="1.59038555622101" calcext:value-type="float">
            <text:p>1.59038555622101</text:p>
          </table:table-cell>
          <table:table-cell office:value-type="float" office:value="1.44176411628723" calcext:value-type="float">
            <text:p>1.44176411628723</text:p>
          </table:table-cell>
          <table:table-cell office:value-type="float" office:value="1.55315279960632" calcext:value-type="float">
            <text:p>1.55315279960632</text:p>
          </table:table-cell>
          <table:table-cell office:value-type="float" office:value="1.81009483337402" calcext:value-type="float">
            <text:p>1.81009483337402</text:p>
          </table:table-cell>
          <table:table-cell office:value-type="float" office:value="1.56298303604126" calcext:value-type="float">
            <text:p>1.56298303604126</text:p>
          </table:table-cell>
          <table:table-cell office:value-type="float" office:value="1.55356919765472" calcext:value-type="float">
            <text:p>1.55356919765472</text:p>
          </table:table-cell>
          <table:table-cell office:value-type="float" office:value="1.28738927841187" calcext:value-type="float">
            <text:p>1.28738927841187</text:p>
          </table:table-cell>
          <table:table-cell office:value-type="float" office:value="1.40241348743439" calcext:value-type="float">
            <text:p>1.40241348743439</text:p>
          </table:table-cell>
          <table:table-cell table:number-columns-repeated="3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576" calcext:value-type="float">
            <text:p>1.4576</text:p>
          </table:table-cell>
          <table:table-cell office:value-type="float" office:value="1.477" calcext:value-type="float">
            <text:p>1.477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41771614551544" calcext:value-type="float">
            <text:p>1.41771614551544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53328597545624" calcext:value-type="float">
            <text:p>1.53328597545624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9236333370209" calcext:value-type="float">
            <text:p>1.49236333370209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54485964775085" calcext:value-type="float">
            <text:p>1.54485964775085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55501651763916" calcext:value-type="float">
            <text:p>1.55501651763916</text:p>
          </table:table-cell>
          <table:table-cell office:value-type="float" office:value="1.25226759910584" calcext:value-type="float">
            <text:p>1.25226759910584</text:p>
          </table:table-cell>
          <table:table-cell office:value-type="float" office:value="1.50675988197327" calcext:value-type="float">
            <text:p>1.50675988197327</text:p>
          </table:table-cell>
          <table:table-cell office:value-type="float" office:value="1.36411952972412" calcext:value-type="float">
            <text:p>1.36411952972412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49403393268585" calcext:value-type="float">
            <text:p>1.49403393268585</text:p>
          </table:table-cell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5014" calcext:value-type="float">
            <text:p>1.5014</text:p>
          </table:table-cell>
          <table:table-cell office:value-type="float" office:value="1.6274" calcext:value-type="float">
            <text:p>1.6274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9539601802826" calcext:value-type="float">
            <text:p>1.4953960180282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2520632743835" calcext:value-type="float">
            <text:p>1.52520632743835</text:p>
          </table:table-cell>
          <table:table-cell office:value-type="float" office:value="1.56511247158051" calcext:value-type="float">
            <text:p>1.56511247158051</text:p>
          </table:table-cell>
          <table:table-cell office:value-type="float" office:value="1.49324870109558" calcext:value-type="float">
            <text:p>1.4932487010955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7709035873413" calcext:value-type="float">
            <text:p>1.47709035873413</text:p>
          </table:table-cell>
          <table:table-cell office:value-type="float" office:value="1.51925492286682" calcext:value-type="float">
            <text:p>1.51925492286682</text:p>
          </table:table-cell>
          <table:table-cell office:value-type="float" office:value="1.62742269039154" calcext:value-type="float">
            <text:p>1.62742269039154</text:p>
          </table:table-cell>
          <table:table-cell office:value-type="float" office:value="1.52679038047791" calcext:value-type="float">
            <text:p>1.52679038047791</text:p>
          </table:table-cell>
          <table:table-cell office:value-type="float" office:value="1.39679849147797" calcext:value-type="float">
            <text:p>1.39679849147797</text:p>
          </table:table-cell>
          <table:table-cell office:value-type="float" office:value="1.54920244216919" calcext:value-type="float">
            <text:p>1.54920244216919</text:p>
          </table:table-cell>
          <table:table-cell office:value-type="float" office:value="1.57415246963501" calcext:value-type="float">
            <text:p>1.57415246963501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0137877464294" calcext:value-type="float">
            <text:p>1.50137877464294</text:p>
          </table:table-cell>
          <table:table-cell office:value-type="float" office:value="1.53727853298187" calcext:value-type="float">
            <text:p>1.53727853298187</text:p>
          </table:table-cell>
          <table:table-cell office:value-type="float" office:value="1.45226883888245" calcext:value-type="float">
            <text:p>1.45226883888245</text:p>
          </table:table-cell>
          <table:table-cell office:value-type="float" office:value="1.52939975261688" calcext:value-type="float">
            <text:p>1.52939975261688</text:p>
          </table:table-cell>
          <table:table-cell office:value-type="float" office:value="1.59730660915375" calcext:value-type="float">
            <text:p>1.59730660915375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38" calcext:value-type="float">
            <text:p>1.5138</text:p>
          </table:table-cell>
          <table:table-cell office:value-type="float" office:value="1.4889" calcext:value-type="float">
            <text:p>1.4889</text:p>
          </table:table-cell>
          <table:table-cell office:value-type="float" office:value="1.7507" calcext:value-type="float">
            <text:p>1.7507</text:p>
          </table:table-cell>
          <table:table-cell office:value-type="float" office:value="1.3972" calcext:value-type="float">
            <text:p>1.3972</text:p>
          </table:table-cell>
          <table:table-cell office:value-type="float" office:value="1.48495137691498" calcext:value-type="float">
            <text:p>1.48495137691498</text:p>
          </table:table-cell>
          <table:table-cell office:value-type="float" office:value="1.45769846439362" calcext:value-type="float">
            <text:p>1.45769846439362</text:p>
          </table:table-cell>
          <table:table-cell office:value-type="float" office:value="1.61870634555817" calcext:value-type="float">
            <text:p>1.61870634555817</text:p>
          </table:table-cell>
          <table:table-cell office:value-type="float" office:value="1.49286305904388" calcext:value-type="float">
            <text:p>1.49286305904388</text:p>
          </table:table-cell>
          <table:table-cell office:value-type="float" office:value="1.51369905471802" calcext:value-type="float">
            <text:p>1.51369905471802</text:p>
          </table:table-cell>
          <table:table-cell office:value-type="float" office:value="1.42082142829895" calcext:value-type="float">
            <text:p>1.42082142829895</text:p>
          </table:table-cell>
          <table:table-cell office:value-type="float" office:value="1.57648384571075" calcext:value-type="float">
            <text:p>1.57648384571075</text:p>
          </table:table-cell>
          <table:table-cell office:value-type="float" office:value="1.42436921596527" calcext:value-type="float">
            <text:p>1.42436921596527</text:p>
          </table:table-cell>
          <table:table-cell office:value-type="float" office:value="1.39724767208099" calcext:value-type="float">
            <text:p>1.39724767208099</text:p>
          </table:table-cell>
          <table:table-cell office:value-type="float" office:value="1.75069105625153" calcext:value-type="float">
            <text:p>1.75069105625153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578" calcext:value-type="float">
            <text:p>1.4578</text:p>
          </table:table-cell>
          <table:table-cell office:value-type="float" office:value="1.4708" calcext:value-type="float">
            <text:p>1.4708</text:p>
          </table:table-cell>
          <table:table-cell office:value-type="float" office:value="1.7441" calcext:value-type="float">
            <text:p>1.7441</text:p>
          </table:table-cell>
          <table:table-cell office:value-type="float" office:value="0.9074" calcext:value-type="float">
            <text:p>0.9074</text:p>
          </table:table-cell>
          <table:table-cell office:value-type="float" office:value="1.45472729206085" calcext:value-type="float">
            <text:p>1.45472729206085</text:p>
          </table:table-cell>
          <table:table-cell office:value-type="float" office:value="0.907378971576691" calcext:value-type="float">
            <text:p>0.907378971576691</text:p>
          </table:table-cell>
          <table:table-cell office:value-type="float" office:value="1.60068655014038" calcext:value-type="float">
            <text:p>1.60068655014038</text:p>
          </table:table-cell>
          <table:table-cell office:value-type="float" office:value="1.44358456134796" calcext:value-type="float">
            <text:p>1.44358456134796</text:p>
          </table:table-cell>
          <table:table-cell office:value-type="float" office:value="1.61409604549408" calcext:value-type="float">
            <text:p>1.61409604549408</text:p>
          </table:table-cell>
          <table:table-cell office:value-type="float" office:value="1.5232321023941" calcext:value-type="float">
            <text:p>1.5232321023941</text:p>
          </table:table-cell>
          <table:table-cell office:value-type="float" office:value="1.50899946689606" calcext:value-type="float">
            <text:p>1.50899946689606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6077823638916" calcext:value-type="float">
            <text:p>1.6077823638916</text:p>
          </table:table-cell>
          <table:table-cell office:value-type="float" office:value="1.49107551574707" calcext:value-type="float">
            <text:p>1.49107551574707</text:p>
          </table:table-cell>
          <table:table-cell office:value-type="float" office:value="1.66424119472504" calcext:value-type="float">
            <text:p>1.66424119472504</text:p>
          </table:table-cell>
          <table:table-cell office:value-type="float" office:value="1.63774645328522" calcext:value-type="float">
            <text:p>1.63774645328522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149" calcext:value-type="float">
            <text:p>1.5149</text:p>
          </table:table-cell>
          <table:table-cell office:value-type="float" office:value="1.5196" calcext:value-type="float">
            <text:p>1.5196</text:p>
          </table:table-cell>
          <table:table-cell office:value-type="float" office:value="1.8557" calcext:value-type="float">
            <text:p>1.8557</text:p>
          </table:table-cell>
          <table:table-cell office:value-type="float" office:value="1.2011" calcext:value-type="float">
            <text:p>1.2011</text:p>
          </table:table-cell>
          <table:table-cell office:value-type="float" office:value="1.68023312091827" calcext:value-type="float">
            <text:p>1.68023312091827</text:p>
          </table:table-cell>
          <table:table-cell office:value-type="float" office:value="1.41221415996552" calcext:value-type="float">
            <text:p>1.41221415996552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7341992855072" calcext:value-type="float">
            <text:p>1.57341992855072</text:p>
          </table:table-cell>
          <table:table-cell office:value-type="float" office:value="1.54094564914703" calcext:value-type="float">
            <text:p>1.54094564914703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85570704936981" calcext:value-type="float">
            <text:p>1.85570704936981</text:p>
          </table:table-cell>
          <table:table-cell office:value-type="float" office:value="1.58438646793365" calcext:value-type="float">
            <text:p>1.58438646793365</text:p>
          </table:table-cell>
          <table:table-cell office:value-type="float" office:value="1.20110070705414" calcext:value-type="float">
            <text:p>1.20110070705414</text:p>
          </table:table-cell>
          <table:table-cell office:value-type="float" office:value="1.57321882247925" calcext:value-type="float">
            <text:p>1.57321882247925</text:p>
          </table:table-cell>
          <table:table-cell office:value-type="float" office:value="1.70361387729645" calcext:value-type="float">
            <text:p>1.70361387729645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7274911403656" calcext:value-type="float">
            <text:p>1.7274911403656</text:p>
          </table:table-cell>
          <table:table-cell office:value-type="float" office:value="1.47780930995941" calcext:value-type="float">
            <text:p>1.47780930995941</text:p>
          </table:table-cell>
          <table:table-cell office:value-type="float" office:value="1.33932304382324" calcext:value-type="float">
            <text:p>1.33932304382324</text:p>
          </table:table-cell>
          <table:table-cell office:value-type="float" office:value="1.44528186321259" calcext:value-type="float">
            <text:p>1.44528186321259</text:p>
          </table:table-cell>
          <table:table-cell office:value-type="float" office:value="1.4039386510849" calcext:value-type="float">
            <text:p>1.4039386510849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1957404613495" calcext:value-type="float">
            <text:p>1.51957404613495</text:p>
          </table:table-cell>
          <table:table-cell office:value-type="float" office:value="1.52958631515503" calcext:value-type="float">
            <text:p>1.52958631515503</text:p>
          </table:table-cell>
          <table:table-cell office:value-type="float" office:value="1.43072235584259" calcext:value-type="float">
            <text:p>1.43072235584259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885" calcext:value-type="float">
            <text:p>1.5885</text:p>
          </table:table-cell>
          <table:table-cell office:value-type="float" office:value="1.5372" calcext:value-type="float">
            <text:p>1.5372</text:p>
          </table:table-cell>
          <table:table-cell office:value-type="float" office:value="1.7244" calcext:value-type="float">
            <text:p>1.7244</text:p>
          </table:table-cell>
          <table:table-cell office:value-type="float" office:value="1.5039" calcext:value-type="float">
            <text:p>1.5039</text:p>
          </table:table-cell>
          <table:table-cell office:value-type="float" office:value="1.5371972322464" calcext:value-type="float">
            <text:p>1.5371972322464</text:p>
          </table:table-cell>
          <table:table-cell office:value-type="float" office:value="1.7244131565094" calcext:value-type="float">
            <text:p>1.7244131565094</text:p>
          </table:table-cell>
          <table:table-cell office:value-type="float" office:value="1.50392067432404" calcext:value-type="float">
            <text:p>1.50392067432404</text:p>
          </table:table-cell>
          <table:table-cell table:number-columns-repeated="6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29" calcext:value-type="float">
            <text:p>1.4329</text:p>
          </table:table-cell>
          <table:table-cell office:value-type="float" office:value="1.462" calcext:value-type="float">
            <text:p>1.462</text:p>
          </table:table-cell>
          <table:table-cell office:value-type="float" office:value="1.7441" calcext:value-type="float">
            <text:p>1.7441</text:p>
          </table:table-cell>
          <table:table-cell office:value-type="float" office:value="0.9319" calcext:value-type="float">
            <text:p>0.9319</text:p>
          </table:table-cell>
          <table:table-cell office:value-type="float" office:value="1.40505516529083" calcext:value-type="float">
            <text:p>1.40505516529083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45674049854279" calcext:value-type="float">
            <text:p>1.4567404985427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8544611930847" calcext:value-type="float">
            <text:p>1.58544611930847</text:p>
          </table:table-cell>
          <table:table-cell office:value-type="float" office:value="1.52073061466217" calcext:value-type="float">
            <text:p>1.52073061466217</text:p>
          </table:table-cell>
          <table:table-cell office:value-type="float" office:value="0.931852102279663" calcext:value-type="float">
            <text:p>0.931852102279663</text:p>
          </table:table-cell>
          <table:table-cell office:value-type="float" office:value="1.4952871799469" calcext:value-type="float">
            <text:p>1.4952871799469</text:p>
          </table:table-cell>
          <table:table-cell office:value-type="float" office:value="1.55172073841095" calcext:value-type="float">
            <text:p>1.55172073841095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57985019683838" calcext:value-type="float">
            <text:p>1.57985019683838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42882299423218" calcext:value-type="float">
            <text:p>1.42882299423218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48620939254761" calcext:value-type="float">
            <text:p>1.48620939254761</text:p>
          </table:table-cell>
          <table:table-cell office:value-type="float" office:value="1.48936223983765" calcext:value-type="float">
            <text:p>1.48936223983765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521" calcext:value-type="float">
            <text:p>1.6521</text:p>
          </table:table-cell>
          <table:table-cell office:value-type="float" office:value="1.7451" calcext:value-type="float">
            <text:p>1.7451</text:p>
          </table:table-cell>
          <table:table-cell office:value-type="float" office:value="1.8536" calcext:value-type="float">
            <text:p>1.8536</text:p>
          </table:table-cell>
          <table:table-cell office:value-type="float" office:value="1.2155" calcext:value-type="float">
            <text:p>1.2155</text:p>
          </table:table-cell>
          <table:table-cell office:value-type="float" office:value="1.85360169410706" calcext:value-type="float">
            <text:p>1.85360169410706</text:p>
          </table:table-cell>
          <table:table-cell office:value-type="float" office:value="1.57309651374817" calcext:value-type="float">
            <text:p>1.57309651374817</text:p>
          </table:table-cell>
          <table:table-cell office:value-type="float" office:value="1.71862876415253" calcext:value-type="float">
            <text:p>1.71862876415253</text:p>
          </table:table-cell>
          <table:table-cell office:value-type="float" office:value="1.78036999702454" calcext:value-type="float">
            <text:p>1.78036999702454</text:p>
          </table:table-cell>
          <table:table-cell office:value-type="float" office:value="1.771639585495" calcext:value-type="float">
            <text:p>1.771639585495</text:p>
          </table:table-cell>
          <table:table-cell office:value-type="float" office:value="1.21550440788269" calcext:value-type="float">
            <text:p>1.21550440788269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98" calcext:value-type="float">
            <text:p>1.4498</text:p>
          </table:table-cell>
          <table:table-cell office:value-type="float" office:value="1.4674" calcext:value-type="float">
            <text:p>1.4674</text:p>
          </table:table-cell>
          <table:table-cell office:value-type="float" office:value="1.7441" calcext:value-type="float">
            <text:p>1.7441</text:p>
          </table:table-cell>
          <table:table-cell office:value-type="float" office:value="0.7975" calcext:value-type="float">
            <text:p>0.7975</text:p>
          </table:table-cell>
          <table:table-cell office:value-type="float" office:value="1.53046262264252" calcext:value-type="float">
            <text:p>1.53046262264252</text:p>
          </table:table-cell>
          <table:table-cell office:value-type="float" office:value="0.797521352767944" calcext:value-type="float">
            <text:p>0.797521352767944</text:p>
          </table:table-cell>
          <table:table-cell office:value-type="float" office:value="1.72693169116974" calcext:value-type="float">
            <text:p>1.72693169116974</text:p>
          </table:table-cell>
          <table:table-cell office:value-type="float" office:value="1.4579918384552" calcext:value-type="float">
            <text:p>1.4579918384552</text:p>
          </table:table-cell>
          <table:table-cell office:value-type="float" office:value="1.50823450088501" calcext:value-type="float">
            <text:p>1.50823450088501</text:p>
          </table:table-cell>
          <table:table-cell office:value-type="float" office:value="1.42124581336975" calcext:value-type="float">
            <text:p>1.42124581336975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27898442745209" calcext:value-type="float">
            <text:p>1.2789844274520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2075378894806" calcext:value-type="float">
            <text:p>1.72075378894806</text:p>
          </table:table-cell>
          <table:table-cell office:value-type="float" office:value="1.46737265586853" calcext:value-type="float">
            <text:p>1.46737265586853</text:p>
          </table:table-cell>
          <table:table-cell office:value-type="float" office:value="1.4485102891922" calcext:value-type="float">
            <text:p>1.4485102891922</text:p>
          </table:table-cell>
          <table:table-cell office:value-type="float" office:value="1.65503096580505" calcext:value-type="float">
            <text:p>1.65503096580505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32266438007355" calcext:value-type="float">
            <text:p>1.32266438007355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627" calcext:value-type="float">
            <text:p>1.4627</text:p>
          </table:table-cell>
          <table:table-cell office:value-type="float" office:value="1.5318" calcext:value-type="float">
            <text:p>1.5318</text:p>
          </table:table-cell>
          <table:table-cell office:value-type="float" office:value="1.7896" calcext:value-type="float">
            <text:p>1.7896</text:p>
          </table:table-cell>
          <table:table-cell office:value-type="float" office:value="0.9844" calcext:value-type="float">
            <text:p>0.9844</text:p>
          </table:table-cell>
          <table:table-cell office:value-type="float" office:value="1.53328001499176" calcext:value-type="float">
            <text:p>1.53328001499176</text:p>
          </table:table-cell>
          <table:table-cell office:value-type="float" office:value="1.54632461071014" calcext:value-type="float">
            <text:p>1.54632461071014</text:p>
          </table:table-cell>
          <table:table-cell office:value-type="float" office:value="1.53182744979858" calcext:value-type="float">
            <text:p>1.53182744979858</text:p>
          </table:table-cell>
          <table:table-cell office:value-type="float" office:value="1.53320229053497" calcext:value-type="float">
            <text:p>1.5332022905349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55715489387512" calcext:value-type="float">
            <text:p>1.55715489387512</text:p>
          </table:table-cell>
          <table:table-cell office:value-type="float" office:value="1.24496054649353" calcext:value-type="float">
            <text:p>1.24496054649353</text:p>
          </table:table-cell>
          <table:table-cell office:value-type="float" office:value="1.29796242713928" calcext:value-type="float">
            <text:p>1.29796242713928</text:p>
          </table:table-cell>
          <table:table-cell office:value-type="float" office:value="1.68478751182556" calcext:value-type="float">
            <text:p>1.68478751182556</text:p>
          </table:table-cell>
          <table:table-cell office:value-type="float" office:value="0.984397411346436" calcext:value-type="float">
            <text:p>0.984397411346436</text:p>
          </table:table-cell>
          <table:table-cell office:value-type="float" office:value="1.28485155105591" calcext:value-type="float">
            <text:p>1.28485155105591</text:p>
          </table:table-cell>
          <table:table-cell office:value-type="float" office:value="1.49016284942627" calcext:value-type="float">
            <text:p>1.49016284942627</text:p>
          </table:table-cell>
          <table:table-cell office:value-type="float" office:value="1.6294778585434" calcext:value-type="float">
            <text:p>1.6294778585434</text:p>
          </table:table-cell>
          <table:table-cell office:value-type="float" office:value="1.54418361186981" calcext:value-type="float">
            <text:p>1.54418361186981</text:p>
          </table:table-cell>
          <table:table-cell office:value-type="float" office:value="1.19848537445068" calcext:value-type="float">
            <text:p>1.19848537445068</text:p>
          </table:table-cell>
          <table:table-cell office:value-type="float" office:value="1.7739349603653" calcext:value-type="float">
            <text:p>1.7739349603653</text:p>
          </table:table-cell>
          <table:table-cell office:value-type="float" office:value="1.29088687896729" calcext:value-type="float">
            <text:p>1.29088687896729</text:p>
          </table:table-cell>
          <table:table-cell office:value-type="float" office:value="1.7896134853363" calcext:value-type="float">
            <text:p>1.7896134853363</text:p>
          </table:table-cell>
          <table:table-cell office:value-type="float" office:value="1.18669438362122" calcext:value-type="float">
            <text:p>1.18669438362122</text:p>
          </table:table-cell>
          <table:table-cell office:value-type="float" office:value="1.75069105625153" calcext:value-type="float">
            <text:p>1.75069105625153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3874" calcext:value-type="float">
            <text:p>1.3874</text:p>
          </table:table-cell>
          <table:table-cell office:value-type="float" office:value="1.3997" calcext:value-type="float">
            <text:p>1.3997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704" calcext:value-type="float">
            <text:p>1.1704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51092374324799" calcext:value-type="float">
            <text:p>1.51092374324799</text:p>
          </table:table-cell>
          <table:table-cell office:value-type="float" office:value="1.45613574981689" calcext:value-type="float">
            <text:p>1.45613574981689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168016910553" calcext:value-type="float">
            <text:p>1.4168016910553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941363811493" calcext:value-type="float">
            <text:p>1.46941363811493</text:p>
          </table:table-cell>
          <table:table-cell office:value-type="float" office:value="1.4306823015213" calcext:value-type="float">
            <text:p>1.4306823015213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33759152889252" calcext:value-type="float">
            <text:p>1.33759152889252</text:p>
          </table:table-cell>
          <table:table-cell office:value-type="float" office:value="1.47594332695007" calcext:value-type="float">
            <text:p>1.47594332695007</text:p>
          </table:table-cell>
          <table:table-cell office:value-type="float" office:value="1.45778620243073" calcext:value-type="float">
            <text:p>1.4577862024307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39973402023315" calcext:value-type="float">
            <text:p>1.39973402023315</text:p>
          </table:table-cell>
          <table:table-cell office:value-type="float" office:value="1.29663014411926" calcext:value-type="float">
            <text:p>1.29663014411926</text:p>
          </table:table-cell>
          <table:table-cell office:value-type="float" office:value="1.31055855751038" calcext:value-type="float">
            <text:p>1.31055855751038</text:p>
          </table:table-cell>
          <table:table-cell office:value-type="float" office:value="1.25658929347992" calcext:value-type="float">
            <text:p>1.25658929347992</text:p>
          </table:table-cell>
          <table:table-cell office:value-type="float" office:value="1.32366633415222" calcext:value-type="float">
            <text:p>1.32366633415222</text:p>
          </table:table-cell>
          <table:table-cell office:value-type="float" office:value="1.32366514205933" calcext:value-type="float">
            <text:p>1.32366514205933</text:p>
          </table:table-cell>
          <table:table-cell office:value-type="float" office:value="1.17036366462708" calcext:value-type="float">
            <text:p>1.1703636646270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29" calcext:value-type="float">
            <text:p>1.4329</text:p>
          </table:table-cell>
          <table:table-cell office:value-type="float" office:value="1.462" calcext:value-type="float">
            <text:p>1.462</text:p>
          </table:table-cell>
          <table:table-cell office:value-type="float" office:value="1.7441" calcext:value-type="float">
            <text:p>1.7441</text:p>
          </table:table-cell>
          <table:table-cell office:value-type="float" office:value="0.9319" calcext:value-type="float">
            <text:p>0.9319</text:p>
          </table:table-cell>
          <table:table-cell office:value-type="float" office:value="1.40505516529083" calcext:value-type="float">
            <text:p>1.40505516529083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45674049854279" calcext:value-type="float">
            <text:p>1.4567404985427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8544611930847" calcext:value-type="float">
            <text:p>1.58544611930847</text:p>
          </table:table-cell>
          <table:table-cell office:value-type="float" office:value="1.52073061466217" calcext:value-type="float">
            <text:p>1.52073061466217</text:p>
          </table:table-cell>
          <table:table-cell office:value-type="float" office:value="0.931852102279663" calcext:value-type="float">
            <text:p>0.931852102279663</text:p>
          </table:table-cell>
          <table:table-cell office:value-type="float" office:value="1.4952871799469" calcext:value-type="float">
            <text:p>1.4952871799469</text:p>
          </table:table-cell>
          <table:table-cell office:value-type="float" office:value="1.55172073841095" calcext:value-type="float">
            <text:p>1.55172073841095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57985019683838" calcext:value-type="float">
            <text:p>1.57985019683838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42882299423218" calcext:value-type="float">
            <text:p>1.42882299423218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48620939254761" calcext:value-type="float">
            <text:p>1.48620939254761</text:p>
          </table:table-cell>
          <table:table-cell office:value-type="float" office:value="1.48936223983765" calcext:value-type="float">
            <text:p>1.48936223983765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491" calcext:value-type="float">
            <text:p>1.4491</text:p>
          </table:table-cell>
          <table:table-cell office:value-type="float" office:value="1.4539" calcext:value-type="float">
            <text:p>1.4539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0859" calcext:value-type="float">
            <text:p>1.0859</text:p>
          </table:table-cell>
          <table:table-cell office:value-type="float" office:value="1.53097486495972" calcext:value-type="float">
            <text:p>1.53097486495972</text:p>
          </table:table-cell>
          <table:table-cell office:value-type="float" office:value="1.57030606269836" calcext:value-type="float">
            <text:p>1.57030606269836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5255136489868" calcext:value-type="float">
            <text:p>1.45255136489868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57201707363129" calcext:value-type="float">
            <text:p>1.57201707363129</text:p>
          </table:table-cell>
          <table:table-cell office:value-type="float" office:value="1.57828891277313" calcext:value-type="float">
            <text:p>1.57828891277313</text:p>
          </table:table-cell>
          <table:table-cell office:value-type="float" office:value="1.08590066432953" calcext:value-type="float">
            <text:p>1.08590066432953</text:p>
          </table:table-cell>
          <table:table-cell office:value-type="float" office:value="1.38650918006897" calcext:value-type="float">
            <text:p>1.38650918006897</text:p>
          </table:table-cell>
          <table:table-cell office:value-type="float" office:value="1.31141698360443" calcext:value-type="float">
            <text:p>1.31141698360443</text:p>
          </table:table-cell>
          <table:table-cell office:value-type="float" office:value="1.50904870033264" calcext:value-type="float">
            <text:p>1.50904870033264</text:p>
          </table:table-cell>
          <table:table-cell office:value-type="float" office:value="1.56635594367981" calcext:value-type="float">
            <text:p>1.56635594367981</text:p>
          </table:table-cell>
          <table:table-cell office:value-type="float" office:value="1.52307307720184" calcext:value-type="float">
            <text:p>1.52307307720184</text:p>
          </table:table-cell>
          <table:table-cell office:value-type="float" office:value="1.45385825634003" calcext:value-type="float">
            <text:p>1.45385825634003</text:p>
          </table:table-cell>
          <table:table-cell office:value-type="float" office:value="1.57652473449707" calcext:value-type="float">
            <text:p>1.57652473449707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4148108959198" calcext:value-type="float">
            <text:p>1.4148108959198</text:p>
          </table:table-cell>
          <table:table-cell office:value-type="float" office:value="1.40081870555878" calcext:value-type="float">
            <text:p>1.40081870555878</text:p>
          </table:table-cell>
          <table:table-cell office:value-type="float" office:value="1.2623804807663" calcext:value-type="float">
            <text:p>1.2623804807663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99" calcext:value-type="float">
            <text:p>1.4799</text:p>
          </table:table-cell>
          <table:table-cell office:value-type="float" office:value="1.4609" calcext:value-type="float">
            <text:p>1.4609</text:p>
          </table:table-cell>
          <table:table-cell office:value-type="float" office:value="1.6506" calcext:value-type="float">
            <text:p>1.6506</text:p>
          </table:table-cell>
          <table:table-cell office:value-type="float" office:value="1.3833" calcext:value-type="float">
            <text:p>1.3833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54094564914703" calcext:value-type="float">
            <text:p>1.54094564914703</text:p>
          </table:table-cell>
          <table:table-cell office:value-type="float" office:value="1.49845862388611" calcext:value-type="float">
            <text:p>1.49845862388611</text:p>
          </table:table-cell>
          <table:table-cell office:value-type="float" office:value="1.42731511592865" calcext:value-type="float">
            <text:p>1.42731511592865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039386510849" calcext:value-type="float">
            <text:p>1.4039386510849</text:p>
          </table:table-cell>
          <table:table-cell office:value-type="float" office:value="1.51233267784119" calcext:value-type="float">
            <text:p>1.51233267784119</text:p>
          </table:table-cell>
          <table:table-cell office:value-type="float" office:value="1.65062201023102" calcext:value-type="float">
            <text:p>1.65062201023102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46720993518829" calcext:value-type="float">
            <text:p>1.46720993518829</text:p>
          </table:table-cell>
          <table:table-cell office:value-type="float" office:value="1.5991096496582" calcext:value-type="float">
            <text:p>1.5991096496582</text:p>
          </table:table-cell>
          <table:table-cell office:value-type="float" office:value="1.43072235584259" calcext:value-type="float">
            <text:p>1.43072235584259</text:p>
          </table:table-cell>
          <table:table-cell office:value-type="float" office:value="1.43079960346222" calcext:value-type="float">
            <text:p>1.43079960346222</text:p>
          </table:table-cell>
          <table:table-cell office:value-type="float" office:value="1.54227936267853" calcext:value-type="float">
            <text:p>1.54227936267853</text:p>
          </table:table-cell>
          <table:table-cell office:value-type="float" office:value="1.40468227863312" calcext:value-type="float">
            <text:p>1.40468227863312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076" calcext:value-type="float">
            <text:p>1.4076</text:p>
          </table:table-cell>
          <table:table-cell office:value-type="float" office:value="1.4457" calcext:value-type="float">
            <text:p>1.4457</text:p>
          </table:table-cell>
          <table:table-cell office:value-type="float" office:value="1.6023" calcext:value-type="float">
            <text:p>1.6023</text:p>
          </table:table-cell>
          <table:table-cell office:value-type="float" office:value="1.06" calcext:value-type="float">
            <text:p>1.06</text:p>
          </table:table-cell>
          <table:table-cell office:value-type="float" office:value="1.60229825973511" calcext:value-type="float">
            <text:p>1.60229825973511</text:p>
          </table:table-cell>
          <table:table-cell office:value-type="float" office:value="1.50457918643951" calcext:value-type="float">
            <text:p>1.50457918643951</text:p>
          </table:table-cell>
          <table:table-cell office:value-type="float" office:value="1.50704753398895" calcext:value-type="float">
            <text:p>1.50704753398895</text:p>
          </table:table-cell>
          <table:table-cell office:value-type="float" office:value="1.29189038276672" calcext:value-type="float">
            <text:p>1.29189038276672</text:p>
          </table:table-cell>
          <table:table-cell office:value-type="float" office:value="1.51697278022766" calcext:value-type="float">
            <text:p>1.51697278022766</text:p>
          </table:table-cell>
          <table:table-cell office:value-type="float" office:value="1.50280654430389" calcext:value-type="float">
            <text:p>1.50280654430389</text:p>
          </table:table-cell>
          <table:table-cell office:value-type="float" office:value="1.37870657444" calcext:value-type="float">
            <text:p>1.37870657444</text:p>
          </table:table-cell>
          <table:table-cell office:value-type="float" office:value="1.05997896194458" calcext:value-type="float">
            <text:p>1.05997896194458</text:p>
          </table:table-cell>
          <table:table-cell office:value-type="float" office:value="1.32363247871399" calcext:value-type="float">
            <text:p>1.32363247871399</text:p>
          </table:table-cell>
          <table:table-cell office:value-type="float" office:value="1.38852202892303" calcext:value-type="float">
            <text:p>1.38852202892303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784" calcext:value-type="float">
            <text:p>1.4784</text:p>
          </table:table-cell>
          <table:table-cell office:value-type="float" office:value="1.4659" calcext:value-type="float">
            <text:p>1.4659</text:p>
          </table:table-cell>
          <table:table-cell office:value-type="float" office:value="1.6289" calcext:value-type="float">
            <text:p>1.6289</text:p>
          </table:table-cell>
          <table:table-cell office:value-type="float" office:value="1.3075" calcext:value-type="float">
            <text:p>1.3075</text:p>
          </table:table-cell>
          <table:table-cell office:value-type="float" office:value="1.33855509757996" calcext:value-type="float">
            <text:p>1.33855509757996</text:p>
          </table:table-cell>
          <table:table-cell office:value-type="float" office:value="1.50204133987427" calcext:value-type="float">
            <text:p>1.50204133987427</text:p>
          </table:table-cell>
          <table:table-cell office:value-type="float" office:value="1.59815120697021" calcext:value-type="float">
            <text:p>1.59815120697021</text:p>
          </table:table-cell>
          <table:table-cell office:value-type="float" office:value="1.46400773525238" calcext:value-type="float">
            <text:p>1.46400773525238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57318806648254" calcext:value-type="float">
            <text:p>1.57318806648254</text:p>
          </table:table-cell>
          <table:table-cell office:value-type="float" office:value="1.44166553020477" calcext:value-type="float">
            <text:p>1.44166553020477</text:p>
          </table:table-cell>
          <table:table-cell office:value-type="float" office:value="1.30748784542084" calcext:value-type="float">
            <text:p>1.30748784542084</text:p>
          </table:table-cell>
          <table:table-cell office:value-type="float" office:value="1.46783864498138" calcext:value-type="float">
            <text:p>1.46783864498138</text:p>
          </table:table-cell>
          <table:table-cell office:value-type="float" office:value="1.62893414497376" calcext:value-type="float">
            <text:p>1.62893414497376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087" calcext:value-type="float">
            <text:p>1.4087</text:p>
          </table:table-cell>
          <table:table-cell office:value-type="float" office:value="1.4236" calcext:value-type="float">
            <text:p>1.4236</text:p>
          </table:table-cell>
          <table:table-cell office:value-type="float" office:value="1.5642" calcext:value-type="float">
            <text:p>1.5642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48021864891052" calcext:value-type="float">
            <text:p>1.48021864891052</text:p>
          </table:table-cell>
          <table:table-cell office:value-type="float" office:value="1.54106974601746" calcext:value-type="float">
            <text:p>1.54106974601746</text:p>
          </table:table-cell>
          <table:table-cell office:value-type="float" office:value="1.42362117767334" calcext:value-type="float">
            <text:p>1.4236211776733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9243140220642" calcext:value-type="float">
            <text:p>1.49243140220642</text:p>
          </table:table-cell>
          <table:table-cell office:value-type="float" office:value="1.27805006504059" calcext:value-type="float">
            <text:p>1.27805006504059</text:p>
          </table:table-cell>
          <table:table-cell office:value-type="float" office:value="1.31479692459106" calcext:value-type="float">
            <text:p>1.31479692459106</text:p>
          </table:table-cell>
          <table:table-cell office:value-type="float" office:value="1.35437369346619" calcext:value-type="float">
            <text:p>1.35437369346619</text:p>
          </table:table-cell>
          <table:table-cell office:value-type="float" office:value="1.51919972896576" calcext:value-type="float">
            <text:p>1.51919972896576</text:p>
          </table:table-cell>
          <table:table-cell office:value-type="float" office:value="1.54247033596039" calcext:value-type="float">
            <text:p>1.54247033596039</text:p>
          </table:table-cell>
          <table:table-cell office:value-type="float" office:value="1.28908658027649" calcext:value-type="float">
            <text:p>1.28908658027649</text:p>
          </table:table-cell>
          <table:table-cell office:value-type="float" office:value="1.56420457363129" calcext:value-type="float">
            <text:p>1.56420457363129</text:p>
          </table:table-cell>
          <table:table-cell office:value-type="float" office:value="1.3193598985672" calcext:value-type="float">
            <text:p>1.3193598985672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095" calcext:value-type="float">
            <text:p>1.5095</text:p>
          </table:table-cell>
          <table:table-cell office:value-type="float" office:value="1.5189" calcext:value-type="float">
            <text:p>1.5189</text:p>
          </table:table-cell>
          <table:table-cell office:value-type="float" office:value="1.7507" calcext:value-type="float">
            <text:p>1.7507</text:p>
          </table:table-cell>
          <table:table-cell office:value-type="float" office:value="1.2891" calcext:value-type="float">
            <text:p>1.2891</text:p>
          </table:table-cell>
          <table:table-cell office:value-type="float" office:value="1.28908610343933" calcext:value-type="float">
            <text:p>1.28908610343933</text:p>
          </table:table-cell>
          <table:table-cell office:value-type="float" office:value="1.60821306705475" calcext:value-type="float">
            <text:p>1.60821306705475</text:p>
          </table:table-cell>
          <table:table-cell office:value-type="float" office:value="1.42951095104218" calcext:value-type="float">
            <text:p>1.42951095104218</text:p>
          </table:table-cell>
          <table:table-cell office:value-type="float" office:value="1.6853369474411" calcext:value-type="float">
            <text:p>1.6853369474411</text:p>
          </table:table-cell>
          <table:table-cell office:value-type="float" office:value="1.29412126541138" calcext:value-type="float">
            <text:p>1.29412126541138</text:p>
          </table:table-cell>
          <table:table-cell office:value-type="float" office:value="1.75069105625153" calcext:value-type="float">
            <text:p>1.75069105625153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38" calcext:value-type="float">
            <text:p>1.4138</text:p>
          </table:table-cell>
          <table:table-cell office:value-type="float" office:value="1.4101" calcext:value-type="float">
            <text:p>1.4101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43254959583282" calcext:value-type="float">
            <text:p>1.43254959583282</text:p>
          </table:table-cell>
          <table:table-cell office:value-type="float" office:value="1.20660400390625" calcext:value-type="float">
            <text:p>1.20660400390625</text:p>
          </table:table-cell>
          <table:table-cell office:value-type="float" office:value="1.47571706771851" calcext:value-type="float">
            <text:p>1.47571706771851</text:p>
          </table:table-cell>
          <table:table-cell office:value-type="float" office:value="1.68782758712769" calcext:value-type="float">
            <text:p>1.68782758712769</text:p>
          </table:table-cell>
          <table:table-cell office:value-type="float" office:value="1.43521595001221" calcext:value-type="float">
            <text:p>1.43521595001221</text:p>
          </table:table-cell>
          <table:table-cell office:value-type="float" office:value="1.61466896533966" calcext:value-type="float">
            <text:p>1.61466896533966</text:p>
          </table:table-cell>
          <table:table-cell office:value-type="float" office:value="1.38103330135345" calcext:value-type="float">
            <text:p>1.38103330135345</text:p>
          </table:table-cell>
          <table:table-cell office:value-type="float" office:value="1.3195972442627" calcext:value-type="float">
            <text:p>1.3195972442627</text:p>
          </table:table-cell>
          <table:table-cell office:value-type="float" office:value="1.42281770706177" calcext:value-type="float">
            <text:p>1.42281770706177</text:p>
          </table:table-cell>
          <table:table-cell office:value-type="float" office:value="1.41010844707489" calcext:value-type="float">
            <text:p>1.41010844707489</text:p>
          </table:table-cell>
          <table:table-cell office:value-type="float" office:value="1.25841617584229" calcext:value-type="float">
            <text:p>1.25841617584229</text:p>
          </table:table-cell>
          <table:table-cell office:value-type="float" office:value="1.47876739501953" calcext:value-type="float">
            <text:p>1.47876739501953</text:p>
          </table:table-cell>
          <table:table-cell office:value-type="float" office:value="1.39335250854492" calcext:value-type="float">
            <text:p>1.39335250854492</text:p>
          </table:table-cell>
          <table:table-cell office:value-type="float" office:value="1.36562609672546" calcext:value-type="float">
            <text:p>1.36562609672546</text:p>
          </table:table-cell>
          <table:table-cell office:value-type="float" office:value="1.32265496253967" calcext:value-type="float">
            <text:p>1.32265496253967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262" calcext:value-type="float">
            <text:p>1.5262</text:p>
          </table:table-cell>
          <table:table-cell office:value-type="float" office:value="1.5414" calcext:value-type="float">
            <text:p>1.5414</text:p>
          </table:table-cell>
          <table:table-cell office:value-type="float" office:value="1.7663" calcext:value-type="float">
            <text:p>1.7663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76626360416412" calcext:value-type="float">
            <text:p>1.76626360416412</text:p>
          </table:table-cell>
          <table:table-cell office:value-type="float" office:value="1.6382303237915" calcext:value-type="float">
            <text:p>1.6382303237915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5150759220123" calcext:value-type="float">
            <text:p>1.55150759220123</text:p>
          </table:table-cell>
          <table:table-cell office:value-type="float" office:value="1.47024166584015" calcext:value-type="float">
            <text:p>1.47024166584015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51577174663544" calcext:value-type="float">
            <text:p>1.51577174663544</text:p>
          </table:table-cell>
          <table:table-cell office:value-type="float" office:value="1.64841485023499" calcext:value-type="float">
            <text:p>1.64841485023499</text:p>
          </table:table-cell>
          <table:table-cell office:value-type="float" office:value="1.67816388607025" calcext:value-type="float">
            <text:p>1.67816388607025</text:p>
          </table:table-cell>
          <table:table-cell office:value-type="float" office:value="1.5413646697998" calcext:value-type="float">
            <text:p>1.5413646697998</text:p>
          </table:table-cell>
          <table:table-cell office:value-type="float" office:value="1.59891664981842" calcext:value-type="float">
            <text:p>1.59891664981842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188" calcext:value-type="float">
            <text:p>1.4188</text:p>
          </table:table-cell>
          <table:table-cell office:value-type="float" office:value="1.3966" calcext:value-type="float">
            <text:p>1.3966</text:p>
          </table:table-cell>
          <table:table-cell office:value-type="float" office:value="1.5989" calcext:value-type="float">
            <text:p>1.5989</text:p>
          </table:table-cell>
          <table:table-cell office:value-type="float" office:value="1.2252" calcext:value-type="float">
            <text:p>1.2252</text:p>
          </table:table-cell>
          <table:table-cell office:value-type="float" office:value="1.32205176353455" calcext:value-type="float">
            <text:p>1.32205176353455</text:p>
          </table:table-cell>
          <table:table-cell office:value-type="float" office:value="1.36589062213898" calcext:value-type="float">
            <text:p>1.36589062213898</text:p>
          </table:table-cell>
          <table:table-cell office:value-type="float" office:value="1.42736268043518" calcext:value-type="float">
            <text:p>1.42736268043518</text:p>
          </table:table-cell>
          <table:table-cell office:value-type="float" office:value="1.2252254486084" calcext:value-type="float">
            <text:p>1.2252254486084</text:p>
          </table:table-cell>
          <table:table-cell office:value-type="float" office:value="1.35377776622772" calcext:value-type="float">
            <text:p>1.35377776622772</text:p>
          </table:table-cell>
          <table:table-cell office:value-type="float" office:value="1.54741752147675" calcext:value-type="float">
            <text:p>1.54741752147675</text:p>
          </table:table-cell>
          <table:table-cell office:value-type="float" office:value="1.4983274936676" calcext:value-type="float">
            <text:p>1.4983274936676</text:p>
          </table:table-cell>
          <table:table-cell office:value-type="float" office:value="1.52452778816223" calcext:value-type="float">
            <text:p>1.52452778816223</text:p>
          </table:table-cell>
          <table:table-cell office:value-type="float" office:value="1.32417750358582" calcext:value-type="float">
            <text:p>1.32417750358582</text:p>
          </table:table-cell>
          <table:table-cell office:value-type="float" office:value="1.59891664981842" calcext:value-type="float">
            <text:p>1.59891664981842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244" calcext:value-type="float">
            <text:p>1.4244</text:p>
          </table:table-cell>
          <table:table-cell office:value-type="float" office:value="1.4547" calcext:value-type="float">
            <text:p>1.4547</text:p>
          </table:table-cell>
          <table:table-cell office:value-type="float" office:value="1.6848" calcext:value-type="float">
            <text:p>1.6848</text:p>
          </table:table-cell>
          <table:table-cell office:value-type="float" office:value="1.0685" calcext:value-type="float">
            <text:p>1.0685</text:p>
          </table:table-cell>
          <table:table-cell office:value-type="float" office:value="1.56082320213318" calcext:value-type="float">
            <text:p>1.56082320213318</text:p>
          </table:table-cell>
          <table:table-cell office:value-type="float" office:value="1.5774849653244" calcext:value-type="float">
            <text:p>1.5774849653244</text:p>
          </table:table-cell>
          <table:table-cell office:value-type="float" office:value="1.41999793052673" calcext:value-type="float">
            <text:p>1.41999793052673</text:p>
          </table:table-cell>
          <table:table-cell office:value-type="float" office:value="1.20765566825867" calcext:value-type="float">
            <text:p>1.20765566825867</text:p>
          </table:table-cell>
          <table:table-cell office:value-type="float" office:value="1.48263955116272" calcext:value-type="float">
            <text:p>1.48263955116272</text:p>
          </table:table-cell>
          <table:table-cell office:value-type="float" office:value="1.68478965759277" calcext:value-type="float">
            <text:p>1.68478965759277</text:p>
          </table:table-cell>
          <table:table-cell office:value-type="float" office:value="1.4944235086441" calcext:value-type="float">
            <text:p>1.4944235086441</text:p>
          </table:table-cell>
          <table:table-cell office:value-type="float" office:value="1.45930707454681" calcext:value-type="float">
            <text:p>1.45930707454681</text:p>
          </table:table-cell>
          <table:table-cell office:value-type="float" office:value="1.38679480552673" calcext:value-type="float">
            <text:p>1.38679480552673</text:p>
          </table:table-cell>
          <table:table-cell office:value-type="float" office:value="1.45474362373352" calcext:value-type="float">
            <text:p>1.45474362373352</text:p>
          </table:table-cell>
          <table:table-cell office:value-type="float" office:value="1.49999129772186" calcext:value-type="float">
            <text:p>1.49999129772186</text:p>
          </table:table-cell>
          <table:table-cell office:value-type="float" office:value="1.39724767208099" calcext:value-type="float">
            <text:p>1.39724767208099</text:p>
          </table:table-cell>
          <table:table-cell office:value-type="float" office:value="1.06852853298187" calcext:value-type="float">
            <text:p>1.06852853298187</text:p>
          </table:table-cell>
          <table:table-cell office:value-type="float" office:value="1.36624479293823" calcext:value-type="float">
            <text:p>1.36624479293823</text:p>
          </table:table-cell>
          <table:table-cell office:value-type="float" office:value="1.30537986755371" calcext:value-type="float">
            <text:p>1.30537986755371</text:p>
          </table:table-cell>
          <table:table-cell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405" calcext:value-type="float">
            <text:p>1.5405</text:p>
          </table:table-cell>
          <table:table-cell office:value-type="float" office:value="1.5418" calcext:value-type="float">
            <text:p>1.5418</text:p>
          </table:table-cell>
          <table:table-cell office:value-type="float" office:value="1.8329" calcext:value-type="float">
            <text:p>1.8329</text:p>
          </table:table-cell>
          <table:table-cell office:value-type="float" office:value="1.3436" calcext:value-type="float">
            <text:p>1.3436</text:p>
          </table:table-cell>
          <table:table-cell office:value-type="float" office:value="1.35724592208862" calcext:value-type="float">
            <text:p>1.35724592208862</text:p>
          </table:table-cell>
          <table:table-cell office:value-type="float" office:value="1.38130486011505" calcext:value-type="float">
            <text:p>1.38130486011505</text:p>
          </table:table-cell>
          <table:table-cell office:value-type="float" office:value="1.50527489185333" calcext:value-type="float">
            <text:p>1.50527489185333</text:p>
          </table:table-cell>
          <table:table-cell office:value-type="float" office:value="1.48010325431824" calcext:value-type="float">
            <text:p>1.48010325431824</text:p>
          </table:table-cell>
          <table:table-cell office:value-type="float" office:value="1.48507499694824" calcext:value-type="float">
            <text:p>1.48507499694824</text:p>
          </table:table-cell>
          <table:table-cell office:value-type="float" office:value="1.57233154773712" calcext:value-type="float">
            <text:p>1.57233154773712</text:p>
          </table:table-cell>
          <table:table-cell office:value-type="float" office:value="1.3436142206192" calcext:value-type="float">
            <text:p>1.3436142206192</text:p>
          </table:table-cell>
          <table:table-cell office:value-type="float" office:value="1.75884532928467" calcext:value-type="float">
            <text:p>1.75884532928467</text:p>
          </table:table-cell>
          <table:table-cell office:value-type="float" office:value="1.55284368991852" calcext:value-type="float">
            <text:p>1.55284368991852</text:p>
          </table:table-cell>
          <table:table-cell office:value-type="float" office:value="1.52857625484467" calcext:value-type="float">
            <text:p>1.52857625484467</text:p>
          </table:table-cell>
          <table:table-cell office:value-type="float" office:value="1.51490819454193" calcext:value-type="float">
            <text:p>1.51490819454193</text:p>
          </table:table-cell>
          <table:table-cell office:value-type="float" office:value="1.54176139831543" calcext:value-type="float">
            <text:p>1.54176139831543</text:p>
          </table:table-cell>
          <table:table-cell office:value-type="float" office:value="1.5251556634903" calcext:value-type="float">
            <text:p>1.5251556634903</text:p>
          </table:table-cell>
          <table:table-cell office:value-type="float" office:value="1.58417284488678" calcext:value-type="float">
            <text:p>1.58417284488678</text:p>
          </table:table-cell>
          <table:table-cell office:value-type="float" office:value="1.70080947875977" calcext:value-type="float">
            <text:p>1.70080947875977</text:p>
          </table:table-cell>
          <table:table-cell office:value-type="float" office:value="1.62969815731049" calcext:value-type="float">
            <text:p>1.62969815731049</text:p>
          </table:table-cell>
          <table:table-cell office:value-type="float" office:value="1.54516816139221" calcext:value-type="float">
            <text:p>1.54516816139221</text:p>
          </table:table-cell>
          <table:table-cell office:value-type="float" office:value="1.83287334442139" calcext:value-type="float">
            <text:p>1.83287334442139</text:p>
          </table:table-cell>
          <table:table-cell office:value-type="float" office:value="1.54409599304199" calcext:value-type="float">
            <text:p>1.54409599304199</text:p>
          </table:table-cell>
          <table:table-cell office:value-type="float" office:value="1.42157196998596" calcext:value-type="float">
            <text:p>1.42157196998596</text:p>
          </table:table-cell>
          <table:table-cell office:value-type="float" office:value="1.54489505290985" calcext:value-type="float">
            <text:p>1.54489505290985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329" calcext:value-type="float">
            <text:p>1.4329</text:p>
          </table:table-cell>
          <table:table-cell office:value-type="float" office:value="1.462" calcext:value-type="float">
            <text:p>1.462</text:p>
          </table:table-cell>
          <table:table-cell office:value-type="float" office:value="1.7441" calcext:value-type="float">
            <text:p>1.7441</text:p>
          </table:table-cell>
          <table:table-cell office:value-type="float" office:value="0.9319" calcext:value-type="float">
            <text:p>0.9319</text:p>
          </table:table-cell>
          <table:table-cell office:value-type="float" office:value="1.40505516529083" calcext:value-type="float">
            <text:p>1.40505516529083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45674049854279" calcext:value-type="float">
            <text:p>1.45674049854279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8544611930847" calcext:value-type="float">
            <text:p>1.58544611930847</text:p>
          </table:table-cell>
          <table:table-cell office:value-type="float" office:value="1.52073061466217" calcext:value-type="float">
            <text:p>1.52073061466217</text:p>
          </table:table-cell>
          <table:table-cell office:value-type="float" office:value="0.931852102279663" calcext:value-type="float">
            <text:p>0.931852102279663</text:p>
          </table:table-cell>
          <table:table-cell office:value-type="float" office:value="1.4952871799469" calcext:value-type="float">
            <text:p>1.4952871799469</text:p>
          </table:table-cell>
          <table:table-cell office:value-type="float" office:value="1.55172073841095" calcext:value-type="float">
            <text:p>1.55172073841095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57985019683838" calcext:value-type="float">
            <text:p>1.57985019683838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42882299423218" calcext:value-type="float">
            <text:p>1.42882299423218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1.48620939254761" calcext:value-type="float">
            <text:p>1.48620939254761</text:p>
          </table:table-cell>
          <table:table-cell office:value-type="float" office:value="1.48936223983765" calcext:value-type="float">
            <text:p>1.48936223983765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273" calcext:value-type="float">
            <text:p>1.5273</text:p>
          </table:table-cell>
          <table:table-cell office:value-type="float" office:value="1.529" calcext:value-type="float">
            <text:p>1.529</text:p>
          </table:table-cell>
          <table:table-cell office:value-type="float" office:value="1.7989" calcext:value-type="float">
            <text:p>1.7989</text:p>
          </table:table-cell>
          <table:table-cell office:value-type="float" office:value="1.2413" calcext:value-type="float">
            <text:p>1.2413</text:p>
          </table:table-cell>
          <table:table-cell office:value-type="float" office:value="1.24132204055786" calcext:value-type="float">
            <text:p>1.24132204055786</text:p>
          </table:table-cell>
          <table:table-cell office:value-type="float" office:value="1.52179253101349" calcext:value-type="float">
            <text:p>1.52179253101349</text:p>
          </table:table-cell>
          <table:table-cell office:value-type="float" office:value="1.43184781074524" calcext:value-type="float">
            <text:p>1.43184781074524</text:p>
          </table:table-cell>
          <table:table-cell office:value-type="float" office:value="1.55285751819611" calcext:value-type="float">
            <text:p>1.55285751819611</text:p>
          </table:table-cell>
          <table:table-cell office:value-type="float" office:value="1.67367875576019" calcext:value-type="float">
            <text:p>1.67367875576019</text:p>
          </table:table-cell>
          <table:table-cell office:value-type="float" office:value="1.57914352416992" calcext:value-type="float">
            <text:p>1.57914352416992</text:p>
          </table:table-cell>
          <table:table-cell office:value-type="float" office:value="1.30539035797119" calcext:value-type="float">
            <text:p>1.30539035797119</text:p>
          </table:table-cell>
          <table:table-cell office:value-type="float" office:value="1.56419777870178" calcext:value-type="float">
            <text:p>1.56419777870178</text:p>
          </table:table-cell>
          <table:table-cell office:value-type="float" office:value="1.79886496067047" calcext:value-type="float">
            <text:p>1.79886496067047</text:p>
          </table:table-cell>
          <table:table-cell office:value-type="float" office:value="1.69896936416626" calcext:value-type="float">
            <text:p>1.69896936416626</text:p>
          </table:table-cell>
          <table:table-cell office:value-type="float" office:value="1.48254656791687" calcext:value-type="float">
            <text:p>1.48254656791687</text:p>
          </table:table-cell>
          <table:table-cell office:value-type="float" office:value="1.52901303768158" calcext:value-type="float">
            <text:p>1.52901303768158</text:p>
          </table:table-cell>
          <table:table-cell office:value-type="float" office:value="1.46457672119141" calcext:value-type="float">
            <text:p>1.46457672119141</text:p>
          </table:table-cell>
          <table:table-cell office:value-type="float" office:value="1.56888234615326" calcext:value-type="float">
            <text:p>1.56888234615326</text:p>
          </table:table-cell>
          <table:table-cell office:value-type="float" office:value="1.49679446220398" calcext:value-type="float">
            <text:p>1.4967944622039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163" calcext:value-type="float">
            <text:p>1.3163</text:p>
          </table:table-cell>
          <table:table-cell office:value-type="float" office:value="1.2961" calcext:value-type="float">
            <text:p>1.2961</text:p>
          </table:table-cell>
          <table:table-cell office:value-type="float" office:value="1.4387" calcext:value-type="float">
            <text:p>1.4387</text:p>
          </table:table-cell>
          <table:table-cell office:value-type="float" office:value="1.1696" calcext:value-type="float">
            <text:p>1.1696</text:p>
          </table:table-cell>
          <table:table-cell office:value-type="float" office:value="1.27800559997559" calcext:value-type="float">
            <text:p>1.27800559997559</text:p>
          </table:table-cell>
          <table:table-cell office:value-type="float" office:value="1.41687655448914" calcext:value-type="float">
            <text:p>1.41687655448914</text:p>
          </table:table-cell>
          <table:table-cell office:value-type="float" office:value="1.21601462364197" calcext:value-type="float">
            <text:p>1.21601462364197</text:p>
          </table:table-cell>
          <table:table-cell office:value-type="float" office:value="1.28170323371887" calcext:value-type="float">
            <text:p>1.28170323371887</text:p>
          </table:table-cell>
          <table:table-cell office:value-type="float" office:value="1.4345018863678" calcext:value-type="float">
            <text:p>1.4345018863678</text:p>
          </table:table-cell>
          <table:table-cell office:value-type="float" office:value="1.31046378612518" calcext:value-type="float">
            <text:p>1.31046378612518</text:p>
          </table:table-cell>
          <table:table-cell office:value-type="float" office:value="1.35438179969788" calcext:value-type="float">
            <text:p>1.35438179969788</text:p>
          </table:table-cell>
          <table:table-cell office:value-type="float" office:value="1.16957199573517" calcext:value-type="float">
            <text:p>1.16957199573517</text:p>
          </table:table-cell>
          <table:table-cell office:value-type="float" office:value="1.43871486186981" calcext:value-type="float">
            <text:p>1.43871486186981</text:p>
          </table:table-cell>
          <table:table-cell office:value-type="float" office:value="1.2623804807663" calcext:value-type="float">
            <text:p>1.2623804807663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319" calcext:value-type="float">
            <text:p>1.5319</text:p>
          </table:table-cell>
          <table:table-cell office:value-type="float" office:value="1.5125" calcext:value-type="float">
            <text:p>1.5125</text:p>
          </table:table-cell>
          <table:table-cell office:value-type="float" office:value="1.6682" calcext:value-type="float">
            <text:p>1.6682</text:p>
          </table:table-cell>
          <table:table-cell office:value-type="float" office:value="1.3992" calcext:value-type="float">
            <text:p>1.3992</text:p>
          </table:table-cell>
          <table:table-cell office:value-type="float" office:value="1.46033334732056" calcext:value-type="float">
            <text:p>1.46033334732056</text:p>
          </table:table-cell>
          <table:table-cell office:value-type="float" office:value="1.505415558815" calcext:value-type="float">
            <text:p>1.505415558815</text:p>
          </table:table-cell>
          <table:table-cell office:value-type="float" office:value="1.51958584785461" calcext:value-type="float">
            <text:p>1.51958584785461</text:p>
          </table:table-cell>
          <table:table-cell office:value-type="float" office:value="1.46730530261993" calcext:value-type="float">
            <text:p>1.46730530261993</text:p>
          </table:table-cell>
          <table:table-cell office:value-type="float" office:value="1.55534482002258" calcext:value-type="float">
            <text:p>1.55534482002258</text:p>
          </table:table-cell>
          <table:table-cell office:value-type="float" office:value="1.48838949203491" calcext:value-type="float">
            <text:p>1.48838949203491</text:p>
          </table:table-cell>
          <table:table-cell office:value-type="float" office:value="1.66815042495728" calcext:value-type="float">
            <text:p>1.66815042495728</text:p>
          </table:table-cell>
          <table:table-cell office:value-type="float" office:value="1.39922761917114" calcext:value-type="float">
            <text:p>1.39922761917114</text:p>
          </table:table-cell>
          <table:table-cell office:value-type="float" office:value="1.61345911026001" calcext:value-type="float">
            <text:p>1.61345911026001</text:p>
          </table:table-cell>
          <table:table-cell office:value-type="float" office:value="1.64191424846649" calcext:value-type="float">
            <text:p>1.6419142484664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87" calcext:value-type="float">
            <text:p>1.4387</text:p>
          </table:table-cell>
          <table:table-cell office:value-type="float" office:value="1.4604" calcext:value-type="float">
            <text:p>1.4604</text:p>
          </table:table-cell>
          <table:table-cell office:value-type="float" office:value="1.5589" calcext:value-type="float">
            <text:p>1.5589</text:p>
          </table:table-cell>
          <table:table-cell office:value-type="float" office:value="1.2969" calcext:value-type="float">
            <text:p>1.2969</text:p>
          </table:table-cell>
          <table:table-cell office:value-type="float" office:value="1.55892717838287" calcext:value-type="float">
            <text:p>1.55892717838287</text:p>
          </table:table-cell>
          <table:table-cell office:value-type="float" office:value="1.46037137508392" calcext:value-type="float">
            <text:p>1.46037137508392</text:p>
          </table:table-cell>
          <table:table-cell office:value-type="float" office:value="1.29689562320709" calcext:value-type="float">
            <text:p>1.29689562320709</text:p>
          </table:table-cell>
          <table:table-cell table:number-columns-repeated="6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42" calcext:value-type="float">
            <text:p>1.4742</text:p>
          </table:table-cell>
          <table:table-cell office:value-type="float" office:value="1.5228" calcext:value-type="float">
            <text:p>1.5228</text:p>
          </table:table-cell>
          <table:table-cell office:value-type="float" office:value="1.6721" calcext:value-type="float">
            <text:p>1.672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30283737182617" calcext:value-type="float">
            <text:p>1.30283737182617</text:p>
          </table:table-cell>
          <table:table-cell office:value-type="float" office:value="1.5348926782608" calcext:value-type="float">
            <text:p>1.5348926782608</text:p>
          </table:table-cell>
          <table:table-cell office:value-type="float" office:value="1.61806547641754" calcext:value-type="float">
            <text:p>1.61806547641754</text:p>
          </table:table-cell>
          <table:table-cell office:value-type="float" office:value="1.67212653160095" calcext:value-type="float">
            <text:p>1.67212653160095</text:p>
          </table:table-cell>
          <table:table-cell office:value-type="float" office:value="1.60906040668488" calcext:value-type="float">
            <text:p>1.60906040668488</text:p>
          </table:table-cell>
          <table:table-cell office:value-type="float" office:value="1.52276802062988" calcext:value-type="float">
            <text:p>1.52276802062988</text:p>
          </table:table-cell>
          <table:table-cell office:value-type="float" office:value="1.56548047065735" calcext:value-type="float">
            <text:p>1.56548047065735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30054914951324" calcext:value-type="float">
            <text:p>1.30054914951324</text:p>
          </table:table-cell>
          <table:table-cell office:value-type="float" office:value="1.44225919246674" calcext:value-type="float">
            <text:p>1.44225919246674</text:p>
          </table:table-cell>
          <table:table-cell office:value-type="float" office:value="1.43275225162506" calcext:value-type="float">
            <text:p>1.43275225162506</text:p>
          </table:table-cell>
          <table:table-cell office:value-type="float" office:value="1.56618595123291" calcext:value-type="float">
            <text:p>1.56618595123291</text:p>
          </table:table-cell>
          <table:table-cell office:value-type="float" office:value="1.53362905979157" calcext:value-type="float">
            <text:p>1.53362905979157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467" calcext:value-type="float">
            <text:p>1.4467</text:p>
          </table:table-cell>
          <table:table-cell office:value-type="float" office:value="1.4798" calcext:value-type="float">
            <text:p>1.4798</text:p>
          </table:table-cell>
          <table:table-cell office:value-type="float" office:value="1.7088" calcext:value-type="float">
            <text:p>1.7088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47780930995941" calcext:value-type="float">
            <text:p>1.47780930995941</text:p>
          </table:table-cell>
          <table:table-cell office:value-type="float" office:value="1.49503684043884" calcext:value-type="float">
            <text:p>1.49503684043884</text:p>
          </table:table-cell>
          <table:table-cell office:value-type="float" office:value="1.49693989753723" calcext:value-type="float">
            <text:p>1.49693989753723</text:p>
          </table:table-cell>
          <table:table-cell office:value-type="float" office:value="1.27645230293274" calcext:value-type="float">
            <text:p>1.27645230293274</text:p>
          </table:table-cell>
          <table:table-cell office:value-type="float" office:value="1.4039386510849" calcext:value-type="float">
            <text:p>1.4039386510849</text:p>
          </table:table-cell>
          <table:table-cell office:value-type="float" office:value="1.63543891906738" calcext:value-type="float">
            <text:p>1.63543891906738</text:p>
          </table:table-cell>
          <table:table-cell office:value-type="float" office:value="1.32769417762756" calcext:value-type="float">
            <text:p>1.32769417762756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6570935249329" calcext:value-type="float">
            <text:p>1.56570935249329</text:p>
          </table:table-cell>
          <table:table-cell office:value-type="float" office:value="1.47981095314026" calcext:value-type="float">
            <text:p>1.47981095314026</text:p>
          </table:table-cell>
          <table:table-cell office:value-type="float" office:value="1.32703602313995" calcext:value-type="float">
            <text:p>1.32703602313995</text:p>
          </table:table-cell>
          <table:table-cell office:value-type="float" office:value="1.70879125595093" calcext:value-type="float">
            <text:p>1.70879125595093</text:p>
          </table:table-cell>
          <table:table-cell office:value-type="float" office:value="1.52638483047485" calcext:value-type="float">
            <text:p>1.52638483047485</text:p>
          </table:table-cell>
          <table:table-cell office:value-type="float" office:value="1.26373648643494" calcext:value-type="float">
            <text:p>1.26373648643494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913" calcext:value-type="float">
            <text:p>1.4913</text:p>
          </table:table-cell>
          <table:table-cell office:value-type="float" office:value="1.4884" calcext:value-type="float">
            <text:p>1.4884</text:p>
          </table:table-cell>
          <table:table-cell office:value-type="float" office:value="1.6643" calcext:value-type="float">
            <text:p>1.6643</text:p>
          </table:table-cell>
          <table:table-cell office:value-type="float" office:value="1.3297" calcext:value-type="float">
            <text:p>1.3297</text:p>
          </table:table-cell>
          <table:table-cell office:value-type="float" office:value="1.46113991737366" calcext:value-type="float">
            <text:p>1.46113991737366</text:p>
          </table:table-cell>
          <table:table-cell office:value-type="float" office:value="1.51826441287994" calcext:value-type="float">
            <text:p>1.51826441287994</text:p>
          </table:table-cell>
          <table:table-cell office:value-type="float" office:value="1.62654066085815" calcext:value-type="float">
            <text:p>1.62654066085815</text:p>
          </table:table-cell>
          <table:table-cell office:value-type="float" office:value="1.40067791938782" calcext:value-type="float">
            <text:p>1.40067791938782</text:p>
          </table:table-cell>
          <table:table-cell office:value-type="float" office:value="1.48844659328461" calcext:value-type="float">
            <text:p>1.48844659328461</text:p>
          </table:table-cell>
          <table:table-cell office:value-type="float" office:value="1.49741697311401" calcext:value-type="float">
            <text:p>1.49741697311401</text:p>
          </table:table-cell>
          <table:table-cell office:value-type="float" office:value="1.62557744979858" calcext:value-type="float">
            <text:p>1.62557744979858</text:p>
          </table:table-cell>
          <table:table-cell office:value-type="float" office:value="1.36467266082764" calcext:value-type="float">
            <text:p>1.36467266082764</text:p>
          </table:table-cell>
          <table:table-cell office:value-type="float" office:value="1.40332317352295" calcext:value-type="float">
            <text:p>1.40332317352295</text:p>
          </table:table-cell>
          <table:table-cell office:value-type="float" office:value="1.66426265239716" calcext:value-type="float">
            <text:p>1.66426265239716</text:p>
          </table:table-cell>
          <table:table-cell office:value-type="float" office:value="1.44429814815521" calcext:value-type="float">
            <text:p>1.44429814815521</text:p>
          </table:table-cell>
          <table:table-cell office:value-type="float" office:value="1.37451279163361" calcext:value-type="float">
            <text:p>1.37451279163361</text:p>
          </table:table-cell>
          <table:table-cell office:value-type="float" office:value="1.57093489170074" calcext:value-type="float">
            <text:p>1.57093489170074</text:p>
          </table:table-cell>
          <table:table-cell office:value-type="float" office:value="1.59921264648438" calcext:value-type="float">
            <text:p>1.59921264648438</text:p>
          </table:table-cell>
          <table:table-cell office:value-type="float" office:value="1.32966542243958" calcext:value-type="float">
            <text:p>1.3296654224395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265" calcext:value-type="float">
            <text:p>1.4265</text:p>
          </table:table-cell>
          <table:table-cell office:value-type="float" office:value="1.4454" calcext:value-type="float">
            <text:p>1.4454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2024" calcext:value-type="float">
            <text:p>1.2024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3281841278076" calcext:value-type="float">
            <text:p>1.43281841278076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42960262298584" calcext:value-type="float">
            <text:p>1.42960262298584</text:p>
          </table:table-cell>
          <table:table-cell office:value-type="float" office:value="1.51128852367401" calcext:value-type="float">
            <text:p>1.51128852367401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63748407363892" calcext:value-type="float">
            <text:p>1.63748407363892</text:p>
          </table:table-cell>
          <table:table-cell office:value-type="float" office:value="1.22377109527588" calcext:value-type="float">
            <text:p>1.22377109527588</text:p>
          </table:table-cell>
          <table:table-cell office:value-type="float" office:value="1.45183420181274" calcext:value-type="float">
            <text:p>1.45183420181274</text:p>
          </table:table-cell>
          <table:table-cell office:value-type="float" office:value="1.27063035964966" calcext:value-type="float">
            <text:p>1.27063035964966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47886478900909" calcext:value-type="float">
            <text:p>1.47886478900909</text:p>
          </table:table-cell>
          <table:table-cell office:value-type="float" office:value="1.46306955814362" calcext:value-type="float">
            <text:p>1.4630695581436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614" calcext:value-type="float">
            <text:p>1.4614</text:p>
          </table:table-cell>
          <table:table-cell office:value-type="float" office:value="1.4695" calcext:value-type="float">
            <text:p>1.4695</text:p>
          </table:table-cell>
          <table:table-cell office:value-type="float" office:value="1.6497" calcext:value-type="float">
            <text:p>1.6497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38790202140808" calcext:value-type="float">
            <text:p>1.38790202140808</text:p>
          </table:table-cell>
          <table:table-cell office:value-type="float" office:value="1.4039386510849" calcext:value-type="float">
            <text:p>1.4039386510849</text:p>
          </table:table-cell>
          <table:table-cell office:value-type="float" office:value="1.52356314659119" calcext:value-type="float">
            <text:p>1.52356314659119</text:p>
          </table:table-cell>
          <table:table-cell office:value-type="float" office:value="1.62263679504395" calcext:value-type="float">
            <text:p>1.62263679504395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25945866107941" calcext:value-type="float">
            <text:p>1.25945866107941</text:p>
          </table:table-cell>
          <table:table-cell office:value-type="float" office:value="1.55067527294159" calcext:value-type="float">
            <text:p>1.55067527294159</text:p>
          </table:table-cell>
          <table:table-cell office:value-type="float" office:value="1.42383551597595" calcext:value-type="float">
            <text:p>1.42383551597595</text:p>
          </table:table-cell>
          <table:table-cell office:value-type="float" office:value="1.41718888282776" calcext:value-type="float">
            <text:p>1.41718888282776</text:p>
          </table:table-cell>
          <table:table-cell office:value-type="float" office:value="1.61159551143646" calcext:value-type="float">
            <text:p>1.61159551143646</text:p>
          </table:table-cell>
          <table:table-cell office:value-type="float" office:value="1.47022747993469" calcext:value-type="float">
            <text:p>1.47022747993469</text:p>
          </table:table-cell>
          <table:table-cell office:value-type="float" office:value="1.32703602313995" calcext:value-type="float">
            <text:p>1.32703602313995</text:p>
          </table:table-cell>
          <table:table-cell office:value-type="float" office:value="1.61433887481689" calcext:value-type="float">
            <text:p>1.61433887481689</text:p>
          </table:table-cell>
          <table:table-cell office:value-type="float" office:value="1.64969348907471" calcext:value-type="float">
            <text:p>1.64969348907471</text:p>
          </table:table-cell>
          <table:table-cell office:value-type="float" office:value="1.46945416927338" calcext:value-type="float">
            <text:p>1.4694541692733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831" calcext:value-type="float">
            <text:p>1.3831</text:p>
          </table:table-cell>
          <table:table-cell office:value-type="float" office:value="1.4613" calcext:value-type="float">
            <text:p>1.4613</text:p>
          </table:table-cell>
          <table:table-cell office:value-type="float" office:value="1.662" calcext:value-type="float">
            <text:p>1.662</text:p>
          </table:table-cell>
          <table:table-cell office:value-type="float" office:value="0.8423" calcext:value-type="float">
            <text:p>0.8423</text:p>
          </table:table-cell>
          <table:table-cell office:value-type="float" office:value="0.842262864112854" calcext:value-type="float">
            <text:p>0.842262864112854</text:p>
          </table:table-cell>
          <table:table-cell office:value-type="float" office:value="1.66204762458801" calcext:value-type="float">
            <text:p>1.66204762458801</text:p>
          </table:table-cell>
          <table:table-cell office:value-type="float" office:value="1.46898305416107" calcext:value-type="float">
            <text:p>1.46898305416107</text:p>
          </table:table-cell>
          <table:table-cell office:value-type="float" office:value="1.42902660369873" calcext:value-type="float">
            <text:p>1.42902660369873</text:p>
          </table:table-cell>
          <table:table-cell office:value-type="float" office:value="1.57729148864746" calcext:value-type="float">
            <text:p>1.57729148864746</text:p>
          </table:table-cell>
          <table:table-cell office:value-type="float" office:value="1.47777426242828" calcext:value-type="float">
            <text:p>1.47777426242828</text:p>
          </table:table-cell>
          <table:table-cell office:value-type="float" office:value="1.46776247024536" calcext:value-type="float">
            <text:p>1.46776247024536</text:p>
          </table:table-cell>
          <table:table-cell office:value-type="float" office:value="1.45483887195587" calcext:value-type="float">
            <text:p>1.45483887195587</text:p>
          </table:table-cell>
          <table:table-cell office:value-type="float" office:value="1.42863261699677" calcext:value-type="float">
            <text:p>1.42863261699677</text:p>
          </table:table-cell>
          <table:table-cell office:value-type="float" office:value="1.02259910106659" calcext:value-type="float">
            <text:p>1.02259910106659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647" calcext:value-type="float">
            <text:p>1.5647</text:p>
          </table:table-cell>
          <table:table-cell office:value-type="float" office:value="1.5597" calcext:value-type="float">
            <text:p>1.5597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462" calcext:value-type="float">
            <text:p>1.462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56591093540192" calcext:value-type="float">
            <text:p>1.56591093540192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55353689193726" calcext:value-type="float">
            <text:p>1.55353689193726</text:p>
          </table:table-cell>
          <table:table-cell office:value-type="float" office:value="1.59223532676697" calcext:value-type="float">
            <text:p>1.59223532676697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399" calcext:value-type="float">
            <text:p>1.4399</text:p>
          </table:table-cell>
          <table:table-cell office:value-type="float" office:value="1.47" calcext:value-type="float">
            <text:p>1.47</text:p>
          </table:table-cell>
          <table:table-cell office:value-type="float" office:value="1.7058" calcext:value-type="float">
            <text:p>1.7058</text:p>
          </table:table-cell>
          <table:table-cell office:value-type="float" office:value="1.0944" calcext:value-type="float">
            <text:p>1.0944</text:p>
          </table:table-cell>
          <table:table-cell office:value-type="float" office:value="1.49665236473084" calcext:value-type="float">
            <text:p>1.49665236473084</text:p>
          </table:table-cell>
          <table:table-cell office:value-type="float" office:value="1.094353556633" calcext:value-type="float">
            <text:p>1.094353556633</text:p>
          </table:table-cell>
          <table:table-cell office:value-type="float" office:value="1.70582342147827" calcext:value-type="float">
            <text:p>1.70582342147827</text:p>
          </table:table-cell>
          <table:table-cell office:value-type="float" office:value="1.37090873718262" calcext:value-type="float">
            <text:p>1.37090873718262</text:p>
          </table:table-cell>
          <table:table-cell office:value-type="float" office:value="1.57237100601196" calcext:value-type="float">
            <text:p>1.57237100601196</text:p>
          </table:table-cell>
          <table:table-cell office:value-type="float" office:value="1.61682236194611" calcext:value-type="float">
            <text:p>1.61682236194611</text:p>
          </table:table-cell>
          <table:table-cell office:value-type="float" office:value="1.50907683372498" calcext:value-type="float">
            <text:p>1.50907683372498</text:p>
          </table:table-cell>
          <table:table-cell office:value-type="float" office:value="1.56120502948761" calcext:value-type="float">
            <text:p>1.56120502948761</text:p>
          </table:table-cell>
          <table:table-cell office:value-type="float" office:value="1.46999871730804" calcext:value-type="float">
            <text:p>1.46999871730804</text:p>
          </table:table-cell>
          <table:table-cell office:value-type="float" office:value="1.62098574638367" calcext:value-type="float">
            <text:p>1.62098574638367</text:p>
          </table:table-cell>
          <table:table-cell office:value-type="float" office:value="1.24881780147553" calcext:value-type="float">
            <text:p>1.24881780147553</text:p>
          </table:table-cell>
          <table:table-cell office:value-type="float" office:value="1.30506181716919" calcext:value-type="float">
            <text:p>1.30506181716919</text:p>
          </table:table-cell>
          <table:table-cell office:value-type="float" office:value="1.3436963558197" calcext:value-type="float">
            <text:p>1.3436963558197</text:p>
          </table:table-cell>
          <table:table-cell office:value-type="float" office:value="1.4209018945694" calcext:value-type="float">
            <text:p>1.4209018945694</text:p>
          </table:table-cell>
          <table:table-cell office:value-type="float" office:value="1.2623804807663" calcext:value-type="float">
            <text:p>1.2623804807663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737" calcext:value-type="float">
            <text:p>1.4737</text:p>
          </table:table-cell>
          <table:table-cell office:value-type="float" office:value="1.4739" calcext:value-type="float">
            <text:p>1.4739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58550465106964" calcext:value-type="float">
            <text:p>1.58550465106964</text:p>
          </table:table-cell>
          <table:table-cell office:value-type="float" office:value="1.37725079059601" calcext:value-type="float">
            <text:p>1.37725079059601</text:p>
          </table:table-cell>
          <table:table-cell office:value-type="float" office:value="1.55229103565216" calcext:value-type="float">
            <text:p>1.55229103565216</text:p>
          </table:table-cell>
          <table:table-cell office:value-type="float" office:value="1.51780760288239" calcext:value-type="float">
            <text:p>1.51780760288239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851" calcext:value-type="float">
            <text:p>1.4851</text:p>
          </table:table-cell>
          <table:table-cell office:value-type="float" office:value="1.4759" calcext:value-type="float">
            <text:p>1.4759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47793674469" calcext:value-type="float">
            <text:p>1.4747793674469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62764036655426" calcext:value-type="float">
            <text:p>1.62764036655426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48776364326477" calcext:value-type="float">
            <text:p>1.48776364326477</text:p>
          </table:table-cell>
          <table:table-cell office:value-type="float" office:value="1.55697977542877" calcext:value-type="float">
            <text:p>1.55697977542877</text:p>
          </table:table-cell>
          <table:table-cell table:number-columns-repeated="5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213" calcext:value-type="float">
            <text:p>1.4213</text:p>
          </table:table-cell>
          <table:table-cell office:value-type="float" office:value="1.457" calcext:value-type="float">
            <text:p>1.457</text:p>
          </table:table-cell>
          <table:table-cell office:value-type="float" office:value="1.5525" calcext:value-type="float">
            <text:p>1.5525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45212864875793" calcext:value-type="float">
            <text:p>1.45212864875793</text:p>
          </table:table-cell>
          <table:table-cell office:value-type="float" office:value="1.55246412754059" calcext:value-type="float">
            <text:p>1.55246412754059</text:p>
          </table:table-cell>
          <table:table-cell office:value-type="float" office:value="1.51120030879974" calcext:value-type="float">
            <text:p>1.5112003087997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251" calcext:value-type="float">
            <text:p>1.4251</text:p>
          </table:table-cell>
          <table:table-cell office:value-type="float" office:value="1.4594" calcext:value-type="float">
            <text:p>1.4594</text:p>
          </table:table-cell>
          <table:table-cell office:value-type="float" office:value="1.6463" calcext:value-type="float">
            <text:p>1.6463</text:p>
          </table:table-cell>
          <table:table-cell office:value-type="float" office:value="1.1137" calcext:value-type="float">
            <text:p>1.1137</text:p>
          </table:table-cell>
          <table:table-cell office:value-type="float" office:value="1.45936644077301" calcext:value-type="float">
            <text:p>1.45936644077301</text:p>
          </table:table-cell>
          <table:table-cell office:value-type="float" office:value="1.26365661621094" calcext:value-type="float">
            <text:p>1.26365661621094</text:p>
          </table:table-cell>
          <table:table-cell office:value-type="float" office:value="1.58576023578644" calcext:value-type="float">
            <text:p>1.58576023578644</text:p>
          </table:table-cell>
          <table:table-cell office:value-type="float" office:value="1.11370944976807" calcext:value-type="float">
            <text:p>1.11370944976807</text:p>
          </table:table-cell>
          <table:table-cell office:value-type="float" office:value="1.56612110137939" calcext:value-type="float">
            <text:p>1.56612110137939</text:p>
          </table:table-cell>
          <table:table-cell office:value-type="float" office:value="1.47742533683777" calcext:value-type="float">
            <text:p>1.47742533683777</text:p>
          </table:table-cell>
          <table:table-cell office:value-type="float" office:value="1.38510704040527" calcext:value-type="float">
            <text:p>1.38510704040527</text:p>
          </table:table-cell>
          <table:table-cell office:value-type="float" office:value="1.54731070995331" calcext:value-type="float">
            <text:p>1.54731070995331</text:p>
          </table:table-cell>
          <table:table-cell office:value-type="float" office:value="1.28909921646118" calcext:value-type="float">
            <text:p>1.28909921646118</text:p>
          </table:table-cell>
          <table:table-cell office:value-type="float" office:value="1.41718280315399" calcext:value-type="float">
            <text:p>1.41718280315399</text:p>
          </table:table-cell>
          <table:table-cell office:value-type="float" office:value="1.20757555961609" calcext:value-type="float">
            <text:p>1.20757555961609</text:p>
          </table:table-cell>
          <table:table-cell office:value-type="float" office:value="1.54967057704926" calcext:value-type="float">
            <text:p>1.54967057704926</text:p>
          </table:table-cell>
          <table:table-cell office:value-type="float" office:value="1.56738650798798" calcext:value-type="float">
            <text:p>1.56738650798798</text:p>
          </table:table-cell>
          <table:table-cell office:value-type="float" office:value="1.30146670341492" calcext:value-type="float">
            <text:p>1.30146670341492</text:p>
          </table:table-cell>
          <table:table-cell office:value-type="float" office:value="1.64626705646515" calcext:value-type="float">
            <text:p>1.64626705646515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3792" calcext:value-type="float">
            <text:p>1.3792</text:p>
          </table:table-cell>
          <table:table-cell office:value-type="float" office:value="1.4454" calcext:value-type="float">
            <text:p>1.4454</text:p>
          </table:table-cell>
          <table:table-cell office:value-type="float" office:value="1.5662" calcext:value-type="float">
            <text:p>1.5662</text:p>
          </table:table-cell>
          <table:table-cell office:value-type="float" office:value="0.7584" calcext:value-type="float">
            <text:p>0.7584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56548047065735" calcext:value-type="float">
            <text:p>1.56548047065735</text:p>
          </table:table-cell>
          <table:table-cell office:value-type="float" office:value="1.47575426101685" calcext:value-type="float">
            <text:p>1.47575426101685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56618595123291" calcext:value-type="float">
            <text:p>1.56618595123291</text:p>
          </table:table-cell>
          <table:table-cell office:value-type="float" office:value="1.52526259422302" calcext:value-type="float">
            <text:p>1.52526259422302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821394443512" calcext:value-type="float">
            <text:p>1.3821394443512</text:p>
          </table:table-cell>
          <table:table-cell office:value-type="float" office:value="0.758405804634094" calcext:value-type="float">
            <text:p>0.758405804634094</text:p>
          </table:table-cell>
          <table:table-cell office:value-type="float" office:value="1.53362905979157" calcext:value-type="float">
            <text:p>1.53362905979157</text:p>
          </table:table-cell>
          <table:table-cell office:value-type="float" office:value="1.23922491073608" calcext:value-type="float">
            <text:p>1.23922491073608</text:p>
          </table:table-cell>
          <table:table-cell office:value-type="float" office:value="1.47544300556183" calcext:value-type="float">
            <text:p>1.47544300556183</text:p>
          </table:table-cell>
          <table:table-cell office:value-type="float" office:value="1.34296655654907" calcext:value-type="float">
            <text:p>1.34296655654907</text:p>
          </table:table-cell>
          <table:table-cell office:value-type="float" office:value="1.36564755439758" calcext:value-type="float">
            <text:p>1.3656475543975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846" calcext:value-type="float">
            <text:p>1.4846</text:p>
          </table:table-cell>
          <table:table-cell office:value-type="float" office:value="1.4708" calcext:value-type="float">
            <text:p>1.4708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61961305141449" calcext:value-type="float">
            <text:p>1.61961305141449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67522370815277" calcext:value-type="float">
            <text:p>1.67522370815277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5992443561554" calcext:value-type="float">
            <text:p>1.5992443561554</text:p>
          </table:table-cell>
          <table:table-cell office:value-type="float" office:value="1.38957977294922" calcext:value-type="float">
            <text:p>1.38957977294922</text:p>
          </table:table-cell>
          <table:table-cell office:value-type="float" office:value="1.38457369804382" calcext:value-type="float">
            <text:p>1.38457369804382</text:p>
          </table:table-cell>
          <table:table-cell office:value-type="float" office:value="1.42450881004334" calcext:value-type="float">
            <text:p>1.42450881004334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57590341567993" calcext:value-type="float">
            <text:p>1.57590341567993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34500014781952" calcext:value-type="float">
            <text:p>1.34500014781952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55138003826141" calcext:value-type="float">
            <text:p>1.55138003826141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038" calcext:value-type="float">
            <text:p>1.5038</text:p>
          </table:table-cell>
          <table:table-cell office:value-type="float" office:value="1.4915" calcext:value-type="float">
            <text:p>1.4915</text:p>
          </table:table-cell>
          <table:table-cell office:value-type="float" office:value="1.7088" calcext:value-type="float">
            <text:p>1.7088</text:p>
          </table:table-cell>
          <table:table-cell office:value-type="float" office:value="1.263" calcext:value-type="float">
            <text:p>1.263</text:p>
          </table:table-cell>
          <table:table-cell office:value-type="float" office:value="1.43156456947327" calcext:value-type="float">
            <text:p>1.43156456947327</text:p>
          </table:table-cell>
          <table:table-cell office:value-type="float" office:value="1.47818422317505" calcext:value-type="float">
            <text:p>1.47818422317505</text:p>
          </table:table-cell>
          <table:table-cell office:value-type="float" office:value="1.5984605550766" calcext:value-type="float">
            <text:p>1.5984605550766</text:p>
          </table:table-cell>
          <table:table-cell office:value-type="float" office:value="1.56343710422516" calcext:value-type="float">
            <text:p>1.56343710422516</text:p>
          </table:table-cell>
          <table:table-cell office:value-type="float" office:value="1.49224245548248" calcext:value-type="float">
            <text:p>1.49224245548248</text:p>
          </table:table-cell>
          <table:table-cell office:value-type="float" office:value="1.37179315090179" calcext:value-type="float">
            <text:p>1.37179315090179</text:p>
          </table:table-cell>
          <table:table-cell office:value-type="float" office:value="1.55760562419891" calcext:value-type="float">
            <text:p>1.55760562419891</text:p>
          </table:table-cell>
          <table:table-cell office:value-type="float" office:value="1.49148941040039" calcext:value-type="float">
            <text:p>1.49148941040039</text:p>
          </table:table-cell>
          <table:table-cell office:value-type="float" office:value="1.26298308372498" calcext:value-type="float">
            <text:p>1.26298308372498</text:p>
          </table:table-cell>
          <table:table-cell office:value-type="float" office:value="1.70879125595093" calcext:value-type="float">
            <text:p>1.70879125595093</text:p>
          </table:table-cell>
          <table:table-cell office:value-type="float" office:value="1.69598472118378" calcext:value-type="float">
            <text:p>1.69598472118378</text:p>
          </table:table-cell>
          <table:table-cell office:value-type="float" office:value="1.41399824619293" calcext:value-type="float">
            <text:p>1.41399824619293</text:p>
          </table:table-cell>
          <table:table-cell office:value-type="float" office:value="1.40190434455872" calcext:value-type="float">
            <text:p>1.40190434455872</text:p>
          </table:table-cell>
          <table:table-cell office:value-type="float" office:value="1.60450077056885" calcext:value-type="float">
            <text:p>1.60450077056885</text:p>
          </table:table-cell>
          <table:table-cell office:value-type="float" office:value="1.48462688922882" calcext:value-type="float">
            <text:p>1.48462688922882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886" calcext:value-type="float">
            <text:p>1.4886</text:p>
          </table:table-cell>
          <table:table-cell office:value-type="float" office:value="1.5235" calcext:value-type="float">
            <text:p>1.5235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2024" calcext:value-type="float">
            <text:p>1.2024</text:p>
          </table:table-cell>
          <table:table-cell office:value-type="float" office:value="1.59838891029358" calcext:value-type="float">
            <text:p>1.59838891029358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20235455036163" calcext:value-type="float">
            <text:p>1.20235455036163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53368961811066" calcext:value-type="float">
            <text:p>1.53368961811066</text:p>
          </table:table-cell>
          <table:table-cell office:value-type="float" office:value="1.59046292304993" calcext:value-type="float">
            <text:p>1.59046292304993</text:p>
          </table:table-cell>
          <table:table-cell office:value-type="float" office:value="1.62693071365356" calcext:value-type="float">
            <text:p>1.62693071365356</text:p>
          </table:table-cell>
          <table:table-cell office:value-type="float" office:value="1.48311841487885" calcext:value-type="float">
            <text:p>1.48311841487885</text:p>
          </table:table-cell>
          <table:table-cell office:value-type="float" office:value="1.29107332229614" calcext:value-type="float">
            <text:p>1.29107332229614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62953126430511" calcext:value-type="float">
            <text:p>1.62953126430511</text:p>
          </table:table-cell>
          <table:table-cell office:value-type="float" office:value="1.2623804807663" calcext:value-type="float">
            <text:p>1.2623804807663</text:p>
          </table:table-cell>
          <table:table-cell office:value-type="float" office:value="1.52348268032074" calcext:value-type="float">
            <text:p>1.52348268032074</text:p>
          </table:table-cell>
          <table:table-cell office:value-type="float" office:value="1.55389487743378" calcext:value-type="float">
            <text:p>1.55389487743378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085" calcext:value-type="float">
            <text:p>1.4085</text:p>
          </table:table-cell>
          <table:table-cell office:value-type="float" office:value="1.4573" calcext:value-type="float">
            <text:p>1.4573</text:p>
          </table:table-cell>
          <table:table-cell office:value-type="float" office:value="1.558" calcext:value-type="float">
            <text:p>1.558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44747352600098" calcext:value-type="float">
            <text:p>1.44747352600098</text:p>
          </table:table-cell>
          <table:table-cell office:value-type="float" office:value="1.43281841278076" calcext:value-type="float">
            <text:p>1.43281841278076</text:p>
          </table:table-cell>
          <table:table-cell office:value-type="float" office:value="1.49324870109558" calcext:value-type="float">
            <text:p>1.49324870109558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55798077583313" calcext:value-type="float">
            <text:p>1.55798077583313</text:p>
          </table:table-cell>
          <table:table-cell office:value-type="float" office:value="1.51128852367401" calcext:value-type="float">
            <text:p>1.51128852367401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24727702140808" calcext:value-type="float">
            <text:p>1.24727702140808</text:p>
          </table:table-cell>
          <table:table-cell office:value-type="float" office:value="1.50463819503784" calcext:value-type="float">
            <text:p>1.50463819503784</text:p>
          </table:table-cell>
          <table:table-cell office:value-type="float" office:value="1.45725750923157" calcext:value-type="float">
            <text:p>1.45725750923157</text:p>
          </table:table-cell>
          <table:table-cell office:value-type="float" office:value="1.5252959728241" calcext:value-type="float">
            <text:p>1.5252959728241</text:p>
          </table:table-cell>
          <table:table-cell office:value-type="float" office:value="1.32380795478821" calcext:value-type="float">
            <text:p>1.32380795478821</text:p>
          </table:table-cell>
          <table:table-cell office:value-type="float" office:value="1.36018121242523" calcext:value-type="float">
            <text:p>1.36018121242523</text:p>
          </table:table-cell>
          <table:table-cell table:number-columns-repeated="5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411" calcext:value-type="float">
            <text:p>1.4411</text:p>
          </table:table-cell>
          <table:table-cell office:value-type="float" office:value="1.4443" calcext:value-type="float">
            <text:p>1.4443</text:p>
          </table:table-cell>
          <table:table-cell office:value-type="float" office:value="1.5334" calcext:value-type="float">
            <text:p>1.5334</text:p>
          </table:table-cell>
          <table:table-cell office:value-type="float" office:value="1.3807" calcext:value-type="float">
            <text:p>1.3807</text:p>
          </table:table-cell>
          <table:table-cell office:value-type="float" office:value="1.38066601753235" calcext:value-type="float">
            <text:p>1.38066601753235</text:p>
          </table:table-cell>
          <table:table-cell office:value-type="float" office:value="1.53340291976929" calcext:value-type="float">
            <text:p>1.53340291976929</text:p>
          </table:table-cell>
          <table:table-cell office:value-type="float" office:value="1.44314825534821" calcext:value-type="float">
            <text:p>1.44314825534821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4454163312912" calcext:value-type="float">
            <text:p>1.4454163312912</text:p>
          </table:table-cell>
          <table:table-cell office:value-type="float" office:value="1.3821394443512" calcext:value-type="float">
            <text:p>1.3821394443512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143" calcext:value-type="float">
            <text:p>1.4143</text:p>
          </table:table-cell>
          <table:table-cell office:value-type="float" office:value="1.4238" calcext:value-type="float">
            <text:p>1.4238</text:p>
          </table:table-cell>
          <table:table-cell office:value-type="float" office:value="1.6292" calcext:value-type="float">
            <text:p>1.6292</text:p>
          </table:table-cell>
          <table:table-cell office:value-type="float" office:value="1.1974" calcext:value-type="float">
            <text:p>1.1974</text:p>
          </table:table-cell>
          <table:table-cell office:value-type="float" office:value="1.32106447219849" calcext:value-type="float">
            <text:p>1.32106447219849</text:p>
          </table:table-cell>
          <table:table-cell office:value-type="float" office:value="1.24458277225494" calcext:value-type="float">
            <text:p>1.24458277225494</text:p>
          </table:table-cell>
          <table:table-cell office:value-type="float" office:value="1.4550154209137" calcext:value-type="float">
            <text:p>1.4550154209137</text:p>
          </table:table-cell>
          <table:table-cell office:value-type="float" office:value="1.1974081993103" calcext:value-type="float">
            <text:p>1.1974081993103</text:p>
          </table:table-cell>
          <table:table-cell office:value-type="float" office:value="1.39717733860016" calcext:value-type="float">
            <text:p>1.39717733860016</text:p>
          </table:table-cell>
          <table:table-cell office:value-type="float" office:value="1.62919855117798" calcext:value-type="float">
            <text:p>1.62919855117798</text:p>
          </table:table-cell>
          <table:table-cell office:value-type="float" office:value="1.45037877559662" calcext:value-type="float">
            <text:p>1.45037877559662</text:p>
          </table:table-cell>
          <table:table-cell office:value-type="float" office:value="1.57214426994324" calcext:value-type="float">
            <text:p>1.57214426994324</text:p>
          </table:table-cell>
          <table:table-cell office:value-type="float" office:value="1.3714063167572" calcext:value-type="float">
            <text:p>1.3714063167572</text:p>
          </table:table-cell>
          <table:table-cell office:value-type="float" office:value="1.50486755371094" calcext:value-type="float">
            <text:p>1.50486755371094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1" calcext:value-type="float">
            <text:p>1.461</text:p>
          </table:table-cell>
          <table:table-cell office:value-type="float" office:value="1.4739" calcext:value-type="float">
            <text:p>1.4739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51126408576965" calcext:value-type="float">
            <text:p>1.51126408576965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41027808189392" calcext:value-type="float">
            <text:p>1.41027808189392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50304937362671" calcext:value-type="float">
            <text:p>1.50304937362671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48160827159882" calcext:value-type="float">
            <text:p>1.4816082715988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209" calcext:value-type="float">
            <text:p>1.5209</text:p>
          </table:table-cell>
          <table:table-cell office:value-type="float" office:value="1.5419" calcext:value-type="float">
            <text:p>1.5419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62997174263001" calcext:value-type="float">
            <text:p>1.62997174263001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47210133075714" calcext:value-type="float">
            <text:p>1.47210133075714</text:p>
          </table:table-cell>
          <table:table-cell office:value-type="float" office:value="1.39688861370087" calcext:value-type="float">
            <text:p>1.39688861370087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61490273475647" calcext:value-type="float">
            <text:p>1.61490273475647</text:p>
          </table:table-cell>
          <table:table-cell office:value-type="float" office:value="1.59038460254669" calcext:value-type="float">
            <text:p>1.59038460254669</text:p>
          </table:table-cell>
          <table:table-cell office:value-type="float" office:value="1.49350440502167" calcext:value-type="float">
            <text:p>1.49350440502167</text:p>
          </table:table-cell>
          <table:table-cell office:value-type="float" office:value="1.60003554821014" calcext:value-type="float">
            <text:p>1.60003554821014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019" calcext:value-type="float">
            <text:p>1.5019</text:p>
          </table:table-cell>
          <table:table-cell office:value-type="float" office:value="1.5194" calcext:value-type="float">
            <text:p>1.5194</text:p>
          </table:table-cell>
          <table:table-cell office:value-type="float" office:value="1.5242" calcext:value-type="float">
            <text:p>1.5242</text:p>
          </table:table-cell>
          <table:table-cell office:value-type="float" office:value="1.462" calcext:value-type="float">
            <text:p>1.462</text:p>
          </table:table-cell>
          <table:table-cell office:value-type="float" office:value="1.52421462535858" calcext:value-type="float">
            <text:p>1.52421462535858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51944732666016" calcext:value-type="float">
            <text:p>1.51944732666016</text:p>
          </table:table-cell>
          <table:table-cell table:number-columns-repeated="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102" calcext:value-type="float">
            <text:p>1.5102</text:p>
          </table:table-cell>
          <table:table-cell office:value-type="float" office:value="1.5312" calcext:value-type="float">
            <text:p>1.5312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3437" calcext:value-type="float">
            <text:p>1.3437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57019817829132" calcext:value-type="float">
            <text:p>1.57019817829132</text:p>
          </table:table-cell>
          <table:table-cell office:value-type="float" office:value="1.36010193824768" calcext:value-type="float">
            <text:p>1.36010193824768</text:p>
          </table:table-cell>
          <table:table-cell office:value-type="float" office:value="1.3436963558197" calcext:value-type="float">
            <text:p>1.3436963558197</text:p>
          </table:table-cell>
          <table:table-cell office:value-type="float" office:value="1.40914463996887" calcext:value-type="float">
            <text:p>1.40914463996887</text:p>
          </table:table-cell>
          <table:table-cell office:value-type="float" office:value="1.59880518913269" calcext:value-type="float">
            <text:p>1.59880518913269</text:p>
          </table:table-cell>
          <table:table-cell office:value-type="float" office:value="1.54106974601746" calcext:value-type="float">
            <text:p>1.54106974601746</text:p>
          </table:table-cell>
          <table:table-cell office:value-type="float" office:value="1.40190279483795" calcext:value-type="float">
            <text:p>1.40190279483795</text:p>
          </table:table-cell>
          <table:table-cell office:value-type="float" office:value="1.61138665676117" calcext:value-type="float">
            <text:p>1.61138665676117</text:p>
          </table:table-cell>
          <table:table-cell office:value-type="float" office:value="1.52141427993774" calcext:value-type="float">
            <text:p>1.52141427993774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91" calcext:value-type="float">
            <text:p>1.4691</text:p>
          </table:table-cell>
          <table:table-cell office:value-type="float" office:value="1.4778" calcext:value-type="float">
            <text:p>1.4778</text:p>
          </table:table-cell>
          <table:table-cell office:value-type="float" office:value="1.5255" calcext:value-type="float">
            <text:p>1.5255</text:p>
          </table:table-cell>
          <table:table-cell office:value-type="float" office:value="1.4039" calcext:value-type="float">
            <text:p>1.4039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47780930995941" calcext:value-type="float">
            <text:p>1.47780930995941</text:p>
          </table:table-cell>
          <table:table-cell office:value-type="float" office:value="1.4039386510849" calcext:value-type="float">
            <text:p>1.4039386510849</text:p>
          </table:table-cell>
          <table:table-cell table:number-columns-repeated="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539" calcext:value-type="float">
            <text:p>1.5539</text:p>
          </table:table-cell>
          <table:table-cell office:value-type="float" office:value="1.5074" calcext:value-type="float">
            <text:p>1.5074</text:p>
          </table:table-cell>
          <table:table-cell office:value-type="float" office:value="1.7093" calcext:value-type="float">
            <text:p>1.7093</text:p>
          </table:table-cell>
          <table:table-cell office:value-type="float" office:value="1.4431" calcext:value-type="float">
            <text:p>1.4431</text:p>
          </table:table-cell>
          <table:table-cell office:value-type="float" office:value="1.50891077518463" calcext:value-type="float">
            <text:p>1.50891077518463</text:p>
          </table:table-cell>
          <table:table-cell office:value-type="float" office:value="1.53328001499176" calcext:value-type="float">
            <text:p>1.53328001499176</text:p>
          </table:table-cell>
          <table:table-cell office:value-type="float" office:value="1.50591218471527" calcext:value-type="float">
            <text:p>1.50591218471527</text:p>
          </table:table-cell>
          <table:table-cell office:value-type="float" office:value="1.4803215265274" calcext:value-type="float">
            <text:p>1.4803215265274</text:p>
          </table:table-cell>
          <table:table-cell office:value-type="float" office:value="1.4967086315155" calcext:value-type="float">
            <text:p>1.4967086315155</text:p>
          </table:table-cell>
          <table:table-cell office:value-type="float" office:value="1.44308972358704" calcext:value-type="float">
            <text:p>1.44308972358704</text:p>
          </table:table-cell>
          <table:table-cell office:value-type="float" office:value="1.70927250385284" calcext:value-type="float">
            <text:p>1.70927250385284</text:p>
          </table:table-cell>
          <table:table-cell office:value-type="float" office:value="1.47961962223053" calcext:value-type="float">
            <text:p>1.47961962223053</text:p>
          </table:table-cell>
          <table:table-cell office:value-type="float" office:value="1.68478751182556" calcext:value-type="float">
            <text:p>1.68478751182556</text:p>
          </table:table-cell>
          <table:table-cell office:value-type="float" office:value="1.69713735580444" calcext:value-type="float">
            <text:p>1.69713735580444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372" calcext:value-type="float">
            <text:p>1.5372</text:p>
          </table:table-cell>
          <table:table-cell office:value-type="float" office:value="1.6286" calcext:value-type="float">
            <text:p>1.6286</text:p>
          </table:table-cell>
          <table:table-cell office:value-type="float" office:value="1.7507" calcext:value-type="float">
            <text:p>1.7507</text:p>
          </table:table-cell>
          <table:table-cell office:value-type="float" office:value="1.2322" calcext:value-type="float">
            <text:p>1.2322</text:p>
          </table:table-cell>
          <table:table-cell office:value-type="float" office:value="1.23216378688812" calcext:value-type="float">
            <text:p>1.23216378688812</text:p>
          </table:table-cell>
          <table:table-cell office:value-type="float" office:value="1.62859916687012" calcext:value-type="float">
            <text:p>1.62859916687012</text:p>
          </table:table-cell>
          <table:table-cell office:value-type="float" office:value="1.75069105625153" calcext:value-type="float">
            <text:p>1.75069105625153</text:p>
          </table:table-cell>
          <table:table-cell table:number-columns-repeated="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1" calcext:value-type="float">
            <text:p>1.461</text:p>
          </table:table-cell>
          <table:table-cell office:value-type="float" office:value="1.4739" calcext:value-type="float">
            <text:p>1.4739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51126408576965" calcext:value-type="float">
            <text:p>1.51126408576965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41027808189392" calcext:value-type="float">
            <text:p>1.41027808189392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50304937362671" calcext:value-type="float">
            <text:p>1.50304937362671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48160827159882" calcext:value-type="float">
            <text:p>1.4816082715988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845" calcext:value-type="float">
            <text:p>1.5845</text:p>
          </table:table-cell>
          <table:table-cell office:value-type="float" office:value="1.5908" calcext:value-type="float">
            <text:p>1.5908</text:p>
          </table:table-cell>
          <table:table-cell office:value-type="float" office:value="1.7128" calcext:value-type="float">
            <text:p>1.7128</text:p>
          </table:table-cell>
          <table:table-cell office:value-type="float" office:value="1.4907" calcext:value-type="float">
            <text:p>1.4907</text:p>
          </table:table-cell>
          <table:table-cell office:value-type="float" office:value="1.49069607257843" calcext:value-type="float">
            <text:p>1.49069607257843</text:p>
          </table:table-cell>
          <table:table-cell office:value-type="float" office:value="1.62952840328217" calcext:value-type="float">
            <text:p>1.62952840328217</text:p>
          </table:table-cell>
          <table:table-cell office:value-type="float" office:value="1.71278238296509" calcext:value-type="float">
            <text:p>1.71278238296509</text:p>
          </table:table-cell>
          <table:table-cell office:value-type="float" office:value="1.56776630878449" calcext:value-type="float">
            <text:p>1.56776630878449</text:p>
          </table:table-cell>
          <table:table-cell office:value-type="float" office:value="1.49257445335388" calcext:value-type="float">
            <text:p>1.49257445335388</text:p>
          </table:table-cell>
          <table:table-cell office:value-type="float" office:value="1.61390972137451" calcext:value-type="float">
            <text:p>1.61390972137451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137" calcext:value-type="float">
            <text:p>1.4137</text:p>
          </table:table-cell>
          <table:table-cell office:value-type="float" office:value="1.4512" calcext:value-type="float">
            <text:p>1.4512</text:p>
          </table:table-cell>
          <table:table-cell office:value-type="float" office:value="1.6068" calcext:value-type="float">
            <text:p>1.6068</text:p>
          </table:table-cell>
          <table:table-cell office:value-type="float" office:value="1.0554" calcext:value-type="float">
            <text:p>1.0554</text:p>
          </table:table-cell>
          <table:table-cell office:value-type="float" office:value="1.46426916122437" calcext:value-type="float">
            <text:p>1.46426916122437</text:p>
          </table:table-cell>
          <table:table-cell office:value-type="float" office:value="1.44141721725464" calcext:value-type="float">
            <text:p>1.44141721725464</text:p>
          </table:table-cell>
          <table:table-cell office:value-type="float" office:value="1.49215388298035" calcext:value-type="float">
            <text:p>1.49215388298035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05536460876465" calcext:value-type="float">
            <text:p>1.05536460876465</text:p>
          </table:table-cell>
          <table:table-cell office:value-type="float" office:value="1.34073042869568" calcext:value-type="float">
            <text:p>1.34073042869568</text:p>
          </table:table-cell>
          <table:table-cell office:value-type="float" office:value="1.39032256603241" calcext:value-type="float">
            <text:p>1.39032256603241</text:p>
          </table:table-cell>
          <table:table-cell office:value-type="float" office:value="1.31034564971924" calcext:value-type="float">
            <text:p>1.31034564971924</text:p>
          </table:table-cell>
          <table:table-cell office:value-type="float" office:value="1.6068286895752" calcext:value-type="float">
            <text:p>1.6068286895752</text:p>
          </table:table-cell>
          <table:table-cell office:value-type="float" office:value="1.57512533664703" calcext:value-type="float">
            <text:p>1.57512533664703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988" calcext:value-type="float">
            <text:p>1.4988</text:p>
          </table:table-cell>
          <table:table-cell office:value-type="float" office:value="1.5216" calcext:value-type="float">
            <text:p>1.5216</text:p>
          </table:table-cell>
          <table:table-cell office:value-type="float" office:value="1.6811" calcext:value-type="float">
            <text:p>1.6811</text:p>
          </table:table-cell>
          <table:table-cell office:value-type="float" office:value="1.2655" calcext:value-type="float">
            <text:p>1.2655</text:p>
          </table:table-cell>
          <table:table-cell office:value-type="float" office:value="1.43068945407867" calcext:value-type="float">
            <text:p>1.43068945407867</text:p>
          </table:table-cell>
          <table:table-cell office:value-type="float" office:value="1.57309651374817" calcext:value-type="float">
            <text:p>1.57309651374817</text:p>
          </table:table-cell>
          <table:table-cell office:value-type="float" office:value="1.67544913291931" calcext:value-type="float">
            <text:p>1.67544913291931</text:p>
          </table:table-cell>
          <table:table-cell office:value-type="float" office:value="1.43906652927399" calcext:value-type="float">
            <text:p>1.43906652927399</text:p>
          </table:table-cell>
          <table:table-cell office:value-type="float" office:value="1.3107362985611" calcext:value-type="float">
            <text:p>1.3107362985611</text:p>
          </table:table-cell>
          <table:table-cell office:value-type="float" office:value="1.48928248882294" calcext:value-type="float">
            <text:p>1.48928248882294</text:p>
          </table:table-cell>
          <table:table-cell office:value-type="float" office:value="1.55383360385895" calcext:value-type="float">
            <text:p>1.55383360385895</text:p>
          </table:table-cell>
          <table:table-cell office:value-type="float" office:value="1.26547813415527" calcext:value-type="float">
            <text:p>1.26547813415527</text:p>
          </table:table-cell>
          <table:table-cell office:value-type="float" office:value="1.56877267360687" calcext:value-type="float">
            <text:p>1.56877267360687</text:p>
          </table:table-cell>
          <table:table-cell office:value-type="float" office:value="1.68111574649811" calcext:value-type="float">
            <text:p>1.68111574649811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66" calcext:value-type="float">
            <text:p>1.4666</text:p>
          </table:table-cell>
          <table:table-cell office:value-type="float" office:value="1.4968" calcext:value-type="float">
            <text:p>1.4968</text:p>
          </table:table-cell>
          <table:table-cell office:value-type="float" office:value="1.6476" calcext:value-type="float">
            <text:p>1.6476</text:p>
          </table:table-cell>
          <table:table-cell office:value-type="float" office:value="1.2791" calcext:value-type="float">
            <text:p>1.2791</text:p>
          </table:table-cell>
          <table:table-cell office:value-type="float" office:value="1.57309651374817" calcext:value-type="float">
            <text:p>1.57309651374817</text:p>
          </table:table-cell>
          <table:table-cell office:value-type="float" office:value="1.29353308677673" calcext:value-type="float">
            <text:p>1.29353308677673</text:p>
          </table:table-cell>
          <table:table-cell office:value-type="float" office:value="1.64756786823273" calcext:value-type="float">
            <text:p>1.64756786823273</text:p>
          </table:table-cell>
          <table:table-cell office:value-type="float" office:value="1.2790584564209" calcext:value-type="float">
            <text:p>1.2790584564209</text:p>
          </table:table-cell>
          <table:table-cell office:value-type="float" office:value="1.42053127288818" calcext:value-type="float">
            <text:p>1.42053127288818</text:p>
          </table:table-cell>
          <table:table-cell office:value-type="float" office:value="1.58561050891876" calcext:value-type="float">
            <text:p>1.58561050891876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61" calcext:value-type="float">
            <text:p>1.461</text:p>
          </table:table-cell>
          <table:table-cell office:value-type="float" office:value="1.4739" calcext:value-type="float">
            <text:p>1.4739</text:p>
          </table:table-cell>
          <table:table-cell office:value-type="float" office:value="1.7441" calcext:value-type="float">
            <text:p>1.7441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74407172203064" calcext:value-type="float">
            <text:p>1.74407172203064</text:p>
          </table:table-cell>
          <table:table-cell office:value-type="float" office:value="1.51126408576965" calcext:value-type="float">
            <text:p>1.51126408576965</text:p>
          </table:table-cell>
          <table:table-cell office:value-type="float" office:value="1.46195614337921" calcext:value-type="float">
            <text:p>1.46195614337921</text:p>
          </table:table-cell>
          <table:table-cell office:value-type="float" office:value="1.47703897953033" calcext:value-type="float">
            <text:p>1.47703897953033</text:p>
          </table:table-cell>
          <table:table-cell office:value-type="float" office:value="1.41027808189392" calcext:value-type="float">
            <text:p>1.41027808189392</text:p>
          </table:table-cell>
          <table:table-cell office:value-type="float" office:value="1.36018121242523" calcext:value-type="float">
            <text:p>1.36018121242523</text:p>
          </table:table-cell>
          <table:table-cell office:value-type="float" office:value="1.50304937362671" calcext:value-type="float">
            <text:p>1.50304937362671</text:p>
          </table:table-cell>
          <table:table-cell office:value-type="float" office:value="1.47078764438629" calcext:value-type="float">
            <text:p>1.47078764438629</text:p>
          </table:table-cell>
          <table:table-cell office:value-type="float" office:value="1.48160827159882" calcext:value-type="float">
            <text:p>1.48160827159882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278" calcext:value-type="float">
            <text:p>1.4278</text:p>
          </table:table-cell>
          <table:table-cell office:value-type="float" office:value="1.4588" calcext:value-type="float">
            <text:p>1.4588</text:p>
          </table:table-cell>
          <table:table-cell office:value-type="float" office:value="1.6027" calcext:value-type="float">
            <text:p>1.6027</text:p>
          </table:table-cell>
          <table:table-cell office:value-type="float" office:value="1.1537" calcext:value-type="float">
            <text:p>1.1537</text:p>
          </table:table-cell>
          <table:table-cell office:value-type="float" office:value="1.46092939376831" calcext:value-type="float">
            <text:p>1.46092939376831</text:p>
          </table:table-cell>
          <table:table-cell office:value-type="float" office:value="1.15372121334076" calcext:value-type="float">
            <text:p>1.15372121334076</text:p>
          </table:table-cell>
          <table:table-cell office:value-type="float" office:value="1.49667072296143" calcext:value-type="float">
            <text:p>1.49667072296143</text:p>
          </table:table-cell>
          <table:table-cell office:value-type="float" office:value="1.51496875286102" calcext:value-type="float">
            <text:p>1.51496875286102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5671689510345" calcext:value-type="float">
            <text:p>1.45671689510345</text:p>
          </table:table-cell>
          <table:table-cell office:value-type="float" office:value="1.60265028476715" calcext:value-type="float">
            <text:p>1.60265028476715</text:p>
          </table:table-cell>
          <table:table-cell office:value-type="float" office:value="1.42390024662018" calcext:value-type="float">
            <text:p>1.42390024662018</text:p>
          </table:table-cell>
          <table:table-cell office:value-type="float" office:value="1.41919589042664" calcext:value-type="float">
            <text:p>1.41919589042664</text:p>
          </table:table-cell>
          <table:table-cell office:value-type="float" office:value="1.55957543849945" calcext:value-type="float">
            <text:p>1.55957543849945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799" calcext:value-type="float">
            <text:p>1.5799</text:p>
          </table:table-cell>
          <table:table-cell office:value-type="float" office:value="1.6018" calcext:value-type="float">
            <text:p>1.6018</text:p>
          </table:table-cell>
          <table:table-cell office:value-type="float" office:value="1.7256" calcext:value-type="float">
            <text:p>1.7256</text:p>
          </table:table-cell>
          <table:table-cell office:value-type="float" office:value="1.4123" calcext:value-type="float">
            <text:p>1.4123</text:p>
          </table:table-cell>
          <table:table-cell office:value-type="float" office:value="1.60183477401733" calcext:value-type="float">
            <text:p>1.60183477401733</text:p>
          </table:table-cell>
          <table:table-cell office:value-type="float" office:value="1.41230833530426" calcext:value-type="float">
            <text:p>1.41230833530426</text:p>
          </table:table-cell>
          <table:table-cell office:value-type="float" office:value="1.72563588619232" calcext:value-type="float">
            <text:p>1.72563588619232</text:p>
          </table:table-cell>
          <table:table-cell table:number-columns-repeated="6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24" calcext:value-type="float">
            <text:p>1.424</text:p>
          </table:table-cell>
          <table:table-cell office:value-type="float" office:value="1.3994" calcext:value-type="float">
            <text:p>1.3994</text:p>
          </table:table-cell>
          <table:table-cell office:value-type="float" office:value="1.599" calcext:value-type="float">
            <text:p>1.599</text:p>
          </table:table-cell>
          <table:table-cell office:value-type="float" office:value="1.2732" calcext:value-type="float">
            <text:p>1.2732</text:p>
          </table:table-cell>
          <table:table-cell office:value-type="float" office:value="1.56566095352173" calcext:value-type="float">
            <text:p>1.56566095352173</text:p>
          </table:table-cell>
          <table:table-cell office:value-type="float" office:value="1.48471236228943" calcext:value-type="float">
            <text:p>1.48471236228943</text:p>
          </table:table-cell>
          <table:table-cell office:value-type="float" office:value="1.30253231525421" calcext:value-type="float">
            <text:p>1.30253231525421</text:p>
          </table:table-cell>
          <table:table-cell office:value-type="float" office:value="1.59904670715332" calcext:value-type="float">
            <text:p>1.59904670715332</text:p>
          </table:table-cell>
          <table:table-cell office:value-type="float" office:value="1.37295722961426" calcext:value-type="float">
            <text:p>1.37295722961426</text:p>
          </table:table-cell>
          <table:table-cell office:value-type="float" office:value="1.38880085945129" calcext:value-type="float">
            <text:p>1.38880085945129</text:p>
          </table:table-cell>
          <table:table-cell office:value-type="float" office:value="1.2731876373291" calcext:value-type="float">
            <text:p>1.2731876373291</text:p>
          </table:table-cell>
          <table:table-cell office:value-type="float" office:value="1.5562549829483" calcext:value-type="float">
            <text:p>1.5562549829483</text:p>
          </table:table-cell>
          <table:table-cell office:value-type="float" office:value="1.28647565841675" calcext:value-type="float">
            <text:p>1.28647565841675</text:p>
          </table:table-cell>
          <table:table-cell office:value-type="float" office:value="1.40993452072144" calcext:value-type="float">
            <text:p>1.40993452072144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475" calcext:value-type="float">
            <text:p>1.4475</text:p>
          </table:table-cell>
          <table:table-cell office:value-type="float" office:value="1.4641" calcext:value-type="float">
            <text:p>1.4641</text:p>
          </table:table-cell>
          <table:table-cell office:value-type="float" office:value="1.6123" calcext:value-type="float">
            <text:p>1.6123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27645230293274" calcext:value-type="float">
            <text:p>1.27645230293274</text:p>
          </table:table-cell>
          <table:table-cell office:value-type="float" office:value="1.44128799438477" calcext:value-type="float">
            <text:p>1.44128799438477</text:p>
          </table:table-cell>
          <table:table-cell office:value-type="float" office:value="1.59168112277985" calcext:value-type="float">
            <text:p>1.59168112277985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317111492157" calcext:value-type="float">
            <text:p>1.47317111492157</text:p>
          </table:table-cell>
          <table:table-cell office:value-type="float" office:value="1.58788597583771" calcext:value-type="float">
            <text:p>1.58788597583771</text:p>
          </table:table-cell>
          <table:table-cell office:value-type="float" office:value="1.45509791374207" calcext:value-type="float">
            <text:p>1.45509791374207</text:p>
          </table:table-cell>
          <table:table-cell office:value-type="float" office:value="1.6122978925705" calcext:value-type="float">
            <text:p>1.6122978925705</text:p>
          </table:table-cell>
          <table:table-cell office:value-type="float" office:value="1.32157373428345" calcext:value-type="float">
            <text:p>1.32157373428345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475" calcext:value-type="float">
            <text:p>1.4475</text:p>
          </table:table-cell>
          <table:table-cell office:value-type="float" office:value="1.4641" calcext:value-type="float">
            <text:p>1.4641</text:p>
          </table:table-cell>
          <table:table-cell office:value-type="float" office:value="1.6123" calcext:value-type="float">
            <text:p>1.6123</text:p>
          </table:table-cell>
          <table:table-cell office:value-type="float" office:value="1.1901" calcext:value-type="float">
            <text:p>1.1901</text:p>
          </table:table-cell>
          <table:table-cell office:value-type="float" office:value="1.52545654773712" calcext:value-type="float">
            <text:p>1.52545654773712</text:p>
          </table:table-cell>
          <table:table-cell office:value-type="float" office:value="1.27645230293274" calcext:value-type="float">
            <text:p>1.27645230293274</text:p>
          </table:table-cell>
          <table:table-cell office:value-type="float" office:value="1.44128799438477" calcext:value-type="float">
            <text:p>1.44128799438477</text:p>
          </table:table-cell>
          <table:table-cell office:value-type="float" office:value="1.59168112277985" calcext:value-type="float">
            <text:p>1.59168112277985</text:p>
          </table:table-cell>
          <table:table-cell office:value-type="float" office:value="1.19005274772644" calcext:value-type="float">
            <text:p>1.19005274772644</text:p>
          </table:table-cell>
          <table:table-cell office:value-type="float" office:value="1.47317111492157" calcext:value-type="float">
            <text:p>1.47317111492157</text:p>
          </table:table-cell>
          <table:table-cell office:value-type="float" office:value="1.58788597583771" calcext:value-type="float">
            <text:p>1.58788597583771</text:p>
          </table:table-cell>
          <table:table-cell office:value-type="float" office:value="1.45509791374207" calcext:value-type="float">
            <text:p>1.45509791374207</text:p>
          </table:table-cell>
          <table:table-cell office:value-type="float" office:value="1.6122978925705" calcext:value-type="float">
            <text:p>1.6122978925705</text:p>
          </table:table-cell>
          <table:table-cell office:value-type="float" office:value="1.32157373428345" calcext:value-type="float">
            <text:p>1.32157373428345</text:p>
          </table:table-cell>
          <table:table-cell table:number-columns-repeated="5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154" calcext:value-type="float">
            <text:p>1.4154</text:p>
          </table:table-cell>
          <table:table-cell office:value-type="float" office:value="1.4054" calcext:value-type="float">
            <text:p>1.4054</text:p>
          </table:table-cell>
          <table:table-cell office:value-type="float" office:value="1.6597" calcext:value-type="float">
            <text:p>1.6597</text:p>
          </table:table-cell>
          <table:table-cell office:value-type="float" office:value="1.1802" calcext:value-type="float">
            <text:p>1.1802</text:p>
          </table:table-cell>
          <table:table-cell office:value-type="float" office:value="1.6596873998642" calcext:value-type="float">
            <text:p>1.6596873998642</text:p>
          </table:table-cell>
          <table:table-cell office:value-type="float" office:value="1.65121936798096" calcext:value-type="float">
            <text:p>1.65121936798096</text:p>
          </table:table-cell>
          <table:table-cell office:value-type="float" office:value="1.38325417041779" calcext:value-type="float">
            <text:p>1.38325417041779</text:p>
          </table:table-cell>
          <table:table-cell office:value-type="float" office:value="1.4275107383728" calcext:value-type="float">
            <text:p>1.4275107383728</text:p>
          </table:table-cell>
          <table:table-cell office:value-type="float" office:value="1.18018960952759" calcext:value-type="float">
            <text:p>1.18018960952759</text:p>
          </table:table-cell>
          <table:table-cell office:value-type="float" office:value="1.30316758155823" calcext:value-type="float">
            <text:p>1.30316758155823</text:p>
          </table:table-cell>
          <table:table-cell office:value-type="float" office:value="1.49493408203125" calcext:value-type="float">
            <text:p>1.49493408203125</text:p>
          </table:table-cell>
          <table:table-cell office:value-type="float" office:value="1.26973021030426" calcext:value-type="float">
            <text:p>1.26973021030426</text:p>
          </table:table-cell>
          <table:table-cell office:value-type="float" office:value="1.50843775272369" calcext:value-type="float">
            <text:p>1.50843775272369</text:p>
          </table:table-cell>
          <table:table-cell office:value-type="float" office:value="1.27558946609497" calcext:value-type="float">
            <text:p>1.27558946609497</text:p>
          </table:table-cell>
          <table:table-cell table:number-columns-repeated="56"/>
        </table:table-row>
      </table:table>
      <table:named-expressions/>
      <table:database-ranges>
        <table:database-range table:name="__Anonymous_Sheet_DB__0" table:target-range-address="onwn_angles_W2V_300d.A1:onwn_angles_W2V_300d.BS9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2T09:45:46.359861266</dc:date>
    <meta:editing-duration>PT8H14M21S</meta:editing-duration>
    <meta:editing-cycles>2</meta:editing-cycles>
    <meta:generator>LibreOffice/5.2.1.2$Linux_X86_64 LibreOffice_project/31dd62db80d4e60af04904455ec9c9219178d620</meta:generator>
    <meta:document-statistic meta:table-count="1" meta:cell-count="20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Sentence length </text:p>
        </chart:title>
        <chart:plot-area chart:style-name="ch3" table:cell-range-address="onwn_angles_W2V_300d.A1:onwn_angles_W2V_300d.A97" chart:data-source-has-labels="row" svg:x="1.331cm" svg:y="1.275cm" svg:width="14.349cm" svg:height="6.564cm">
          <chartooo:coordinate-region svg:x="1.952cm" svg:y="1.474cm" svg:width="13.728cm" svg:height="5.573cm"/>
          <chart:axis chart:dimension="x" chart:name="primary-x" chart:style-name="ch4">
            <chart:title svg:x="7.76cm" svg:y="8.019cm" chart:style-name="ch5">
              <text:p>Sentence</text:p>
            </chart:title>
          </chart:axis>
          <chart:axis chart:dimension="y" chart:name="primary-y" chart:style-name="ch4">
            <chart:title svg:x="0.451cm" svg:y="5.765cm" chart:style-name="ch6">
              <text:p>Length in words</text:p>
            </chart:title>
            <chart:grid chart:style-name="ch7" chart:class="major"/>
          </chart:axis>
          <chart:series chart:style-name="ch8" chart:values-cell-range-address="onwn_angles_W2V_300d.A2:onwn_angles_W2V_300d.A97" chart:label-cell-address="onwn_angles_W2V_300d.A1:onwn_angles_W2V_300d.A1" chart:class="chart:line">
            <chart:data-point chart:repeated="9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ngth</text:p>
                <draw:g>
                  <svg:desc>onwn_angles_W2V_300d.A1:onwn_angles_W2V_300d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">
                <text:p>21</text:p>
                <draw:g>
                  <svg:desc>onwn_angles_W2V_300d.A2:onwn_angles_W2V_300d.A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31dd62db80d4e60af04904455ec9c9219178d6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36cm" svg:y="0.316cm" chart:style-name="ch2">
          <text:p>Pair-wise word embedding angles by sentence statistics</text:p>
        </chart:title>
        <chart:legend chart:legend-position="end" svg:x="13.148cm" svg:y="3.454cm" style:legend-expansion="high" chart:style-name="ch3"/>
        <chart:plot-area chart:style-name="ch4" table:cell-range-address="onwn_angles_W2V_300d.B1:onwn_angles_W2V_300d.E97" chart:data-source-has-labels="row" svg:x="1.331cm" svg:y="1.275cm" svg:width="11.497cm" svg:height="6.564cm">
          <chartooo:coordinate-region svg:x="2.058cm" svg:y="1.474cm" svg:width="10.631cm" svg:height="5.573cm"/>
          <chart:axis chart:dimension="x" chart:name="primary-x" chart:style-name="ch5">
            <chart:title svg:x="6.334cm" svg:y="8.019cm" chart:style-name="ch6">
              <text:p>Sentence</text:p>
            </chart:title>
          </chart:axis>
          <chart:axis chart:dimension="y" chart:name="primary-y" chart:style-name="ch5">
            <chart:title svg:x="0.451cm" svg:y="5.792cm" chart:style-name="ch7">
              <text:p>Angle in radians</text:p>
            </chart:title>
            <chart:grid chart:style-name="ch8" chart:class="major"/>
          </chart:axis>
          <chart:series chart:style-name="ch9" chart:values-cell-range-address="onwn_angles_W2V_300d.B2:onwn_angles_W2V_300d.B97" chart:label-cell-address="onwn_angles_W2V_300d.B1:onwn_angles_W2V_300d.B1" chart:class="chart:line">
            <chart:data-point chart:repeated="96"/>
          </chart:series>
          <chart:series chart:style-name="ch10" chart:values-cell-range-address="onwn_angles_W2V_300d.C2:onwn_angles_W2V_300d.C97" chart:label-cell-address="onwn_angles_W2V_300d.C1:onwn_angles_W2V_300d.C1" chart:class="chart:line">
            <chart:data-point chart:repeated="96"/>
          </chart:series>
          <chart:series chart:style-name="ch11" chart:values-cell-range-address="onwn_angles_W2V_300d.D2:onwn_angles_W2V_300d.D97" chart:label-cell-address="onwn_angles_W2V_300d.D1:onwn_angles_W2V_300d.D1" chart:class="chart:line">
            <chart:data-point chart:repeated="96"/>
          </chart:series>
          <chart:series chart:style-name="ch12" chart:values-cell-range-address="onwn_angles_W2V_300d.E2:onwn_angles_W2V_300d.E97" chart:label-cell-address="onwn_angles_W2V_300d.E1:onwn_angles_W2V_300d.E1" chart:class="chart:line">
            <chart:data-point chart:repeated="9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</text:p>
                <draw:g>
                  <svg:desc>onwn_angles_W2V_300d.B1:onwn_angles_W2V_300d.B1</svg:desc>
                </draw:g>
              </table:table-cell>
              <table:table-cell office:value-type="string">
                <text:p>Median</text:p>
                <draw:g>
                  <svg:desc>onwn_angles_W2V_300d.C1:onwn_angles_W2V_300d.C1</svg:desc>
                </draw:g>
              </table:table-cell>
              <table:table-cell office:value-type="string">
                <text:p>Maximum</text:p>
                <draw:g>
                  <svg:desc>onwn_angles_W2V_300d.D1:onwn_angles_W2V_300d.D1</svg:desc>
                </draw:g>
              </table:table-cell>
              <table:table-cell office:value-type="string">
                <text:p>Minimum</text:p>
                <draw:g>
                  <svg:desc>onwn_angles_W2V_300d.E1:onwn_angles_W2V_300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546">
                <text:p>1.4546</text:p>
                <draw:g>
                  <svg:desc>onwn_angles_W2V_300d.B2:onwn_angles_W2V_300d.B97</svg:desc>
                </draw:g>
              </table:table-cell>
              <table:table-cell office:value-type="float" office:value="1.488">
                <text:p>1.488</text:p>
                <draw:g>
                  <svg:desc>onwn_angles_W2V_300d.C2:onwn_angles_W2V_300d.C97</svg:desc>
                </draw:g>
              </table:table-cell>
              <table:table-cell office:value-type="float" office:value="1.6935">
                <text:p>1.6935</text:p>
                <draw:g>
                  <svg:desc>onwn_angles_W2V_300d.D2:onwn_angles_W2V_300d.D97</svg:desc>
                </draw:g>
              </table:table-cell>
              <table:table-cell office:value-type="float" office:value="0.5934">
                <text:p>0.5934</text:p>
                <draw:g>
                  <svg:desc>onwn_angles_W2V_300d.E2:onwn_angles_W2V_300d.E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049">
                <text:p>1.5049</text:p>
              </table:table-cell>
              <table:table-cell office:value-type="float" office:value="1.5156">
                <text:p>1.5156</text:p>
              </table:table-cell>
              <table:table-cell office:value-type="float" office:value="1.7507">
                <text:p>1.7507</text:p>
              </table:table-cell>
              <table:table-cell office:value-type="float" office:value="1.1704">
                <text:p>1.1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06">
                <text:p>1.4506</text:p>
              </table:table-cell>
              <table:table-cell office:value-type="float" office:value="1.4537">
                <text:p>1.4537</text:p>
              </table:table-cell>
              <table:table-cell office:value-type="float" office:value="1.6947">
                <text:p>1.6947</text:p>
              </table:table-cell>
              <table:table-cell office:value-type="float" office:value="1.0733">
                <text:p>1.0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08">
                <text:p>1.508</text:p>
              </table:table-cell>
              <table:table-cell office:value-type="float" office:value="1.5496">
                <text:p>1.5496</text:p>
              </table:table-cell>
              <table:table-cell office:value-type="float" office:value="1.8076">
                <text:p>1.8076</text:p>
              </table:table-cell>
              <table:table-cell office:value-type="float" office:value="0.8315">
                <text:p>0.8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526">
                <text:p>1.4526</text:p>
              </table:table-cell>
              <table:table-cell office:value-type="float" office:value="1.4487">
                <text:p>1.4487</text:p>
              </table:table-cell>
              <table:table-cell office:value-type="float" office:value="1.7441">
                <text:p>1.7441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019">
                <text:p>1.5019</text:p>
              </table:table-cell>
              <table:table-cell office:value-type="float" office:value="1.5097">
                <text:p>1.5097</text:p>
              </table:table-cell>
              <table:table-cell office:value-type="float" office:value="1.5901">
                <text:p>1.5901</text:p>
              </table:table-cell>
              <table:table-cell office:value-type="float" office:value="1.3656">
                <text:p>1.3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647">
                <text:p>1.4647</text:p>
              </table:table-cell>
              <table:table-cell office:value-type="float" office:value="1.4857">
                <text:p>1.4857</text:p>
              </table:table-cell>
              <table:table-cell office:value-type="float" office:value="1.7998">
                <text:p>1.7998</text:p>
              </table:table-cell>
              <table:table-cell office:value-type="float" office:value="1.0239">
                <text:p>1.02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618">
                <text:p>1.4618</text:p>
              </table:table-cell>
              <table:table-cell office:value-type="float" office:value="1.4744">
                <text:p>1.4744</text:p>
              </table:table-cell>
              <table:table-cell office:value-type="float" office:value="1.6785">
                <text:p>1.6785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081">
                <text:p>1.4081</text:p>
              </table:table-cell>
              <table:table-cell office:value-type="float" office:value="1.4412">
                <text:p>1.4412</text:p>
              </table:table-cell>
              <table:table-cell office:value-type="float" office:value="1.5502">
                <text:p>1.5502</text:p>
              </table:table-cell>
              <table:table-cell office:value-type="float" office:value="0.8371">
                <text:p>0.8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02">
                <text:p>1.502</text:p>
              </table:table-cell>
              <table:table-cell office:value-type="float" office:value="1.5294">
                <text:p>1.5294</text:p>
              </table:table-cell>
              <table:table-cell office:value-type="float" office:value="1.6835">
                <text:p>1.6835</text:p>
              </table:table-cell>
              <table:table-cell office:value-type="float" office:value="1.2624">
                <text:p>1.26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924">
                <text:p>1.4924</text:p>
              </table:table-cell>
              <table:table-cell office:value-type="float" office:value="1.5089">
                <text:p>1.5089</text:p>
              </table:table-cell>
              <table:table-cell office:value-type="float" office:value="1.7735">
                <text:p>1.7735</text:p>
              </table:table-cell>
              <table:table-cell office:value-type="float" office:value="1.2633">
                <text:p>1.2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818">
                <text:p>1.4818</text:p>
              </table:table-cell>
              <table:table-cell office:value-type="float" office:value="1.5064">
                <text:p>1.5064</text:p>
              </table:table-cell>
              <table:table-cell office:value-type="float" office:value="1.6131">
                <text:p>1.6131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4666">
                <text:p>1.4666</text:p>
              </table:table-cell>
              <table:table-cell office:value-type="float" office:value="1.4609">
                <text:p>1.4609</text:p>
              </table:table-cell>
              <table:table-cell office:value-type="float" office:value="1.6484">
                <text:p>1.6484</text:p>
              </table:table-cell>
              <table:table-cell office:value-type="float" office:value="1.2973">
                <text:p>1.2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999">
                <text:p>1.4999</text:p>
              </table:table-cell>
              <table:table-cell office:value-type="float" office:value="1.4773">
                <text:p>1.4773</text:p>
              </table:table-cell>
              <table:table-cell office:value-type="float" office:value="1.8489">
                <text:p>1.8489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624">
                <text:p>1.4624</text:p>
              </table:table-cell>
              <table:table-cell office:value-type="float" office:value="1.4806">
                <text:p>1.4806</text:p>
              </table:table-cell>
              <table:table-cell office:value-type="float" office:value="1.7441">
                <text:p>1.7441</text:p>
              </table:table-cell>
              <table:table-cell office:value-type="float" office:value="1.0925">
                <text:p>1.09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909">
                <text:p>1.4909</text:p>
              </table:table-cell>
              <table:table-cell office:value-type="float" office:value="1.5011">
                <text:p>1.5011</text:p>
              </table:table-cell>
              <table:table-cell office:value-type="float" office:value="1.7635">
                <text:p>1.7635</text:p>
              </table:table-cell>
              <table:table-cell office:value-type="float" office:value="1.0704">
                <text:p>1.0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97">
                <text:p>1.4797</text:p>
              </table:table-cell>
              <table:table-cell office:value-type="float" office:value="1.4961">
                <text:p>1.4961</text:p>
              </table:table-cell>
              <table:table-cell office:value-type="float" office:value="1.854">
                <text:p>1.854</text:p>
              </table:table-cell>
              <table:table-cell office:value-type="float" office:value="0.9459">
                <text:p>0.9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36">
                <text:p>1.436</text:p>
              </table:table-cell>
              <table:table-cell office:value-type="float" office:value="1.4465">
                <text:p>1.4465</text:p>
              </table:table-cell>
              <table:table-cell office:value-type="float" office:value="1.6536">
                <text:p>1.6536</text:p>
              </table:table-cell>
              <table:table-cell office:value-type="float" office:value="1.2103">
                <text:p>1.21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528">
                <text:p>1.4528</text:p>
              </table:table-cell>
              <table:table-cell office:value-type="float" office:value="1.4629">
                <text:p>1.4629</text:p>
              </table:table-cell>
              <table:table-cell office:value-type="float" office:value="1.5878">
                <text:p>1.5878</text:p>
              </table:table-cell>
              <table:table-cell office:value-type="float" office:value="1.2825">
                <text:p>1.2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832">
                <text:p>1.3832</text:p>
              </table:table-cell>
              <table:table-cell office:value-type="float" office:value="1.4057">
                <text:p>1.4057</text:p>
              </table:table-cell>
              <table:table-cell office:value-type="float" office:value="1.5135">
                <text:p>1.5135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84">
                <text:p>1.484</text:p>
              </table:table-cell>
              <table:table-cell office:value-type="float" office:value="1.4431">
                <text:p>1.4431</text:p>
              </table:table-cell>
              <table:table-cell office:value-type="float" office:value="1.7098">
                <text:p>1.7098</text:p>
              </table:table-cell>
              <table:table-cell office:value-type="float" office:value="1.3678">
                <text:p>1.36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432">
                <text:p>1.4432</text:p>
              </table:table-cell>
              <table:table-cell office:value-type="float" office:value="1.3971">
                <text:p>1.3971</text:p>
              </table:table-cell>
              <table:table-cell office:value-type="float" office:value="1.8731">
                <text:p>1.8731</text:p>
              </table:table-cell>
              <table:table-cell office:value-type="float" office:value="1.1774">
                <text:p>1.17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4389">
                <text:p>1.4389</text:p>
              </table:table-cell>
              <table:table-cell office:value-type="float" office:value="1.4546">
                <text:p>1.4546</text:p>
              </table:table-cell>
              <table:table-cell office:value-type="float" office:value="1.7441">
                <text:p>1.7441</text:p>
              </table:table-cell>
              <table:table-cell office:value-type="float" office:value="1.0924">
                <text:p>1.09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924">
                <text:p>1.3924</text:p>
              </table:table-cell>
              <table:table-cell office:value-type="float" office:value="1.3786">
                <text:p>1.3786</text:p>
              </table:table-cell>
              <table:table-cell office:value-type="float" office:value="1.4222">
                <text:p>1.4222</text:p>
              </table:table-cell>
              <table:table-cell office:value-type="float" office:value="1.3765">
                <text:p>1.37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56">
                <text:p>1.4456</text:p>
              </table:table-cell>
              <table:table-cell office:value-type="float" office:value="1.4608">
                <text:p>1.4608</text:p>
              </table:table-cell>
              <table:table-cell office:value-type="float" office:value="1.792">
                <text:p>1.792</text:p>
              </table:table-cell>
              <table:table-cell office:value-type="float" office:value="1.0059">
                <text:p>1.0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4581">
                <text:p>1.4581</text:p>
              </table:table-cell>
              <table:table-cell office:value-type="float" office:value="1.4993">
                <text:p>1.4993</text:p>
              </table:table-cell>
              <table:table-cell office:value-type="float" office:value="1.7899">
                <text:p>1.7899</text:p>
              </table:table-cell>
              <table:table-cell office:value-type="float" office:value="1.1735">
                <text:p>1.17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759">
                <text:p>1.4759</text:p>
              </table:table-cell>
              <table:table-cell office:value-type="float" office:value="1.5014">
                <text:p>1.5014</text:p>
              </table:table-cell>
              <table:table-cell office:value-type="float" office:value="1.6274">
                <text:p>1.6274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175">
                <text:p>1.4175</text:p>
              </table:table-cell>
              <table:table-cell office:value-type="float" office:value="1.4367">
                <text:p>1.4367</text:p>
              </table:table-cell>
              <table:table-cell office:value-type="float" office:value="1.7441">
                <text:p>1.7441</text:p>
              </table:table-cell>
              <table:table-cell office:value-type="float" office:value="1.0727">
                <text:p>1.07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759">
                <text:p>1.4759</text:p>
              </table:table-cell>
              <table:table-cell office:value-type="float" office:value="1.5014">
                <text:p>1.5014</text:p>
              </table:table-cell>
              <table:table-cell office:value-type="float" office:value="1.6274">
                <text:p>1.6274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5187">
                <text:p>1.5187</text:p>
              </table:table-cell>
              <table:table-cell office:value-type="float" office:value="1.5571">
                <text:p>1.5571</text:p>
              </table:table-cell>
              <table:table-cell office:value-type="float" office:value="1.8223">
                <text:p>1.8223</text:p>
              </table:table-cell>
              <table:table-cell office:value-type="float" office:value="1.0921">
                <text:p>1.09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576">
                <text:p>1.4576</text:p>
              </table:table-cell>
              <table:table-cell office:value-type="float" office:value="1.477">
                <text:p>1.477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759">
                <text:p>1.4759</text:p>
              </table:table-cell>
              <table:table-cell office:value-type="float" office:value="1.5014">
                <text:p>1.5014</text:p>
              </table:table-cell>
              <table:table-cell office:value-type="float" office:value="1.6274">
                <text:p>1.6274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5138">
                <text:p>1.5138</text:p>
              </table:table-cell>
              <table:table-cell office:value-type="float" office:value="1.4889">
                <text:p>1.4889</text:p>
              </table:table-cell>
              <table:table-cell office:value-type="float" office:value="1.7507">
                <text:p>1.7507</text:p>
              </table:table-cell>
              <table:table-cell office:value-type="float" office:value="1.3972">
                <text:p>1.3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578">
                <text:p>1.4578</text:p>
              </table:table-cell>
              <table:table-cell office:value-type="float" office:value="1.4708">
                <text:p>1.4708</text:p>
              </table:table-cell>
              <table:table-cell office:value-type="float" office:value="1.7441">
                <text:p>1.7441</text:p>
              </table:table-cell>
              <table:table-cell office:value-type="float" office:value="0.9074">
                <text:p>0.907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5149">
                <text:p>1.5149</text:p>
              </table:table-cell>
              <table:table-cell office:value-type="float" office:value="1.5196">
                <text:p>1.5196</text:p>
              </table:table-cell>
              <table:table-cell office:value-type="float" office:value="1.8557">
                <text:p>1.8557</text:p>
              </table:table-cell>
              <table:table-cell office:value-type="float" office:value="1.2011">
                <text:p>1.20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885">
                <text:p>1.5885</text:p>
              </table:table-cell>
              <table:table-cell office:value-type="float" office:value="1.5372">
                <text:p>1.5372</text:p>
              </table:table-cell>
              <table:table-cell office:value-type="float" office:value="1.7244">
                <text:p>1.7244</text:p>
              </table:table-cell>
              <table:table-cell office:value-type="float" office:value="1.5039">
                <text:p>1.5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329">
                <text:p>1.4329</text:p>
              </table:table-cell>
              <table:table-cell office:value-type="float" office:value="1.462">
                <text:p>1.462</text:p>
              </table:table-cell>
              <table:table-cell office:value-type="float" office:value="1.7441">
                <text:p>1.7441</text:p>
              </table:table-cell>
              <table:table-cell office:value-type="float" office:value="0.9319">
                <text:p>0.93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6521">
                <text:p>1.6521</text:p>
              </table:table-cell>
              <table:table-cell office:value-type="float" office:value="1.7451">
                <text:p>1.7451</text:p>
              </table:table-cell>
              <table:table-cell office:value-type="float" office:value="1.8536">
                <text:p>1.8536</text:p>
              </table:table-cell>
              <table:table-cell office:value-type="float" office:value="1.2155">
                <text:p>1.2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498">
                <text:p>1.4498</text:p>
              </table:table-cell>
              <table:table-cell office:value-type="float" office:value="1.4674">
                <text:p>1.4674</text:p>
              </table:table-cell>
              <table:table-cell office:value-type="float" office:value="1.7441">
                <text:p>1.7441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627">
                <text:p>1.4627</text:p>
              </table:table-cell>
              <table:table-cell office:value-type="float" office:value="1.5318">
                <text:p>1.5318</text:p>
              </table:table-cell>
              <table:table-cell office:value-type="float" office:value="1.7896">
                <text:p>1.7896</text:p>
              </table:table-cell>
              <table:table-cell office:value-type="float" office:value="0.9844">
                <text:p>0.9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874">
                <text:p>1.3874</text:p>
              </table:table-cell>
              <table:table-cell office:value-type="float" office:value="1.3997">
                <text:p>1.3997</text:p>
              </table:table-cell>
              <table:table-cell office:value-type="float" office:value="1.7441">
                <text:p>1.7441</text:p>
              </table:table-cell>
              <table:table-cell office:value-type="float" office:value="1.1704">
                <text:p>1.17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329">
                <text:p>1.4329</text:p>
              </table:table-cell>
              <table:table-cell office:value-type="float" office:value="1.462">
                <text:p>1.462</text:p>
              </table:table-cell>
              <table:table-cell office:value-type="float" office:value="1.7441">
                <text:p>1.7441</text:p>
              </table:table-cell>
              <table:table-cell office:value-type="float" office:value="0.9319">
                <text:p>0.93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491">
                <text:p>1.4491</text:p>
              </table:table-cell>
              <table:table-cell office:value-type="float" office:value="1.4539">
                <text:p>1.4539</text:p>
              </table:table-cell>
              <table:table-cell office:value-type="float" office:value="1.7441">
                <text:p>1.7441</text:p>
              </table:table-cell>
              <table:table-cell office:value-type="float" office:value="1.0859">
                <text:p>1.08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799">
                <text:p>1.4799</text:p>
              </table:table-cell>
              <table:table-cell office:value-type="float" office:value="1.4609">
                <text:p>1.4609</text:p>
              </table:table-cell>
              <table:table-cell office:value-type="float" office:value="1.6506">
                <text:p>1.6506</text:p>
              </table:table-cell>
              <table:table-cell office:value-type="float" office:value="1.3833">
                <text:p>1.38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076">
                <text:p>1.4076</text:p>
              </table:table-cell>
              <table:table-cell office:value-type="float" office:value="1.4457">
                <text:p>1.4457</text:p>
              </table:table-cell>
              <table:table-cell office:value-type="float" office:value="1.6023">
                <text:p>1.602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784">
                <text:p>1.4784</text:p>
              </table:table-cell>
              <table:table-cell office:value-type="float" office:value="1.4659">
                <text:p>1.4659</text:p>
              </table:table-cell>
              <table:table-cell office:value-type="float" office:value="1.6289">
                <text:p>1.6289</text:p>
              </table:table-cell>
              <table:table-cell office:value-type="float" office:value="1.3075">
                <text:p>1.3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087">
                <text:p>1.4087</text:p>
              </table:table-cell>
              <table:table-cell office:value-type="float" office:value="1.4236">
                <text:p>1.4236</text:p>
              </table:table-cell>
              <table:table-cell office:value-type="float" office:value="1.5642">
                <text:p>1.5642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095">
                <text:p>1.5095</text:p>
              </table:table-cell>
              <table:table-cell office:value-type="float" office:value="1.5189">
                <text:p>1.5189</text:p>
              </table:table-cell>
              <table:table-cell office:value-type="float" office:value="1.7507">
                <text:p>1.7507</text:p>
              </table:table-cell>
              <table:table-cell office:value-type="float" office:value="1.2891">
                <text:p>1.28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138">
                <text:p>1.4138</text:p>
              </table:table-cell>
              <table:table-cell office:value-type="float" office:value="1.4101">
                <text:p>1.4101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262">
                <text:p>1.5262</text:p>
              </table:table-cell>
              <table:table-cell office:value-type="float" office:value="1.5414">
                <text:p>1.5414</text:p>
              </table:table-cell>
              <table:table-cell office:value-type="float" office:value="1.7663">
                <text:p>1.7663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188">
                <text:p>1.4188</text:p>
              </table:table-cell>
              <table:table-cell office:value-type="float" office:value="1.3966">
                <text:p>1.3966</text:p>
              </table:table-cell>
              <table:table-cell office:value-type="float" office:value="1.5989">
                <text:p>1.5989</text:p>
              </table:table-cell>
              <table:table-cell office:value-type="float" office:value="1.2252">
                <text:p>1.22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244">
                <text:p>1.4244</text:p>
              </table:table-cell>
              <table:table-cell office:value-type="float" office:value="1.4547">
                <text:p>1.4547</text:p>
              </table:table-cell>
              <table:table-cell office:value-type="float" office:value="1.6848">
                <text:p>1.6848</text:p>
              </table:table-cell>
              <table:table-cell office:value-type="float" office:value="1.0685">
                <text:p>1.0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5405">
                <text:p>1.5405</text:p>
              </table:table-cell>
              <table:table-cell office:value-type="float" office:value="1.5418">
                <text:p>1.5418</text:p>
              </table:table-cell>
              <table:table-cell office:value-type="float" office:value="1.8329">
                <text:p>1.8329</text:p>
              </table:table-cell>
              <table:table-cell office:value-type="float" office:value="1.3436">
                <text:p>1.34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329">
                <text:p>1.4329</text:p>
              </table:table-cell>
              <table:table-cell office:value-type="float" office:value="1.462">
                <text:p>1.462</text:p>
              </table:table-cell>
              <table:table-cell office:value-type="float" office:value="1.7441">
                <text:p>1.7441</text:p>
              </table:table-cell>
              <table:table-cell office:value-type="float" office:value="0.9319">
                <text:p>0.93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5273">
                <text:p>1.5273</text:p>
              </table:table-cell>
              <table:table-cell office:value-type="float" office:value="1.529">
                <text:p>1.529</text:p>
              </table:table-cell>
              <table:table-cell office:value-type="float" office:value="1.7989">
                <text:p>1.7989</text:p>
              </table:table-cell>
              <table:table-cell office:value-type="float" office:value="1.2413">
                <text:p>1.2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163">
                <text:p>1.3163</text:p>
              </table:table-cell>
              <table:table-cell office:value-type="float" office:value="1.2961">
                <text:p>1.2961</text:p>
              </table:table-cell>
              <table:table-cell office:value-type="float" office:value="1.4387">
                <text:p>1.4387</text:p>
              </table:table-cell>
              <table:table-cell office:value-type="float" office:value="1.1696">
                <text:p>1.16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5319">
                <text:p>1.5319</text:p>
              </table:table-cell>
              <table:table-cell office:value-type="float" office:value="1.5125">
                <text:p>1.5125</text:p>
              </table:table-cell>
              <table:table-cell office:value-type="float" office:value="1.6682">
                <text:p>1.6682</text:p>
              </table:table-cell>
              <table:table-cell office:value-type="float" office:value="1.3992">
                <text:p>1.39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387">
                <text:p>1.4387</text:p>
              </table:table-cell>
              <table:table-cell office:value-type="float" office:value="1.4604">
                <text:p>1.4604</text:p>
              </table:table-cell>
              <table:table-cell office:value-type="float" office:value="1.5589">
                <text:p>1.5589</text:p>
              </table:table-cell>
              <table:table-cell office:value-type="float" office:value="1.2969">
                <text:p>1.29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742">
                <text:p>1.4742</text:p>
              </table:table-cell>
              <table:table-cell office:value-type="float" office:value="1.5228">
                <text:p>1.5228</text:p>
              </table:table-cell>
              <table:table-cell office:value-type="float" office:value="1.6721">
                <text:p>1.672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467">
                <text:p>1.4467</text:p>
              </table:table-cell>
              <table:table-cell office:value-type="float" office:value="1.4798">
                <text:p>1.4798</text:p>
              </table:table-cell>
              <table:table-cell office:value-type="float" office:value="1.7088">
                <text:p>1.7088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913">
                <text:p>1.4913</text:p>
              </table:table-cell>
              <table:table-cell office:value-type="float" office:value="1.4884">
                <text:p>1.4884</text:p>
              </table:table-cell>
              <table:table-cell office:value-type="float" office:value="1.6643">
                <text:p>1.6643</text:p>
              </table:table-cell>
              <table:table-cell office:value-type="float" office:value="1.3297">
                <text:p>1.32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4265">
                <text:p>1.4265</text:p>
              </table:table-cell>
              <table:table-cell office:value-type="float" office:value="1.4454">
                <text:p>1.4454</text:p>
              </table:table-cell>
              <table:table-cell office:value-type="float" office:value="1.7441">
                <text:p>1.7441</text:p>
              </table:table-cell>
              <table:table-cell office:value-type="float" office:value="1.2024">
                <text:p>1.20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4614">
                <text:p>1.4614</text:p>
              </table:table-cell>
              <table:table-cell office:value-type="float" office:value="1.4695">
                <text:p>1.4695</text:p>
              </table:table-cell>
              <table:table-cell office:value-type="float" office:value="1.6497">
                <text:p>1.6497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831">
                <text:p>1.3831</text:p>
              </table:table-cell>
              <table:table-cell office:value-type="float" office:value="1.4613">
                <text:p>1.4613</text:p>
              </table:table-cell>
              <table:table-cell office:value-type="float" office:value="1.662">
                <text:p>1.662</text:p>
              </table:table-cell>
              <table:table-cell office:value-type="float" office:value="0.8423">
                <text:p>0.84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647">
                <text:p>1.5647</text:p>
              </table:table-cell>
              <table:table-cell office:value-type="float" office:value="1.5597">
                <text:p>1.5597</text:p>
              </table:table-cell>
              <table:table-cell office:value-type="float" office:value="1.7441">
                <text:p>1.7441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399">
                <text:p>1.4399</text:p>
              </table:table-cell>
              <table:table-cell office:value-type="float" office:value="1.47">
                <text:p>1.47</text:p>
              </table:table-cell>
              <table:table-cell office:value-type="float" office:value="1.7058">
                <text:p>1.7058</text:p>
              </table:table-cell>
              <table:table-cell office:value-type="float" office:value="1.0944">
                <text:p>1.0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737">
                <text:p>1.4737</text:p>
              </table:table-cell>
              <table:table-cell office:value-type="float" office:value="1.4739">
                <text:p>1.4739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4851">
                <text:p>1.4851</text:p>
              </table:table-cell>
              <table:table-cell office:value-type="float" office:value="1.4759">
                <text:p>1.4759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4213">
                <text:p>1.4213</text:p>
              </table:table-cell>
              <table:table-cell office:value-type="float" office:value="1.457">
                <text:p>1.457</text:p>
              </table:table-cell>
              <table:table-cell office:value-type="float" office:value="1.5525">
                <text:p>1.5525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4251">
                <text:p>1.4251</text:p>
              </table:table-cell>
              <table:table-cell office:value-type="float" office:value="1.4594">
                <text:p>1.4594</text:p>
              </table:table-cell>
              <table:table-cell office:value-type="float" office:value="1.6463">
                <text:p>1.6463</text:p>
              </table:table-cell>
              <table:table-cell office:value-type="float" office:value="1.1137">
                <text:p>1.11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792">
                <text:p>1.3792</text:p>
              </table:table-cell>
              <table:table-cell office:value-type="float" office:value="1.4454">
                <text:p>1.4454</text:p>
              </table:table-cell>
              <table:table-cell office:value-type="float" office:value="1.5662">
                <text:p>1.5662</text:p>
              </table:table-cell>
              <table:table-cell office:value-type="float" office:value="0.7584">
                <text:p>0.75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846">
                <text:p>1.4846</text:p>
              </table:table-cell>
              <table:table-cell office:value-type="float" office:value="1.4708">
                <text:p>1.4708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038">
                <text:p>1.5038</text:p>
              </table:table-cell>
              <table:table-cell office:value-type="float" office:value="1.4915">
                <text:p>1.4915</text:p>
              </table:table-cell>
              <table:table-cell office:value-type="float" office:value="1.7088">
                <text:p>1.7088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886">
                <text:p>1.4886</text:p>
              </table:table-cell>
              <table:table-cell office:value-type="float" office:value="1.5235">
                <text:p>1.5235</text:p>
              </table:table-cell>
              <table:table-cell office:value-type="float" office:value="1.7441">
                <text:p>1.7441</text:p>
              </table:table-cell>
              <table:table-cell office:value-type="float" office:value="1.2024">
                <text:p>1.20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085">
                <text:p>1.4085</text:p>
              </table:table-cell>
              <table:table-cell office:value-type="float" office:value="1.4573">
                <text:p>1.4573</text:p>
              </table:table-cell>
              <table:table-cell office:value-type="float" office:value="1.558">
                <text:p>1.558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4411">
                <text:p>1.4411</text:p>
              </table:table-cell>
              <table:table-cell office:value-type="float" office:value="1.4443">
                <text:p>1.4443</text:p>
              </table:table-cell>
              <table:table-cell office:value-type="float" office:value="1.5334">
                <text:p>1.5334</text:p>
              </table:table-cell>
              <table:table-cell office:value-type="float" office:value="1.3807">
                <text:p>1.38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143">
                <text:p>1.4143</text:p>
              </table:table-cell>
              <table:table-cell office:value-type="float" office:value="1.4238">
                <text:p>1.4238</text:p>
              </table:table-cell>
              <table:table-cell office:value-type="float" office:value="1.6292">
                <text:p>1.6292</text:p>
              </table:table-cell>
              <table:table-cell office:value-type="float" office:value="1.1974">
                <text:p>1.197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461">
                <text:p>1.461</text:p>
              </table:table-cell>
              <table:table-cell office:value-type="float" office:value="1.4739">
                <text:p>1.4739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209">
                <text:p>1.5209</text:p>
              </table:table-cell>
              <table:table-cell office:value-type="float" office:value="1.5419">
                <text:p>1.5419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019">
                <text:p>1.5019</text:p>
              </table:table-cell>
              <table:table-cell office:value-type="float" office:value="1.5194">
                <text:p>1.5194</text:p>
              </table:table-cell>
              <table:table-cell office:value-type="float" office:value="1.5242">
                <text:p>1.5242</text:p>
              </table:table-cell>
              <table:table-cell office:value-type="float" office:value="1.462">
                <text:p>1.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102">
                <text:p>1.5102</text:p>
              </table:table-cell>
              <table:table-cell office:value-type="float" office:value="1.5312">
                <text:p>1.5312</text:p>
              </table:table-cell>
              <table:table-cell office:value-type="float" office:value="1.7441">
                <text:p>1.7441</text:p>
              </table:table-cell>
              <table:table-cell office:value-type="float" office:value="1.3437">
                <text:p>1.34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691">
                <text:p>1.4691</text:p>
              </table:table-cell>
              <table:table-cell office:value-type="float" office:value="1.4778">
                <text:p>1.4778</text:p>
              </table:table-cell>
              <table:table-cell office:value-type="float" office:value="1.5255">
                <text:p>1.5255</text:p>
              </table:table-cell>
              <table:table-cell office:value-type="float" office:value="1.4039">
                <text:p>1.40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539">
                <text:p>1.5539</text:p>
              </table:table-cell>
              <table:table-cell office:value-type="float" office:value="1.5074">
                <text:p>1.5074</text:p>
              </table:table-cell>
              <table:table-cell office:value-type="float" office:value="1.7093">
                <text:p>1.7093</text:p>
              </table:table-cell>
              <table:table-cell office:value-type="float" office:value="1.4431">
                <text:p>1.44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5372">
                <text:p>1.5372</text:p>
              </table:table-cell>
              <table:table-cell office:value-type="float" office:value="1.6286">
                <text:p>1.6286</text:p>
              </table:table-cell>
              <table:table-cell office:value-type="float" office:value="1.7507">
                <text:p>1.7507</text:p>
              </table:table-cell>
              <table:table-cell office:value-type="float" office:value="1.2322">
                <text:p>1.2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461">
                <text:p>1.461</text:p>
              </table:table-cell>
              <table:table-cell office:value-type="float" office:value="1.4739">
                <text:p>1.4739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5845">
                <text:p>1.5845</text:p>
              </table:table-cell>
              <table:table-cell office:value-type="float" office:value="1.5908">
                <text:p>1.5908</text:p>
              </table:table-cell>
              <table:table-cell office:value-type="float" office:value="1.7128">
                <text:p>1.7128</text:p>
              </table:table-cell>
              <table:table-cell office:value-type="float" office:value="1.4907">
                <text:p>1.4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137">
                <text:p>1.4137</text:p>
              </table:table-cell>
              <table:table-cell office:value-type="float" office:value="1.4512">
                <text:p>1.4512</text:p>
              </table:table-cell>
              <table:table-cell office:value-type="float" office:value="1.6068">
                <text:p>1.6068</text:p>
              </table:table-cell>
              <table:table-cell office:value-type="float" office:value="1.0554">
                <text:p>1.05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988">
                <text:p>1.4988</text:p>
              </table:table-cell>
              <table:table-cell office:value-type="float" office:value="1.5216">
                <text:p>1.5216</text:p>
              </table:table-cell>
              <table:table-cell office:value-type="float" office:value="1.6811">
                <text:p>1.6811</text:p>
              </table:table-cell>
              <table:table-cell office:value-type="float" office:value="1.2655">
                <text:p>1.26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666">
                <text:p>1.4666</text:p>
              </table:table-cell>
              <table:table-cell office:value-type="float" office:value="1.4968">
                <text:p>1.4968</text:p>
              </table:table-cell>
              <table:table-cell office:value-type="float" office:value="1.6476">
                <text:p>1.6476</text:p>
              </table:table-cell>
              <table:table-cell office:value-type="float" office:value="1.2791">
                <text:p>1.2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61">
                <text:p>1.461</text:p>
              </table:table-cell>
              <table:table-cell office:value-type="float" office:value="1.4739">
                <text:p>1.4739</text:p>
              </table:table-cell>
              <table:table-cell office:value-type="float" office:value="1.7441">
                <text:p>1.7441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278">
                <text:p>1.4278</text:p>
              </table:table-cell>
              <table:table-cell office:value-type="float" office:value="1.4588">
                <text:p>1.4588</text:p>
              </table:table-cell>
              <table:table-cell office:value-type="float" office:value="1.6027">
                <text:p>1.6027</text:p>
              </table:table-cell>
              <table:table-cell office:value-type="float" office:value="1.1537">
                <text:p>1.15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799">
                <text:p>1.5799</text:p>
              </table:table-cell>
              <table:table-cell office:value-type="float" office:value="1.6018">
                <text:p>1.6018</text:p>
              </table:table-cell>
              <table:table-cell office:value-type="float" office:value="1.7256">
                <text:p>1.7256</text:p>
              </table:table-cell>
              <table:table-cell office:value-type="float" office:value="1.4123">
                <text:p>1.41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424">
                <text:p>1.424</text:p>
              </table:table-cell>
              <table:table-cell office:value-type="float" office:value="1.3994">
                <text:p>1.3994</text:p>
              </table:table-cell>
              <table:table-cell office:value-type="float" office:value="1.599">
                <text:p>1.599</text:p>
              </table:table-cell>
              <table:table-cell office:value-type="float" office:value="1.2732">
                <text:p>1.27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4475">
                <text:p>1.4475</text:p>
              </table:table-cell>
              <table:table-cell office:value-type="float" office:value="1.4641">
                <text:p>1.4641</text:p>
              </table:table-cell>
              <table:table-cell office:value-type="float" office:value="1.6123">
                <text:p>1.6123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4475">
                <text:p>1.4475</text:p>
              </table:table-cell>
              <table:table-cell office:value-type="float" office:value="1.4641">
                <text:p>1.4641</text:p>
              </table:table-cell>
              <table:table-cell office:value-type="float" office:value="1.6123">
                <text:p>1.6123</text:p>
              </table:table-cell>
              <table:table-cell office:value-type="float" office:value="1.1901">
                <text:p>1.19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4154">
                <text:p>1.4154</text:p>
              </table:table-cell>
              <table:table-cell office:value-type="float" office:value="1.4054">
                <text:p>1.4054</text:p>
              </table:table-cell>
              <table:table-cell office:value-type="float" office:value="1.6597">
                <text:p>1.6597</text:p>
              </table:table-cell>
              <table:table-cell office:value-type="float" office:value="1.1802">
                <text:p>1.1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1.2$Linux_X86_64 LibreOffice_project/31dd62db80d4e60af04904455ec9c9219178d6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